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3">
    </style:style>
    <style:style style:name="P25" style:family="paragraph" style:parent-style-name="Text_20_body" style:list-style-name="L4">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style>
    <style:style style:name="P131" style:family="paragraph" style:parent-style-name="Text_20_body" style:list-style-name="L5">
    </style:style>
    <style:style style:name="P132" style:family="paragraph" style:parent-style-name="Table_20_Heading">
      <style:paragraph-properties fo:text-align="center" style:justify-single-word="false"/>
    </style:style>
    <style:style style:name="P133" style:family="paragraph" style:parent-style-name="Table_20_Heading">
      <style:paragraph-properties fo:text-align="center" style:justify-single-word="false"/>
    </style:style>
    <style:style style:name="P134" style:family="paragraph" style:parent-style-name="Table_20_Heading">
      <style:paragraph-properties fo:text-align="center" style:justify-single-word="false"/>
    </style:style>
    <style:style style:name="P135" style:family="paragraph" style:parent-style-name="Table_20_Heading">
      <style:paragraph-properties fo:text-align="center" style:justify-single-word="false"/>
    </style:style>
    <style:style style:name="P136" style:family="paragraph" style:parent-style-name="Table_20_Heading">
      <style:paragraph-properties fo:text-align="center" style:justify-single-word="false"/>
    </style:style>
    <style:style style:name="P137" style:family="paragraph" style:parent-style-name="Table_20_Heading">
      <style:paragraph-properties fo:text-align="center" style:justify-single-word="false"/>
    </style:style>
    <style:style style:name="P138" style:family="paragraph" style:parent-style-name="Table_20_Heading">
      <style:paragraph-properties fo:text-align="center" style:justify-single-word="false"/>
    </style:style>
    <style:style style:name="P139" style:family="paragraph" style:parent-style-name="Table_20_Heading">
      <style:paragraph-properties fo:text-align="center" style:justify-single-word="false"/>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style>
    <style:style style:name="P176" style:family="paragraph" style:parent-style-name="Table_20_Contents">
      <style:paragraph-properties fo:text-align="center" style:justify-single-word="false"/>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style>
    <style:style style:name="P182" style:family="paragraph" style:parent-style-name="Table_20_Contents">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style>
    <style:style style:name="P194" style:family="paragraph" style:parent-style-name="Table_20_Contents">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able_20_Contents">
      <style:paragraph-properties fo:text-align="center" style:justify-single-word="false"/>
    </style:style>
    <style:style style:name="P199" style:family="paragraph" style:parent-style-name="Table_20_Contents">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style>
    <style:style style:name="P202" style:family="paragraph" style:parent-style-name="Table_20_Contents">
      <style:paragraph-properties fo:text-align="center" style:justify-single-word="false"/>
    </style:style>
    <style:style style:name="P203" style:family="paragraph" style:parent-style-name="Table_20_Contents">
      <style:paragraph-properties fo:text-align="center" style:justify-single-word="false"/>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style>
    <style:style style:name="P214" style:family="paragraph" style:parent-style-name="Table_20_Contents">
      <style:paragraph-properties fo:text-align="center" style:justify-single-word="false"/>
    </style:style>
    <style:style style:name="P215" style:family="paragraph" style:parent-style-name="Table_20_Contents">
      <style:paragraph-properties fo:text-align="center" style:justify-single-word="false"/>
    </style:style>
    <style:style style:name="P216" style:family="paragraph" style:parent-style-name="Table_20_Contents">
      <style:paragraph-properties fo:text-align="center" style:justify-single-word="false"/>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Table_20_Contents">
      <style:paragraph-properties fo:text-align="center" style:justify-single-word="false"/>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style>
    <style:style style:name="P237" style:family="paragraph" style:parent-style-name="Table_20_Contents">
      <style:paragraph-properties fo:text-align="center" style:justify-single-word="false"/>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style>
    <style:style style:name="P241" style:family="paragraph" style:parent-style-name="Table_20_Contents">
      <style:paragraph-properties fo:text-align="center" style:justify-single-word="false"/>
    </style:style>
    <style:style style:name="P242" style:family="paragraph" style:parent-style-name="Table_20_Contents">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style>
    <style:style style:name="P247" style:family="paragraph" style:parent-style-name="Table_20_Contents">
      <style:paragraph-properties fo:text-align="center" style:justify-single-word="false"/>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style>
    <style:style style:name="P270" style:family="paragraph" style:parent-style-name="Table_20_Contents">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style>
    <style:style style:name="P277" style:family="paragraph" style:parent-style-name="Table_20_Contents">
      <style:paragraph-properties fo:text-align="center" style:justify-single-word="false"/>
    </style:style>
    <style:style style:name="P278" style:family="paragraph" style:parent-style-name="Table_20_Contents">
      <style:paragraph-properties fo:text-align="center" style:justify-single-word="false"/>
    </style:style>
    <style:style style:name="P279" style:family="paragraph" style:parent-style-name="Table_20_Contents">
      <style:paragraph-properties fo:text-align="center" style:justify-single-word="false"/>
    </style:style>
    <style:style style:name="P280" style:family="paragraph" style:parent-style-name="Table_20_Contents">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Table_20_Contents">
      <style:paragraph-properties fo:text-align="center" style:justify-single-word="false"/>
    </style:style>
    <style:style style:name="P287" style:family="paragraph" style:parent-style-name="Table_20_Contents">
      <style:paragraph-properties fo:text-align="center" style:justify-single-word="false"/>
    </style:style>
    <style:style style:name="P288" style:family="paragraph" style:parent-style-name="Table_20_Contents">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Table_20_Contents">
      <style:paragraph-properties fo:text-align="center" style:justify-single-word="false"/>
    </style:style>
    <style:style style:name="P296" style:family="paragraph" style:parent-style-name="Table_20_Contents">
      <style:paragraph-properties fo:text-align="center" style:justify-single-word="false"/>
    </style:style>
    <style:style style:name="P297" style:family="paragraph" style:parent-style-name="Table_20_Contents">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style>
    <style:style style:name="P303" style:family="paragraph" style:parent-style-name="Table_20_Contents">
      <style:paragraph-properties fo:text-align="center" style:justify-single-word="false"/>
    </style:style>
    <style:style style:name="P304" style:family="paragraph" style:parent-style-name="Table_20_Contents">
      <style:paragraph-properties fo:text-align="center" style:justify-single-word="false"/>
    </style:style>
    <style:style style:name="P305" style:family="paragraph" style:parent-style-name="Table_20_Contents">
      <style:paragraph-properties fo:text-align="center" style:justify-single-word="false"/>
    </style:style>
    <style:style style:name="P306" style:family="paragraph" style:parent-style-name="Table_20_Contents">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center" style:justify-single-word="false"/>
    </style:style>
    <style:style style:name="P311" style:family="paragraph" style:parent-style-name="Table_20_Contents">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Contents">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Contents">
      <style:paragraph-properties fo:text-align="center" style:justify-single-word="false"/>
    </style:style>
    <style:style style:name="P320" style:family="paragraph" style:parent-style-name="Table_20_Contents">
      <style:paragraph-properties fo:text-align="center" style:justify-single-word="false"/>
    </style:style>
    <style:style style:name="P321" style:family="paragraph" style:parent-style-name="Table_20_Contents">
      <style:paragraph-properties fo:text-align="center" style:justify-single-word="false"/>
    </style:style>
    <style:style style:name="P322" style:family="paragraph" style:parent-style-name="Table_20_Contents">
      <style:paragraph-properties fo:text-align="center" style:justify-single-word="false"/>
    </style:style>
    <style:style style:name="P323" style:family="paragraph" style:parent-style-name="Table_20_Contents">
      <style:paragraph-properties fo:text-align="center"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center" style:justify-single-word="false"/>
    </style:style>
    <style:style style:name="P330" style:family="paragraph" style:parent-style-name="Table_20_Contents">
      <style:paragraph-properties fo:text-align="center" style:justify-single-word="false"/>
    </style:style>
    <style:style style:name="P331" style:family="paragraph" style:parent-style-name="Table_20_Contents">
      <style:paragraph-properties fo:text-align="center" style:justify-single-word="false"/>
    </style:style>
    <style:style style:name="P332" style:family="paragraph" style:parent-style-name="Table_20_Contents">
      <style:paragraph-properties fo:text-align="center" style:justify-single-word="false"/>
    </style:style>
    <style:style style:name="P333" style:family="paragraph" style:parent-style-name="Table_20_Contents">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center" style:justify-single-word="false"/>
    </style:style>
    <style:style style:name="P339" style:family="paragraph" style:parent-style-name="Table_20_Contents">
      <style:paragraph-properties fo:text-align="center" style:justify-single-word="false"/>
    </style:style>
    <style:style style:name="P340" style:family="paragraph" style:parent-style-name="Table_20_Contents">
      <style:paragraph-properties fo:text-align="center" style:justify-single-word="false"/>
    </style:style>
    <style:style style:name="P341" style:family="paragraph" style:parent-style-name="Table_20_Contents">
      <style:paragraph-properties fo:text-align="center" style:justify-single-word="false"/>
    </style:style>
    <style:style style:name="P342" style:family="paragraph" style:parent-style-name="Text_20_body" style:list-style-name="L6">
      <style:paragraph-properties fo:margin-left="0.5in" fo:margin-right="0in" fo:text-indent="0in" style:auto-text-indent="false"/>
    </style:style>
    <style:style style:name="P343" style:family="paragraph" style:parent-style-name="Table_20_Contents">
      <style:paragraph-properties fo:text-align="center" style:justify-single-word="false"/>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ext_20_body" style:list-style-name="L7">
    </style:style>
    <style:style style:name="P348" style:family="paragraph" style:parent-style-name="Text_20_body" style:list-style-name="L8">
    </style:style>
    <style:style style:name="P349" style:family="paragraph" style:parent-style-name="Text_20_body" style:list-style-name="L9">
    </style:style>
    <style:style style:name="P350" style:family="paragraph" style:parent-style-name="Text_20_body" style:list-style-name="L10">
    </style:style>
    <style:style style:name="P351" style:family="paragraph" style:parent-style-name="Text_20_body" style:list-style-name="L11">
    </style:style>
    <style:style style:name="P352" style:family="paragraph" style:parent-style-name="Text_20_body" style:list-style-name="L12">
    </style:style>
    <style:style style:name="P353" style:family="paragraph" style:parent-style-name="Text_20_body" style:list-style-name="L13">
    </style:style>
    <style:style style:name="P354" style:family="paragraph" style:parent-style-name="Text_20_body" style:list-style-name="L14">
    </style:style>
    <style:style style:name="P355" style:family="paragraph" style:parent-style-name="Text_20_body" style:list-style-name="L15">
    </style:style>
    <style:style style:name="P356" style:family="paragraph" style:parent-style-name="Text_20_body" style:list-style-name="L16">
    </style:style>
    <style:style style:name="P357" style:family="paragraph" style:parent-style-name="Text_20_body" style:list-style-name="L17">
    </style:style>
    <style:style style:name="P358" style:family="paragraph" style:parent-style-name="Text_20_body" style:list-style-name="L18">
    </style:style>
    <style:style style:name="P359" style:family="paragraph" style:parent-style-name="Text_20_body" style:list-style-name="L19">
    </style:style>
    <style:style style:name="P360" style:family="paragraph" style:parent-style-name="Text_20_body" style:list-style-name="L20">
    </style:style>
    <style:style style:name="P361" style:family="paragraph" style:parent-style-name="Text_20_body" style:list-style-name="L21">
    </style:style>
    <style:style style:name="P362" style:family="paragraph" style:parent-style-name="Table_20_Heading">
      <style:paragraph-properties fo:text-align="center" style:justify-single-word="false"/>
    </style:style>
    <style:style style:name="P363" style:family="paragraph" style:parent-style-name="Table_20_Heading">
      <style:paragraph-properties fo:text-align="center" style:justify-single-word="false"/>
    </style:style>
    <style:style style:name="P364" style:family="paragraph" style:parent-style-name="Table_20_Heading">
      <style:paragraph-properties fo:text-align="center" style:justify-single-word="false"/>
    </style:style>
    <style:style style:name="P365" style:family="paragraph" style:parent-style-name="Table_20_Heading">
      <style:paragraph-properties fo:text-align="center" style:justify-single-word="false"/>
    </style:style>
    <style:style style:name="P366" style:family="paragraph" style:parent-style-name="Table_20_Contents">
      <style:paragraph-properties fo:text-align="center" style:justify-single-word="false"/>
    </style:style>
    <style:style style:name="P367" style:family="paragraph" style:parent-style-name="Table_20_Contents">
      <style:paragraph-properties fo:text-align="center" style:justify-single-word="false"/>
    </style:style>
    <style:style style:name="P368" style:family="paragraph" style:parent-style-name="Table_20_Contents">
      <style:paragraph-properties fo:text-align="center" style:justify-single-word="false"/>
    </style:style>
    <style:style style:name="P369" style:family="paragraph" style:parent-style-name="Table_20_Contents">
      <style:paragraph-properties fo:text-align="center" style:justify-single-word="false"/>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style>
    <style:style style:name="P372" style:family="paragraph" style:parent-style-name="Table_20_Contents">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Table_20_Contents">
      <style:paragraph-properties fo:text-align="center" style:justify-single-word="false"/>
    </style:style>
    <style:style style:name="P377" style:family="paragraph" style:parent-style-name="Table_20_Contents">
      <style:paragraph-properties fo:text-align="center" style:justify-single-word="false"/>
    </style:style>
    <style:style style:name="P378" style:family="paragraph" style:parent-style-name="Table_20_Contents">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Contents">
      <style:paragraph-properties fo:text-align="center" style:justify-single-word="false"/>
    </style:style>
    <style:style style:name="P386" style:family="paragraph" style:parent-style-name="Table_20_Contents">
      <style:paragraph-properties fo:text-align="center" style:justify-single-word="false"/>
    </style:style>
    <style:style style:name="P387" style:family="paragraph" style:parent-style-name="Table_20_Contents">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ext_20_body" style:list-style-name="L2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9830*"/>
    </style:style>
    <style:style style:name="Table2.B" style:family="table-column">
      <style:table-column-properties style:rel-column-width="55704*"/>
    </style:style>
    <style:style style:name="Table3" style:family="table">
      <style:table-properties table:align="center" style:rel-width="100%"/>
    </style:style>
    <style:style style:name="Table3.A" style:family="table-column">
      <style:table-column-properties style:rel-column-width="9830*"/>
    </style:style>
    <style:style style:name="Table3.B" style:family="table-column">
      <style:table-column-properties style:rel-column-width="55704*"/>
    </style:style>
    <style:style style:name="Table4" style:family="table">
      <style:table-properties table:align="center" style:rel-width="100%"/>
    </style:style>
    <style:style style:name="Table4.A" style:family="table-column">
      <style:table-column-properties style:rel-column-width="7281*"/>
    </style:style>
    <style:style style:name="Table4.B" style:family="table-column">
      <style:table-column-properties style:rel-column-width="14563*"/>
    </style:style>
    <style:style style:name="Table4.C" style:family="table-column">
      <style:table-column-properties style:rel-column-width="29126*"/>
    </style:style>
    <style:style style:name="Table4.D" style:family="table-column">
      <style:table-column-properties style:rel-column-width="7281*"/>
    </style:style>
    <style:style style:name="Table4.E" style:family="table-column">
      <style:table-column-properties style:rel-column-width="7281*"/>
    </style:style>
    <style:style style:name="Table5" style:family="table">
      <style:table-properties table:align="center" style:rel-width="100%"/>
    </style:style>
    <style:style style:name="Table5.A" style:family="table-column">
      <style:table-column-properties style:rel-column-width="9830*"/>
    </style:style>
    <style:style style:name="Table5.B" style:family="table-column">
      <style:table-column-properties style:rel-column-width="55704*"/>
    </style:style>
    <style:style style:name="Table6" style:family="table">
      <style:table-properties table:align="center" style:rel-width="100%"/>
    </style:style>
    <style:style style:name="Table6.A" style:family="table-column">
      <style:table-column-properties style:rel-column-width="9830*"/>
    </style:style>
    <style:style style:name="Table6.B" style:family="table-column">
      <style:table-column-properties style:rel-column-width="55704*"/>
    </style:style>
    <style:style style:name="Table7" style:family="table">
      <style:table-properties table:align="center" style:rel-width="100%"/>
    </style:style>
    <style:style style:name="Table7.A" style:family="table-column">
      <style:table-column-properties style:rel-column-width="5461*"/>
    </style:style>
    <style:style style:name="Table7.B" style:family="table-column">
      <style:table-column-properties style:rel-column-width="10922*"/>
    </style:style>
    <style:style style:name="Table7.C" style:family="table-column">
      <style:table-column-properties style:rel-column-width="21844*"/>
    </style:style>
    <style:style style:name="Table7.D" style:family="table-column">
      <style:table-column-properties style:rel-column-width="5461*"/>
    </style:style>
    <style:style style:name="Table7.E" style:family="table-column">
      <style:table-column-properties style:rel-column-width="5461*"/>
    </style:style>
    <style:style style:name="Table7.F" style:family="table-column">
      <style:table-column-properties style:rel-column-width="5461*"/>
    </style:style>
    <style:style style:name="Table7.G" style:family="table-column">
      <style:table-column-properties style:rel-column-width="5461*"/>
    </style:style>
    <style:style style:name="Table7.H" style:family="table-column">
      <style:table-column-properties style:rel-column-width="5461*"/>
    </style:style>
    <style:style style:name="Table8" style:family="table">
      <style:table-properties table:align="center" style:rel-width="100%"/>
    </style:style>
    <style:style style:name="Table8.A" style:family="table-column">
      <style:table-column-properties style:rel-column-width="9830*"/>
    </style:style>
    <style:style style:name="Table8.B" style:family="table-column">
      <style:table-column-properties style:rel-column-width="55704*"/>
    </style:style>
    <style:style style:name="Table9" style:family="table">
      <style:table-properties table:align="center" style:rel-width="100%"/>
    </style:style>
    <style:style style:name="Table9.A" style:family="table-column">
      <style:table-column-properties style:rel-column-width="9830*"/>
    </style:style>
    <style:style style:name="Table9.B" style:family="table-column">
      <style:table-column-properties style:rel-column-width="55704*"/>
    </style:style>
    <style:style style:name="Table10" style:family="table">
      <style:table-properties table:align="center" style:rel-width="100%"/>
    </style:style>
    <style:style style:name="Table10.A" style:family="table-column">
      <style:table-column-properties style:rel-column-width="13107*"/>
    </style:style>
    <style:style style:name="Table10.B" style:family="table-column">
      <style:table-column-properties style:rel-column-width="52428*"/>
    </style:style>
    <style:style style:name="Table11" style:family="table">
      <style:table-properties table:align="center" style:rel-width="100%"/>
    </style:style>
    <style:style style:name="Table11.A" style:family="table-column">
      <style:table-column-properties style:rel-column-width="9830*"/>
    </style:style>
    <style:style style:name="Table11.B" style:family="table-column">
      <style:table-column-properties style:rel-column-width="55704*"/>
    </style:style>
    <style:style style:name="Table12" style:family="table">
      <style:table-properties table:align="center" style:rel-width="100%"/>
    </style:style>
    <style:style style:name="Table12.A" style:family="table-column">
      <style:table-column-properties style:rel-column-width="9830*"/>
    </style:style>
    <style:style style:name="Table12.B" style:family="table-column">
      <style:table-column-properties style:rel-column-width="55704*"/>
    </style:style>
    <style:style style:name="Table13" style:family="table">
      <style:table-properties table:align="center"/>
    </style:style>
    <style:style style:name="Table13.A" style:family="table-column">
      <style:table-column-properties style:rel-column-width="4915*"/>
    </style:style>
    <style:style style:name="Table13.B" style:family="table-column">
      <style:table-column-properties style:rel-column-width="9830*"/>
    </style:style>
    <style:style style:name="Table13.C" style:family="table-column">
      <style:table-column-properties style:rel-column-width="8191*"/>
    </style:style>
    <style:style style:name="Table13.D" style:family="table-column">
      <style:table-column-properties style:rel-column-width="3276*"/>
    </style:style>
    <style:style style:name="Table13.E" style:family="table-column">
      <style:table-column-properties style:rel-column-width="3276*"/>
    </style:style>
    <style:style style:name="Table13.F" style:family="table-column">
      <style:table-column-properties style:rel-column-width="3276*"/>
    </style:style>
    <style:style style:name="Table13.G" style:family="table-column">
      <style:table-column-properties style:rel-column-width="3276*"/>
    </style:style>
    <style:style style:name="Table13.H" style:family="table-column">
      <style:table-column-properties style:rel-column-width="3276*"/>
    </style:style>
    <style:style style:name="Table13.I" style:family="table-column">
      <style:table-column-properties style:rel-column-width="3276*"/>
    </style:style>
    <style:style style:name="Table13.J" style:family="table-column">
      <style:table-column-properties style:rel-column-width="3276*"/>
    </style:style>
    <style:style style:name="Table13.K" style:family="table-column">
      <style:table-column-properties style:rel-column-width="3276*"/>
    </style:style>
    <style:style style:name="Table13.L" style:family="table-column">
      <style:table-column-properties style:rel-column-width="3276*"/>
    </style:style>
    <style:style style:name="Table13.M" style:family="table-column">
      <style:table-column-properties style:rel-column-width="13107*"/>
    </style:style>
    <style:style style:name="Table14" style:family="table">
      <style:table-properties table:align="center" style:rel-width="100%"/>
    </style:style>
    <style:style style:name="Table14.A" style:family="table-column">
      <style:table-column-properties style:rel-column-width="9830*"/>
    </style:style>
    <style:style style:name="Table14.B" style:family="table-column">
      <style:table-column-properties style:rel-column-width="55704*"/>
    </style:style>
    <style:style style:name="Table15" style:family="table">
      <style:table-properties table:align="center" style:rel-width="100%"/>
    </style:style>
    <style:style style:name="Table15.A" style:family="table-column">
      <style:table-column-properties style:rel-column-width="26214*"/>
    </style:style>
    <style:style style:name="Table15.B" style:family="table-column">
      <style:table-column-properties style:rel-column-width="13107*"/>
    </style:style>
    <style:style style:name="Table15.C" style:family="table-column">
      <style:table-column-properties style:rel-column-width="26214*"/>
    </style:style>
    <style:style style:name="Table16" style:family="table">
      <style:table-properties table:align="center" style:rel-width="100%"/>
    </style:style>
    <style:style style:name="Table16.A" style:family="table-column">
      <style:table-column-properties style:rel-column-width="13107*"/>
    </style:style>
    <style:style style:name="Table16.B" style:family="table-column">
      <style:table-column-properties style:rel-column-width="52428*"/>
    </style:style>
    <style:style style:name="Table17" style:family="table">
      <style:table-properties table:align="center" style:rel-width="100%"/>
    </style:style>
    <style:style style:name="Table17.A" style:family="table-column">
      <style:table-column-properties style:rel-column-width="13107*"/>
    </style:style>
    <style:style style:name="Table17.B" style:family="table-column">
      <style:table-column-properties style:rel-column-width="52428*"/>
    </style:style>
    <style:style style:name="Table18" style:family="table">
      <style:table-properties table:align="center" style:rel-width="100%"/>
    </style:style>
    <style:style style:name="Table18.A" style:family="table-column">
      <style:table-column-properties style:rel-column-width="21844*"/>
    </style:style>
    <style:style style:name="Table18.B" style:family="table-column">
      <style:table-column-properties style:rel-column-width="21844*"/>
    </style:style>
    <style:style style:name="Table18.C" style:family="table-column">
      <style:table-column-properties style:rel-column-width="21845*"/>
    </style:style>
    <style:style style:name="Table19" style:family="table">
      <style:table-properties table:align="center" style:rel-width="100%"/>
    </style:style>
    <style:style style:name="Table19.A" style:family="table-column">
      <style:table-column-properties style:rel-column-width="21844*"/>
    </style:style>
    <style:style style:name="Table19.B" style:family="table-column">
      <style:table-column-properties style:rel-column-width="21844*"/>
    </style:style>
    <style:style style:name="Table19.C" style:family="table-column">
      <style:table-column-properties style:rel-column-width="21845*"/>
    </style:style>
    <style:style style:name="Table20" style:family="table">
      <style:table-properties table:align="center" style:rel-width="100%"/>
    </style:style>
    <style:style style:name="Table20.A" style:family="table-column">
      <style:table-column-properties style:rel-column-width="18724*"/>
    </style:style>
    <style:style style:name="Table20.B" style:family="table-column">
      <style:table-column-properties style:rel-column-width="9362*"/>
    </style:style>
    <style:style style:name="Table20.C" style:family="table-column">
      <style:table-column-properties style:rel-column-width="9362*"/>
    </style:style>
    <style:style style:name="Table20.D" style:family="table-column">
      <style:table-column-properties style:rel-column-width="9362*"/>
    </style:style>
    <style:style style:name="Table20.E" style:family="table-column">
      <style:table-column-properties style:rel-column-width="9362*"/>
    </style:style>
    <style:style style:name="Table20.F" style:family="table-column">
      <style:table-column-properties style:rel-column-width="9362*"/>
    </style:style>
    <style:style style:name="Table21" style:family="table">
      <style:table-properties table:align="center" style:rel-width="100%"/>
    </style:style>
    <style:style style:name="Table21.A" style:family="table-column">
      <style:table-column-properties style:rel-column-width="14563*"/>
    </style:style>
    <style:style style:name="Table21.B" style:family="table-column">
      <style:table-column-properties style:rel-column-width="7281*"/>
    </style:style>
    <style:style style:name="Table21.C" style:family="table-column">
      <style:table-column-properties style:rel-column-width="14563*"/>
    </style:style>
    <style:style style:name="Table21.D" style:family="table-column">
      <style:table-column-properties style:rel-column-width="7281*"/>
    </style:style>
    <style:style style:name="Table21.E" style:family="table-column">
      <style:table-column-properties style:rel-column-width="14563*"/>
    </style:style>
    <style:style style:name="Table21.F" style:family="table-column">
      <style:table-column-properties style:rel-column-width="7281*"/>
    </style:style>
    <style:style style:name="Table22" style:family="table">
      <style:table-properties table:align="center" style:rel-width="100%"/>
    </style:style>
    <style:style style:name="Table22.A" style:family="table-column">
      <style:table-column-properties style:rel-column-width="21844*"/>
    </style:style>
    <style:style style:name="Table22.B" style:family="table-column">
      <style:table-column-properties style:rel-column-width="21844*"/>
    </style:style>
    <style:style style:name="Table22.C" style:family="table-column">
      <style:table-column-properties style:rel-column-width="21845*"/>
    </style:style>
    <style:style style:name="Table23" style:family="table">
      <style:table-properties table:align="center" style:rel-width="100%"/>
    </style:style>
    <style:style style:name="Table23.A" style:family="table-column">
      <style:table-column-properties style:rel-column-width="9830*"/>
    </style:style>
    <style:style style:name="Table23.B" style:family="table-column">
      <style:table-column-properties style:rel-column-width="55704*"/>
    </style:style>
    <style:style style:name="Table24" style:family="table">
      <style:table-properties table:align="center" style:rel-width="100%"/>
    </style:style>
    <style:style style:name="Table24.A" style:family="table-column">
      <style:table-column-properties style:rel-column-width="9830*"/>
    </style:style>
    <style:style style:name="Table24.B" style:family="table-column">
      <style:table-column-properties style:rel-column-width="55704*"/>
    </style:style>
    <style:style style:name="Table25" style:family="table">
      <style:table-properties table:align="center" style:rel-width="100%"/>
    </style:style>
    <style:style style:name="Table25.A" style:family="table-column">
      <style:table-column-properties style:rel-column-width="9830*"/>
    </style:style>
    <style:style style:name="Table25.B" style:family="table-column">
      <style:table-column-properties style:rel-column-width="55704*"/>
    </style:style>
    <style:style style:name="Table26" style:family="table">
      <style:table-properties table:align="center" style:rel-width="100%"/>
    </style:style>
    <style:style style:name="Table26.A" style:family="table-column">
      <style:table-column-properties style:rel-column-width="13107*"/>
    </style:style>
    <style:style style:name="Table26.B" style:family="table-column">
      <style:table-column-properties style:rel-column-width="6553*"/>
    </style:style>
    <style:style style:name="Table26.C" style:family="table-column">
      <style:table-column-properties style:rel-column-width="6553*"/>
    </style:style>
    <style:style style:name="Table26.D" style:family="table-column">
      <style:table-column-properties style:rel-column-width="26214*"/>
    </style:style>
    <style:style style:name="Table26.E" style:family="table-column">
      <style:table-column-properties style:rel-column-width="6553*"/>
    </style:style>
    <style:style style:name="Table26.F" style:family="table-column">
      <style:table-column-properties style:rel-column-width="6553*"/>
    </style:style>
    <style:style style:name="Table27" style:family="table">
      <style:table-properties table:align="center" style:rel-width="100%"/>
    </style:style>
    <style:style style:name="Table27.A" style:family="table-column">
      <style:table-column-properties style:rel-column-width="9830*"/>
    </style:style>
    <style:style style:name="Table27.B" style:family="table-column">
      <style:table-column-properties style:rel-column-width="55704*"/>
    </style:style>
  </office:automatic-styles>
  <office:body>
    <office:text>
      <text:p text:style-name="Title">Free5e Player’s Guide</text:p>
      <text:p text:style-name="Author">(Title Pending, Preview Work-in-Progress)</text:p>
      <text:p text:style-name="Date">May 1, 2025</text:p>
      <text:h text:style-name="Heading_20_1" text:outline-level="1"/>
      <text:p text:style-name="First_20_paragraph">Updated May 1, 2025<text:line-break/><text:span text:style-name="T1">Highlighted Portions</text:span> are scheduled for significant modification.<text:line-break/>Sign up to receive email updates at <text:a xlink:type="simple" xlink:href="https://wyrmworkspublishing.com/hoard" office:name=""><text:span text:style-name="Definition">https://wyrmworkspublishing.com/hoard</text:span></text:a><text:line-break/>Follow and Back the Kickstarter to make this a reality at <text:a xlink:type="simple" xlink:href="https://www.kickstarter.com/projects/wyrmworkspublishing/free5e-a-free-open-source-dungeons-and-dragons-alternative?ref=dmx0j9" office:name=""><text:span text:style-name="Definition">https://www.kickstarter.com/projects/wyrmworkspublishing/free5e-a-free-open-source-dungeons-and-dragons-alternative?ref=dmx0j9</text:span></text:a></text:p>
      <text:h text:style-name="Heading_20_1" text:outline-level="1"><text:bookmark-start text:name="id__introduction"/>Introduction<text:bookmark-end text:name="id__introduction"/></text:h>
      <text:p text:style-name="First_20_paragraph">Welcome to the Free5e Player’s Guide, brought to you by Wyrmworks Publishing. Our mission is to enhance inclusivity and accessibility in tabletop roleplaying. This guide is designed to help you create unique characters, embark on exciting adventures, and explore worlds where everyone can play, create, and share.</text:p>
      <text:h text:style-name="Heading_20_1" text:outline-level="1"><text:bookmark-start text:name="id__how_to_play"/>How to Play<text:bookmark-end text:name="id__how_to_play"/></text:h>
      <text:p text:style-name="First_20_paragraph">Playing a tabletop roleplaying game (TTRPG) is all about imagining a character in a fantasy world and using dice to determine what happens. Here’s how it works:</text:p>
      <text:p text:style-name="Definition_20_Term">Choose a Game Master (GM).</text:p>
      <text:p text:style-name="Definition_20_Definition">One player is the GM, who creates the story, controls the world, and describes everything and everyone around you.</text:p>
      <text:p text:style-name="Definition_20_Term">Create Your Character.</text:p>
      <text:p text:style-name="Definition_20_Definition">Choose an ancestry, class, and background for your character. This is your hero in the game world!</text:p>
      <text:p text:style-name="Definition_20_Term">Playing an Encounter</text:p>
      <text:p text:style-name="Definition_20_Definition">On your turn, you describe what your character does. Do you swing your sword, cast a spell, or talk to someone? To see whether you succeed, you roll a 20-sided die (d20) and add your ability score modifier and, maybe, a proficiency bonus. Higher rolls are better!</text:p>
      <text:p text:style-name="First_20_paragraph">Example of play</text:p>
      <text:p text:style-name="Text_20_body"><text:span text:style-name="T2">Grey (GM):</text:span> The village elder has asked you to investigate a strange ruin in the nearby forest. After hours of travel, you arrive at a crumbling stone structure covered in moss. Inside, the air is damp, and faint echoes of scratching come from within the stony depths.. What do you do?</text:p>
      <text:p text:style-name="Text_20_body"><text:span text:style-name="T2">Susan (playing Sylvana, a halfling Bard):</text:span> I step in quietly and take a closer look at the walls. Do I recognize any symbols or writing?</text:p>
      <text:p text:style-name="Text_20_body"><text:span text:style-name="T2">GM:</text:span> Make an Investigation check, using Intelligence.</text:p>
      <text:p text:style-name="Text_20_body"><text:span text:style-name="T2">Susan:</text:span> (Rolls d20) That’s a 12, plus 1 for Intelligence and 2 from my Investigation proficiency, so 15 total.</text:p>
      <text:p text:style-name="Text_20_body"><text:span text:style-name="T2">GM:</text:span> You recognize some faded symbols of an ancient order dedicated to protecting the forest. This was likely a Primal temple.</text:p>
      <text:p text:style-name="Text_20_body"><text:span text:style-name="T2">Owen (playing Osmus, a human Ranger):</text:span> I listen closely to pinpoint where the scratching is coming from. Perception check?</text:p>
      <text:p text:style-name="Text_20_body"><text:span text:style-name="T2">GM:</text:span> Go ahead.</text:p>
      <text:p text:style-name="Text_20_body"><text:span text:style-name="T2">Owen:</text:span> (Rolls d20) I got a 10, plus 4 for Wisdom is 14.</text:p>
      <text:p text:style-name="Text_20_body"><text:span text:style-name="T2">GM:</text:span> The scratching is coming from behind a door at the far end of a corridor leading inside the temple.</text:p>
      <text:p text:style-name="Text_20_body"><text:span text:style-name="T2">Sylvana:</text:span> I cautiously open the door and peek inside.</text:p>
      <text:p text:style-name="Text_20_body"><text:span text:style-name="T2">GM:</text:span> The door creaks open, revealing dim light glinting off something large in the shadows. Its long, slimy tentacles sway as it shifts, and you hear its beak click. It hisses, sensing you. Perched on the ceiling, it stares down.</text:p>
      <text:p text:style-name="Text_20_body"><text:span text:style-name="T2">Osmus:</text:span> What is that thing? It looks dangerous!</text:p>
      <text:p text:style-name="Text_20_body"><text:span text:style-name="T2">GM:</text:span> It’s certainly not friendly. Roll Initiative! (Rolls d20) With its Dexterity bonus, it gets a 9.</text:p>
      <text:p text:style-name="Text_20_body"><text:span text:style-name="T2">Osmus:</text:span> (Rolls d20) 9, plus 3 for Dexterity is 12.</text:p>
      <text:p text:style-name="Text_20_body"><text:span text:style-name="T2">Sylvana:</text:span> (Rolls d20) 15! I’m first! I try to confuse it with a quick spell. I cast Vicious Mockery, shouting, ‘You look like something the forest spit out!’ It needs to make a Wisdom saving throw.</text:p>
      <text:p text:style-name="Text_20_body"><text:span text:style-name="T2">GM:</text:span> (Rolls for the creature) That’s a 6. It fails.</text:p>
      <text:p text:style-name="Text_20_body"><text:span text:style-name="T2">Sylvana:</text:span> (Rolls 1d4) It takes 3 psychic damage and has disadvantage on its next attack!</text:p>
      <text:p text:style-name="Text_20_body"><text:span text:style-name="T2">GM:</text:span> The creature seems momentarily stunned, its many eyes narrowing as it hisses. Osmus, your turn!</text:p>
      <text:p text:style-name="Text_20_body"><text:span text:style-name="T2">Osmus:</text:span> I fire an arrow at it! (Rolls d20) That’s a 17, plus 5 to hit. Does that hit?</text:p>
      <text:p text:style-name="Text_20_body"><text:span text:style-name="T2">GM:</text:span> Yes, that hits. Roll for damage.</text:p>
      <text:p text:style-name="Text_20_body"><text:span text:style-name="T2">Osmus:</text:span> (Rolls 1d8) That’s a 2, but I add my Dexterity so that’s a total 5 damage!</text:p>
      <text:p text:style-name="Text_20_body"><text:span text:style-name="T2">GM:</text:span> The arrow strikes true, but the creature’s tough hide absorbs some of the blow. It lunges with its tentacles!</text:p>
      <text:p text:style-name="Text_20_body"><text:span text:style-name="T2">GM (as the creature):</text:span> (Rolls to attack Osmus with the tentacles) That’s a 22 to hit versus your Armor Class.</text:p>
      <text:p text:style-name="Text_20_body"><text:span text:style-name="T2">Osmus:</text:span> Ouch, I’ve only got 15 so that hits!</text:p>
      <text:p text:style-name="Text_20_body"><text:span text:style-name="T2">GM:</text:span> (Rolls for damage) You take 10 bludgeoning damage, and I need you to make a Strength saving throw to avoid being pulled in.</text:p>
      <text:p text:style-name="Text_20_body"><text:span text:style-name="T2">Osmus:</text:span> (Rolls d20) That’s a 14, plus 3 for Strength, so 17.</text:p>
      <text:p text:style-name="Text_20_body"><text:span text:style-name="T2">GM:</text:span> You hold your ground, but the creature’s tentacles are still trying to wrap around you. It’ll try again. What’s your next move?</text:p>
      <text:p text:style-name="Text_20_body"><text:span text:style-name="T2">Sylvana:</text:span> I step back and cast Command on the creature and shout “Flee!” to force it to flee! It needs to make a Wisdom saving throw, DC 13.</text:p>
      <text:p text:style-name="Text_20_body"><text:span text:style-name="T2">GM:</text:span> (Rolls for the creature) That’s a 9. It fails!</text:p>
      <text:p text:style-name="Text_20_body"><text:span text:style-name="T2">Sylvana:</text:span> It must use its reaction to move as far away as possible!</text:p>
      <text:p text:style-name="Text_20_body"><text:span text:style-name="T2">GM:</text:span> The creature screeches in pain, skittering across the ceiling to the far corner, giving you space. It looks weakened but still dangerous.</text:p>
      <text:p text:style-name="Text_20_body"><text:span text:style-name="T2">Osmus:</text:span> Let’s finish this!</text:p>
      <text:p text:style-name="Text_20_body">The battle continues, with the party using teamwork and clever spells to face down the fearsome creature!</text:p>
      <text:p text:style-name="Text_20_body">In every game, describe your actions, roll dice to succeed, and react to the unfolding story. The rules guide you, but the fun comes from your shared stories. Let your imagination soar!</text:p>
      <text:h text:style-name="Heading_20_1" text:outline-level="1"><text:bookmark-start text:name="id__creating_a_character"/>Creating a Character<text:bookmark-end text:name="id__creating_a_character"/></text:h>
      <text:p text:style-name="First_20_paragraph">As a player, begin by creating a character on the character sheet in the back of this book or a color-coded one at [LINK]. If you’re using a paper copy, we recommend writing in an erasable medium like pencil.</text:p>
      <text:list text:style-name="L1">
        <text:list-item>
          <text:p text:style-name="P1">Think of a fantasy character concept that you’d like to play</text:p>
        </text:list-item>
        <text:list-item>
          <text:p text:style-name="P1">Determine ability scores</text:p>
        </text:list-item>
        <text:list-item>
          <text:p text:style-name="P1">Choose your class</text:p>
        </text:list-item>
        <text:list-item>
          <text:p text:style-name="P1">Choose your ancestry</text:p>
        </text:list-item>
        <text:list-item>
          <text:p text:style-name="P1">Choose your heritage</text:p>
        </text:list-item>
        <text:list-item>
          <text:p text:style-name="P1">Choose your background</text:p>
        </text:list-item>
        <text:list-item>
          <text:p text:style-name="P1">Choose your starting equipment</text:p>
        </text:list-item>
        <text:list-item>
          <text:p text:style-name="P1">Choose starting spells if applicable</text:p>
        </text:list-item>
        <text:list-item>
          <text:p text:style-name="P1">Add details like appearance, personality, etc. Consider drawing a picture of your character. It doesn’t have to be fancy! It’s just for your friends! (If you’d like to commission a professional portrait of your character, check the credits of this book for some great artists who love illustrating characters!)</text:p>
        </text:list-item>
      </text:list>
      <text:h text:style-name="Heading_20_2" text:outline-level="2"><text:bookmark-start text:name="id__determine_ability_scores"/>Determine Ability Scores<text:bookmark-end text:name="id__determine_ability_scores"/></text:h>
      <text:p text:style-name="First_20_paragraph">Use the following scores: 15, 14, 13, 12, 10, 8. Assign each of these numbers to one of your character’s six abilities: Strength, Dexterity, Constitution, Intelligence, Wisdom, and Charisma. Then add 3 points to the character’s abilities, no more than two to any single ability.</text:p>
      <text:h text:style-name="Heading_20_2" text:outline-level="2"><text:bookmark-start text:name="id__variant_ability_score_point_buy"/>Variant: Ability Score Point Buy<text:bookmark-end text:name="id__variant_ability_score_point_buy"/></text:h>
      <text:p text:style-name="First_20_paragraph">You have 27 points to spend on ability scores. The cost of each score is shown on the Ability Score Point Cost table. Then add 3 points to the character’s abilities, no more than two to any single ability.</text:p>
      <text:p text:style-name="TableCaption">Ability Score Point Cost</text:p>
      <table:table table:name="Table1" table:style-name="Table1">
        <table:table-column table:style-name="Table1.A"/>
        <table:table-column table:style-name="Table1.B"/>
        <table:table-header-rows>
          <table:table-row>
            <table:table-cell table:style-name="TableHeaderRowCell" office:value-type="string">
              <text:p text:style-name="Table_20_Heading">Scor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8</text:p>
          </table:table-cell>
          <table:table-cell table:style-name="TableRowCell" office:value-type="string">
            <text:p text:style-name="Table_20_Contents">0</text:p>
          </table:table-cell>
        </table:table-row>
        <table:table-row>
          <table:table-cell table:style-name="TableRowCell" office:value-type="string">
            <text:p text:style-name="Table_20_Contents">9</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2</text:p>
          </table:table-cell>
        </table:table-row>
        <table:table-row>
          <table:table-cell table:style-name="TableRowCell" office:value-type="string">
            <text:p text:style-name="Table_20_Contents">11</text:p>
          </table:table-cell>
          <table:table-cell table:style-name="TableRowCell" office:value-type="string">
            <text:p text:style-name="Table_20_Contents">3</text:p>
          </table:table-cell>
        </table:table-row>
        <table:table-row>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14</text:p>
          </table:table-cell>
          <table:table-cell table:style-name="TableRowCell" office:value-type="string">
            <text:p text:style-name="Table_20_Contents">7</text:p>
          </table:table-cell>
        </table:table-row>
        <table:table-row>
          <table:table-cell table:style-name="TableRowCell" office:value-type="string">
            <text:p text:style-name="Table_20_Contents">15</text:p>
          </table:table-cell>
          <table:table-cell table:style-name="TableRowCell" office:value-type="string">
            <text:p text:style-name="Table_20_Contents">9</text:p>
          </table:table-cell>
        </table:table-row>
      </table:table>
      <text:h text:style-name="Heading_20_2" text:outline-level="2"><text:bookmark-start text:name="id__ability_modifiers"/>Ability Modifiers<text:bookmark-end text:name="id__ability_modifiers"/></text:h>
      <text:p text:style-name="First_20_paragraph">Your final ability scores determine your modifiers. Find your modifier by subtracting 10 from the ability score and dividing by 2 (round down).</text:p>
      <text:h text:style-name="Heading_20_1" text:outline-level="1"><text:bookmark-start text:name="id__classes"/>Classes<text:bookmark-end text:name="id__classes"/></text:h>
      <text:p text:style-name="First_20_paragraph">Class Name Changes</text:p>
      <text:p text:style-name="Text_20_body">Some class names in Free5e have been updated to remove outdated or problematic references while staying true to their themes. They use the same game mechanics as the original classes.</text:p>
      <text:p text:style-name="Definition_20_Term">Barbarian → Dreadnought</text:p>
      <text:p text:style-name="Definition_20_Definition">Replacing a derogatory cultural slur</text:p>
      <text:p text:style-name="Definition_20_Term">Druid → Primal</text:p>
      <text:p text:style-name="Definition_20_Definition">Removed inaccurate and appropriated portrayal of real-world religion</text:p>
      <text:p text:style-name="Definition_20_Term">Monk → Adept</text:p>
      <text:p text:style-name="Definition_20_Definition">Expanding the concept without appropriating a cultural tradition</text:p>
      <text:p text:style-name="Definition_20_Term">Paladin → Vanguard</text:p>
      <text:p text:style-name="Definition_20_Definition">Removing the association with a real-world religious conflict}</text:p>
      <text:h text:style-name="Heading_20_2" text:outline-level="2"><text:bookmark-start text:name="dreadnought-class"/>Dreadnought<text:bookmark-end text:name="dreadnought-class"/></text:h>
      <text:p text:style-name="First_20_paragraph">Unstoppable in battle, Dreadnoughts draw strength from raw emotion, turning fury and resilience into unmatched combat prowess.</text:p>
      <text:h text:style-name="Heading_20_3" text:outline-level="3"><text:bookmark-start text:name="id__class_features"/>Class Features<text:bookmark-end text:name="id__class_features"/></text:h>
      <text:p text:style-name="First_20_paragraph">As a Dreadnought, you gain the following class features.</text:p>
      <text:h text:style-name="Heading_20_4" text:outline-level="4"><text:bookmark-start text:name="id__hit_points"/>Hit Points<text:bookmark-end text:name="id__hit_points"/></text:h>
      <table:table table:name="Table2" table:style-name="Table2">
        <table:table-column table:style-name="Table2.A"/>
        <table:table-column table:style-name="Table2.B"/>
        <table:table-row>
          <table:table-cell table:style-name="TableRowCell" office:value-type="string">
            <text:p text:style-name="Table_20_Contents">Hit Dice</text:p>
          </table:table-cell>
          <table:table-cell table:style-name="TableRowCell" office:value-type="string">
            <text:p text:style-name="Table_20_Contents">1d12 per Dreadnought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12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12 (or 7) + your Constitution modifier per Dreadnought level after 1st</text:p>
          </table:table-cell>
        </table:table-row>
      </table:table>
      <text:h text:style-name="Heading_20_4" text:outline-level="4"><text:bookmark-start text:name="id__proficiencies"/>Proficiencies<text:bookmark-end text:name="id__proficiencies"/></text:h>
      <table:table table:name="Table3" table:style-name="Table3">
        <table:table-column table:style-name="Table3.A"/>
        <table:table-column table:style-name="Table3.B"/>
        <table:table-row>
          <table:table-cell table:style-name="TableRowCell" office:value-type="string">
            <text:p text:style-name="Table_20_Contents">Armor</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 martial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Strength, Constitution</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nimal Handling, Athletics, Intimidation, Nature, Perception, and Survival</text:p>
          </table:table-cell>
        </table:table-row>
      </table:table>
      <text:h text:style-name="Heading_20_4" text:outline-level="4"><text:bookmark-start text:name="id__equipment"/>Equipment<text:bookmark-end text:name="id__equipment"/></text:h>
      <text:p text:style-name="First_20_paragraph">You start with the following equipment, in addition to the equipment granted by your background:</text:p>
      <text:list text:style-name="L2">
        <text:list-item>
          <text:p text:style-name="P2">(a) a greataxe or (b) any martial melee weapon</text:p>
        </text:list-item>
        <text:list-item>
          <text:p text:style-name="P2">(a) two handaxes or (b) any simple weapon</text:p>
        </text:list-item>
        <text:list-item>
          <text:p text:style-name="P2">An explorer’s pack and four javelins</text:p>
        </text:list-item>
      </text:list>
      <text:p text:style-name="TableCaption">The Dreadnought (table)</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Table_20_Heading">Features</text:p>
            </table:table-cell>
            <table:table-cell table:style-name="TableHeaderRowCell" office:value-type="string">
              <text:p text:style-name="P3">Rages</text:p>
            </table:table-cell>
            <table:table-cell table:style-name="TableHeaderRowCell" office:value-type="string">
              <text:p text:style-name="Table_20_Heading">Rage Damage</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rage" office:name=""><text:span text:style-name="Definition">Rage</text:span></text:a>, <text:a xlink:type="simple" xlink:href="#dreadnought-feature-unarmored-defense" office:name=""><text:span text:style-name="Definition">Unarmored Defense</text:span></text:a></text:p>
          </table:table-cell>
          <table:table-cell table:style-name="TableRowCell" office:value-type="string">
            <text:p text:style-name="P4">2</text:p>
          </table:table-cell>
          <table:table-cell table:style-name="TableRowCell" office:value-type="string">
            <text:p text:style-name="Table_20_Contents">+2</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reckless-attack" office:name=""><text:span text:style-name="Definition">Reckless Attack</text:span></text:a>, <text:a xlink:type="simple" xlink:href="#dreadnought-feature-danger-sense" office:name=""><text:span text:style-name="Definition">Danger Sense</text:span></text:a></text:p>
          </table:table-cell>
          <table:table-cell table:style-name="TableRowCell" office:value-type="string">
            <text:p text:style-name="P5">2</text:p>
          </table:table-cell>
          <table:table-cell table:style-name="TableRowCell" office:value-type="string">
            <text:p text:style-name="Table_20_Contents">+2</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path" office:name=""><text:span text:style-name="Definition">Dreadnought Path</text:span></text:a></text:p>
          </table:table-cell>
          <table:table-cell table:style-name="TableRowCell" office:value-type="string">
            <text:p text:style-name="P6">3</text:p>
          </table:table-cell>
          <table:table-cell table:style-name="TableRowCell" office:value-type="string">
            <text:p text:style-name="Table_20_Contents">+2</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7">3</text:p>
          </table:table-cell>
          <table:table-cell table:style-name="TableRowCell" office:value-type="string">
            <text:p text:style-name="Table_20_Contents">+2</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extra-attack" office:name=""><text:span text:style-name="Definition">Extra Attack</text:span></text:a>, <text:a xlink:type="simple" xlink:href="#dreadnought-feature-fast-movement" office:name=""><text:span text:style-name="Definition">Fast Movement</text:span></text:a></text:p>
          </table:table-cell>
          <table:table-cell table:style-name="TableRowCell" office:value-type="string">
            <text:p text:style-name="P8">3</text:p>
          </table:table-cell>
          <table:table-cell table:style-name="TableRowCell" office:value-type="string">
            <text:p text:style-name="Table_20_Contents">+2</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Table_20_Contents">Path feature</text:p>
          </table:table-cell>
          <table:table-cell table:style-name="TableRowCell" office:value-type="string">
            <text:p text:style-name="P9">4</text:p>
          </table:table-cell>
          <table:table-cell table:style-name="TableRowCell" office:value-type="string">
            <text:p text:style-name="Table_20_Contents">+2</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feral-instinct" office:name=""><text:span text:style-name="Definition">Feral Instinct</text:span></text:a></text:p>
          </table:table-cell>
          <table:table-cell table:style-name="TableRowCell" office:value-type="string">
            <text:p text:style-name="P10">4</text:p>
          </table:table-cell>
          <table:table-cell table:style-name="TableRowCell" office:value-type="string">
            <text:p text:style-name="Table_20_Contents">+2</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11">4</text:p>
          </table:table-cell>
          <table:table-cell table:style-name="TableRowCell" office:value-type="string">
            <text:p text:style-name="Table_20_Contents">+2</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brutal-critical" office:name=""><text:span text:style-name="Definition">Brutal Critical</text:span></text:a> (1 die)</text:p>
          </table:table-cell>
          <table:table-cell table:style-name="TableRowCell" office:value-type="string">
            <text:p text:style-name="P12">4</text:p>
          </table:table-cell>
          <table:table-cell table:style-name="TableRowCell" office:value-type="string">
            <text:p text:style-name="Table_20_Contents">+3</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Table_20_Contents">Path feature</text:p>
          </table:table-cell>
          <table:table-cell table:style-name="TableRowCell" office:value-type="string">
            <text:p text:style-name="P13">4</text:p>
          </table:table-cell>
          <table:table-cell table:style-name="TableRowCell" office:value-type="string">
            <text:p text:style-name="Table_20_Contents">+3</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relentless-rage" office:name=""><text:span text:style-name="Definition">Relentless Rage</text:span></text:a></text:p>
          </table:table-cell>
          <table:table-cell table:style-name="TableRowCell" office:value-type="string">
            <text:p text:style-name="P14">4</text:p>
          </table:table-cell>
          <table:table-cell table:style-name="TableRowCell" office:value-type="string">
            <text:p text:style-name="Table_20_Contents">+3</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15">5</text:p>
          </table:table-cell>
          <table:table-cell table:style-name="TableRowCell" office:value-type="string">
            <text:p text:style-name="Table_20_Contents">+3</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brutal-critical" office:name=""><text:span text:style-name="Definition">Brutal Critical</text:span></text:a> (2 dice)</text:p>
          </table:table-cell>
          <table:table-cell table:style-name="TableRowCell" office:value-type="string">
            <text:p text:style-name="P16">5</text:p>
          </table:table-cell>
          <table:table-cell table:style-name="TableRowCell" office:value-type="string">
            <text:p text:style-name="Table_20_Contents">+3</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Table_20_Contents">Path feature</text:p>
          </table:table-cell>
          <table:table-cell table:style-name="TableRowCell" office:value-type="string">
            <text:p text:style-name="P17">5</text:p>
          </table:table-cell>
          <table:table-cell table:style-name="TableRowCell" office:value-type="string">
            <text:p text:style-name="Table_20_Contents">+3</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persistent-rage" office:name=""><text:span text:style-name="Definition">Persistent Rage</text:span></text:a></text:p>
          </table:table-cell>
          <table:table-cell table:style-name="TableRowCell" office:value-type="string">
            <text:p text:style-name="P18">5</text:p>
          </table:table-cell>
          <table:table-cell table:style-name="TableRowCell" office:value-type="string">
            <text:p text:style-name="Table_20_Contents">+3</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19">5</text:p>
          </table:table-cell>
          <table:table-cell table:style-name="TableRowCell" office:value-type="string">
            <text:p text:style-name="Table_20_Contents">+4</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brutal-critical" office:name=""><text:span text:style-name="Definition">Brutal Critical</text:span></text:a> (3 dice)</text:p>
          </table:table-cell>
          <table:table-cell table:style-name="TableRowCell" office:value-type="string">
            <text:p text:style-name="P20">6</text:p>
          </table:table-cell>
          <table:table-cell table:style-name="TableRowCell" office:value-type="string">
            <text:p text:style-name="Table_20_Contents">+4</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indomitable-might" office:name=""><text:span text:style-name="Definition">Indomitable Might</text:span></text:a></text:p>
          </table:table-cell>
          <table:table-cell table:style-name="TableRowCell" office:value-type="string">
            <text:p text:style-name="P21">6</text:p>
          </table:table-cell>
          <table:table-cell table:style-name="TableRowCell" office:value-type="string">
            <text:p text:style-name="Table_20_Contents">+4</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2">6</text:p>
          </table:table-cell>
          <table:table-cell table:style-name="TableRowCell" office:value-type="string">
            <text:p text:style-name="Table_20_Contents">+4</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primal-champion" office:name=""><text:span text:style-name="Definition">Primal Champion</text:span></text:a></text:p>
          </table:table-cell>
          <table:table-cell table:style-name="TableRowCell" office:value-type="string">
            <text:p text:style-name="P23">Unlimited</text:p>
          </table:table-cell>
          <table:table-cell table:style-name="TableRowCell" office:value-type="string">
            <text:p text:style-name="Table_20_Contents">+4</text:p>
          </table:table-cell>
        </table:table-row>
      </table:table>
      <text:h text:style-name="Heading_20_3" text:outline-level="3"><text:bookmark-start text:name="dreadnought-feature-rage"/>Rage<text:bookmark-end text:name="dreadnought-feature-rage"/></text:h>
      <text:p text:style-name="First_20_paragraph">In battle, you fight with primal ferocity. On your turn, you can enter a rage as a bonus action. While raging, you gain the following benefits if you aren’t wearing heavy armor:</text:p>
      <text:list text:style-name="L3">
        <text:list-item>
          <text:p text:style-name="P24">You have advantage on Strength checks and Strength saving throws.</text:p>
        </text:list-item>
        <text:list-item>
          <text:p text:style-name="P24">When you make a melee weapon attack using Strength, you gain a bonus to the damage roll that increases as you gain levels as a Dreadnought, as shown in the Rage Damage column of the <text:a xlink:type="simple" xlink:href="#dreadnought-table" office:name=""><text:span text:style-name="Definition">Dreadnought table</text:span></text:a>.</text:p>
        </text:list-item>
        <text:list-item>
          <text:p text:style-name="P24">You have resistance to bludgeoning, piercing, and slashing damage.</text:p>
        </text:list-item>
      </text:list>
      <text:p text:style-name="First_20_paragraph">If you are able to cast spells, you can’t cast them or concentrate on them while raging. Your rage lasts for 1 minute. It ends early if you are knocked unconscious or if your turn ends and you haven’t attacked a hostile creature since your last turn or taken damage since then. You can also end your rage on your turn as a bonus action. Once you have raged the number of times shown for your Dreadnought level in the Rages column of the <text:a xlink:type="simple" xlink:href="#dreadnought-table" office:name=""><text:span text:style-name="Definition">Dreadnought table</text:span></text:a>, you must finish a long rest before you can rage again.</text:p>
      <text:h text:style-name="Heading_20_3" text:outline-level="3"><text:bookmark-start text:name="dreadnought-feature-unarmored-defense"/>Unarmored Defense<text:bookmark-end text:name="dreadnought-feature-unarmored-defense"/></text:h>
      <text:p text:style-name="First_20_paragraph">While you are not wearing any armor, your Armor Class equals 10 + your Dexterity modifier + your Constitution modifier. You can use a shield and still gain this benefit.</text:p>
      <text:h text:style-name="Heading_20_3" text:outline-level="3"><text:bookmark-start text:name="dreadnought-feature-reckless-attack"/>Reckless Attack<text:bookmark-end text:name="dreadnought-feature-reckless-attack"/></text:h>
      <text:p text:style-name="First_20_paragraph">Starting at 2nd level, you can throw aside all concern for defense to attack with fierce desperation. When you make your first attack on your turn, you can decide to attack recklessly. Doing so gives you advantage on melee weapon attack rolls using Strength during this turn, but attack rolls against you have advantage until your next turn.</text:p>
      <text:h text:style-name="Heading_20_3" text:outline-level="3"><text:bookmark-start text:name="dreadnought-feature-danger-sense"/>Danger Sense<text:bookmark-end text:name="dreadnought-feature-danger-sense"/></text:h>
      <text:p text:style-name="First_20_paragraph">At 2nd level, you gain an uncanny sense of when things nearby aren’t as they should be, giving you an edge when you dodge away from danger. You have advantage on Dexterity saving throws against effects that you can see, such as traps and spells. To gain this benefit, you can’t be blinded, deafened, or incapacitated.</text:p>
      <text:h text:style-name="Heading_20_3" text:outline-level="3"><text:bookmark-start text:name="dreadnought-feature-path"/>Dreadnought Path<text:bookmark-end text:name="dreadnought-feature-path"/></text:h>
      <text:p text:style-name="First_20_paragraph">At 3rd level, you choose a <text:a xlink:type="simple" xlink:href="#dreadnought-subclasses" office:name=""><text:span text:style-name="Definition">path</text:span></text:a> that shapes the nature of your rage. Your choice grants you features at 3rd level and again at 6th, 10th, and 14th levels.</text:p>
      <text:h text:style-name="Heading_20_3" text:outline-level="3"><text:bookmark-start text:name="dreadnought-feature-asi"/>Ability Score Improvement<text:bookmark-end text:name="dreadnought-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3" text:outline-level="3"><text:bookmark-start text:name="dreadnought-feature-extra-attack"/>Extra Attack<text:bookmark-end text:name="dreadnought-feature-extra-attack"/></text:h>
      <text:p text:style-name="First_20_paragraph">Beginning at 5th level, you can attack twice, instead of once, whenever you take the Attack action on your turn.</text:p>
      <text:h text:style-name="Heading_20_3" text:outline-level="3"><text:bookmark-start text:name="dreadnought-feature-fast-movement"/>Fast Movement<text:bookmark-end text:name="dreadnought-feature-fast-movement"/></text:h>
      <text:p text:style-name="First_20_paragraph">Starting at 5th level, your speed increases by 10 feet while you aren’t wearing heavy armor.</text:p>
      <text:h text:style-name="Heading_20_3" text:outline-level="3"><text:bookmark-start text:name="dreadnought-feature-feral-instinct"/>Feral Instinct<text:bookmark-end text:name="dreadnought-feature-feral-instinct"/></text:h>
      <text:p text:style-name="First_20_paragraph">By 7th level, your instincts are so honed that you have advantage on initiative rolls. Additionally, if you are surprised at the beginning of combat and aren’t incapacitated, you can act normally on your first turn, but only if you enter your rage before doing anything else on that turn.</text:p>
      <text:h text:style-name="Heading_20_3" text:outline-level="3"><text:bookmark-start text:name="dreadnought-feature-brutal-critical"/>Brutal Critical<text:bookmark-end text:name="dreadnought-feature-brutal-critical"/></text:h>
      <text:p text:style-name="First_20_paragraph">Beginning at 9th level, you can roll one additional weapon damage die when determining the extra damage for a critical hit with a melee attack. This increases to two additional dice at 13th level and three additional dice at 17th level.</text:p>
      <text:h text:style-name="Heading_20_3" text:outline-level="3"><text:bookmark-start text:name="dreadnought-feature-relentless-rage"/>Relentless Rage<text:bookmark-end text:name="dreadnought-feature-relentless-rage"/></text:h>
      <text:p text:style-name="First_20_paragraph">Starting at 11th level, your rage can keep you fighting despite grievous wounds. If you drop to 0 hit points while you’re raging and don’t die outright, you can make a DC 10 Constitution saving throw. If you succeed, you drop to 1 hit point instead. Each time you use this feature after the first, the DC increases by 5. When you finish a short or long rest, the DC resets to 10.</text:p>
      <text:h text:style-name="Heading_20_3" text:outline-level="3"><text:bookmark-start text:name="dreadnought-feature-persistent-rage"/>Persistent Rage<text:bookmark-end text:name="dreadnought-feature-persistent-rage"/></text:h>
      <text:p text:style-name="First_20_paragraph">Beginning at 15th level, your rage is so fierce that it ends early only if you fall unconscious or if you choose to end it.</text:p>
      <text:h text:style-name="Heading_20_3" text:outline-level="3"><text:bookmark-start text:name="dreadnought-feature-indomitable-might"/>Indomitable Might<text:bookmark-end text:name="dreadnought-feature-indomitable-might"/></text:h>
      <text:p text:style-name="First_20_paragraph">Beginning at 18th level, if your total for a Strength check is less than your Strength score, you can use that score in place of the total.</text:p>
      <text:h text:style-name="Heading_20_3" text:outline-level="3"><text:bookmark-start text:name="dreadnought-feature-primal-champion"/>Primal Champion<text:bookmark-end text:name="dreadnought-feature-primal-champion"/></text:h>
      <text:p text:style-name="First_20_paragraph">At 20th level, you embody the power of the wilds. Your Strength and Constitution scores increase by 4. Your maximum for those scores is now 24.</text:p>
      <text:h text:style-name="Heading_20_3" text:outline-level="3"><text:bookmark-start text:name="dreadnought-subclasses"/>Dreadnought Paths<text:bookmark-end text:name="dreadnought-subclasses"/></text:h>
      <text:h text:style-name="Heading_20_4" text:outline-level="4"><text:bookmark-start text:name="dreadnought-subclasse-berserker"/>Path of the Berserker<text:bookmark-end text:name="dreadnought-subclasse-berserker"/></text:h>
      <text:p text:style-name="First_20_paragraph">For some Dreadnoughts, rage is a means to an end— that end being violence. The Path of the Berserker is a path of untrammeled fury, slick with blood. As you enter the berserker’s rage, you thrill in the chaos of battle, heedless of your own health or well-being.</text:p>
      <text:h text:style-name="Heading_20_5" text:outline-level="5"><text:bookmark-start text:name="dreadnought-subclasse-berserker-feature-frenzy"/>Frenzy<text:bookmark-end text:name="dreadnought-subclasse-berserker-feature-frenzy"/></text:h>
      <text:p text:style-name="First_20_paragraph">Starting when you choose this path at 3rd level, you can go into a frenzy when you rage. If you do so, for the duration of your rage you can make a single melee weapon attack as a bonus action on each of your turns after this one. When your rage ends, you suffer one level of exhaustion (as described in appendix A).</text:p>
      <text:h text:style-name="Heading_20_5" text:outline-level="5"><text:bookmark-start text:name="dreadnought-subclasse-berserker-feature-mindless-rage"/>Mindless Rage<text:bookmark-end text:name="dreadnought-subclasse-berserker-feature-mindless-rage"/></text:h>
      <text:p text:style-name="First_20_paragraph">Beginning at 6th level, you can’t be charmed or frightened while raging. If you are charmed or frightened when you enter your rage, the effect is suspended for the duration of the rage.</text:p>
      <text:h text:style-name="Heading_20_5" text:outline-level="5"><text:bookmark-start text:name="dreadnought-subclasse-berserker-feature-intimidating-resence"/>Intimidating Presence<text:bookmark-end text:name="dreadnought-subclasse-berserker-feature-intimidating-resence"/></text:h>
      <text:p text:style-name="First_20_paragraph">Beginning at 10th level, you can use your action to frighten someone with your menacing presence. When you do so, choose one creature that you can see within 30 feet of you. If the creature can see or hear you, it must succeed on a Wisdom saving throw (DC equal to 8 + your proficiency bonus + your Charisma modifier) or be frightened of you until the end of your next turn. On subsequent turns, you can use your action to extend the duration of this effect on the frightened creature until the end of your next turn. This effect ends if the creature ends its turn out of line of sight or more than 60 feet away from you. If the creature succeeds on its saving throw, you can’t use this feature on that creature again for 24 hours.</text:p>
      <text:h text:style-name="Heading_20_5" text:outline-level="5"><text:bookmark-start text:name="dreadnought-subclasse-berserker-feature-retaliation"/>Retaliation<text:bookmark-end text:name="dreadnought-subclasse-berserker-feature-retaliation"/></text:h>
      <text:p text:style-name="First_20_paragraph">Starting at 14th level, when you take damage from a creature that is within 5 feet of you, you can use your reaction to make a melee weapon attack against that creature.</text:p>
      <text:h text:style-name="Heading_20_2" text:outline-level="2"><text:bookmark-start text:name="vanguard-class"/>Vanguard<text:bookmark-end text:name="vanguard-class"/></text:h>
      <text:p text:style-name="First_20_paragraph">Vanguards channel divine strength, standing as unyielding champions of causes greater than themselves.</text:p>
      <text:h text:style-name="Heading_20_3" text:outline-level="3"><text:bookmark-start text:name="id__class_features_2"/>Class Features<text:bookmark-end text:name="id__class_features_2"/></text:h>
      <text:p text:style-name="First_20_paragraph">As a Vanguard, you gain the following class features.</text:p>
      <text:h text:style-name="Heading_20_4" text:outline-level="4"><text:bookmark-start text:name="id__hit_points_2"/>Hit Points<text:bookmark-end text:name="id__hit_points_2"/></text:h>
      <table:table table:name="Table5" table:style-name="Table5">
        <table:table-column table:style-name="Table5.A"/>
        <table:table-column table:style-name="Table5.B"/>
        <table:table-row>
          <table:table-cell table:style-name="TableRowCell" office:value-type="string">
            <text:p text:style-name="Table_20_Contents">Hit Dice</text:p>
          </table:table-cell>
          <table:table-cell table:style-name="TableRowCell" office:value-type="string">
            <text:p text:style-name="Table_20_Contents">1d10 per Vanguard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10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10 (or 6) + your Constitution modifier per Vanguard level after 1st</text:p>
          </table:table-cell>
        </table:table-row>
      </table:table>
      <text:h text:style-name="Heading_20_4" text:outline-level="4"><text:bookmark-start text:name="id__proficiencies_2"/>Proficiencies<text:bookmark-end text:name="id__proficiencies_2"/></text:h>
      <table:table table:name="Table6" table:style-name="Table6">
        <table:table-column table:style-name="Table6.A"/>
        <table:table-column table:style-name="Table6.B"/>
        <table:table-row>
          <table:table-cell table:style-name="TableRowCell" office:value-type="string">
            <text:p text:style-name="Table_20_Contents">Armor</text:p>
          </table:table-cell>
          <table:table-cell table:style-name="TableRowCell" office:value-type="string">
            <text:p text:style-name="Table_20_Contents">All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 martial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Wisdom, Charisma</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thletics, Insight, Intimidation, Medicine, Persuasion, and Religion</text:p>
          </table:table-cell>
        </table:table-row>
      </table:table>
      <text:h text:style-name="Heading_20_4" text:outline-level="4"><text:bookmark-start text:name="id__equipment_2"/>Equipment<text:bookmark-end text:name="id__equipment_2"/></text:h>
      <text:p text:style-name="First_20_paragraph">You start with the following equipment, in addition to the equipment granted by your background:</text:p>
      <text:list text:style-name="L4">
        <text:list-item>
          <text:p text:style-name="P25">(a) a martial weapon and a shield or (b) two martial weapons</text:p>
        </text:list-item>
        <text:list-item>
          <text:p text:style-name="P25">(a) five javelins or (b) any simple melee weapon</text:p>
        </text:list-item>
        <text:list-item>
          <text:p text:style-name="P25">(a) a priest’s pack or (b) an explorer’s pack</text:p>
        </text:list-item>
        <text:list-item>
          <text:p text:style-name="P25">Chain mail and a holy symbol</text:p>
        </text:list-item>
      </text:list>
      <text:p text:style-name="TableCaption">The Vanguard (tab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Table_20_Heading">Features</text:p>
            </table:table-cell>
            <table:table-cell table:style-name="TableHeaderRowCell" office:value-type="string">
              <text:p text:style-name="P26">1st</text:p>
            </table:table-cell>
            <table:table-cell table:style-name="TableHeaderRowCell" office:value-type="string">
              <text:p text:style-name="P27">2nd</text:p>
            </table:table-cell>
            <table:table-cell table:style-name="TableHeaderRowCell" office:value-type="string">
              <text:p text:style-name="P28">3rd</text:p>
            </table:table-cell>
            <table:table-cell table:style-name="TableHeaderRowCell" office:value-type="string">
              <text:p text:style-name="P29">4th</text:p>
            </table:table-cell>
            <table:table-cell table:style-name="TableHeaderRowCell" office:value-type="string">
              <text:p text:style-name="P30">5th</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divine-sense" office:name=""><text:span text:style-name="Definition">Divine Sense</text:span></text:a>, <text:a xlink:type="simple" xlink:href="#vanguard-feature-lay-on-hands" office:name=""><text:span text:style-name="Definition">Lay on Hands</text:span></text:a></text:p>
          </table:table-cell>
          <table:table-cell table:style-name="TableRowCell" office:value-type="string">
            <text:p text:style-name="P31">-</text:p>
          </table:table-cell>
          <table:table-cell table:style-name="TableRowCell" office:value-type="string">
            <text:p text:style-name="P32">-</text:p>
          </table:table-cell>
          <table:table-cell table:style-name="TableRowCell" office:value-type="string">
            <text:p text:style-name="P33">-</text:p>
          </table:table-cell>
          <table:table-cell table:style-name="TableRowCell" office:value-type="string">
            <text:p text:style-name="P34">-</text:p>
          </table:table-cell>
          <table:table-cell table:style-name="TableRowCell" office:value-type="string">
            <text:p text:style-name="P35">-</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fighting-style" office:name=""><text:span text:style-name="Definition">Fighting Style</text:span></text:a>, <text:a xlink:type="simple" xlink:href="#vanguard-feature-spellcasting" office:name=""><text:span text:style-name="Definition">Spellcasting</text:span></text:a>, <text:a xlink:type="simple" xlink:href="#vanguard-feature-divine-smite" office:name=""><text:span text:style-name="Definition">Divine Smite</text:span></text:a></text:p>
          </table:table-cell>
          <table:table-cell table:style-name="TableRowCell" office:value-type="string">
            <text:p text:style-name="P36">2</text:p>
          </table:table-cell>
          <table:table-cell table:style-name="TableRowCell" office:value-type="string">
            <text:p text:style-name="P37">-</text:p>
          </table:table-cell>
          <table:table-cell table:style-name="TableRowCell" office:value-type="string">
            <text:p text:style-name="P38">-</text:p>
          </table:table-cell>
          <table:table-cell table:style-name="TableRowCell" office:value-type="string">
            <text:p text:style-name="P39">-</text:p>
          </table:table-cell>
          <table:table-cell table:style-name="TableRowCell" office:value-type="string">
            <text:p text:style-name="P40">-</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divine-health" office:name=""><text:span text:style-name="Definition">Divine Health</text:span></text:a>, <text:a xlink:type="simple" xlink:href="#vanguard-feature-oath-of-duty" office:name=""><text:span text:style-name="Definition">Oath of Duty</text:span></text:a></text:p>
          </table:table-cell>
          <table:table-cell table:style-name="TableRowCell" office:value-type="string">
            <text:p text:style-name="P41">3</text:p>
          </table:table-cell>
          <table:table-cell table:style-name="TableRowCell" office:value-type="string">
            <text:p text:style-name="P42">-</text:p>
          </table:table-cell>
          <table:table-cell table:style-name="TableRowCell" office:value-type="string">
            <text:p text:style-name="P43">-</text:p>
          </table:table-cell>
          <table:table-cell table:style-name="TableRowCell" office:value-type="string">
            <text:p text:style-name="P44">-</text:p>
          </table:table-cell>
          <table:table-cell table:style-name="TableRowCell" office:value-type="string">
            <text:p text:style-name="P45">-</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46">3</text:p>
          </table:table-cell>
          <table:table-cell table:style-name="TableRowCell" office:value-type="string">
            <text:p text:style-name="P47">-</text:p>
          </table:table-cell>
          <table:table-cell table:style-name="TableRowCell" office:value-type="string">
            <text:p text:style-name="P48">-</text:p>
          </table:table-cell>
          <table:table-cell table:style-name="TableRowCell" office:value-type="string">
            <text:p text:style-name="P49">-</text:p>
          </table:table-cell>
          <table:table-cell table:style-name="TableRowCell" office:value-type="string">
            <text:p text:style-name="P50">-</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extra-attack" office:name=""><text:span text:style-name="Definition">Extra Attack</text:span></text:a></text:p>
          </table:table-cell>
          <table:table-cell table:style-name="TableRowCell" office:value-type="string">
            <text:p text:style-name="P51">4</text:p>
          </table:table-cell>
          <table:table-cell table:style-name="TableRowCell" office:value-type="string">
            <text:p text:style-name="P52">2</text:p>
          </table:table-cell>
          <table:table-cell table:style-name="TableRowCell" office:value-type="string">
            <text:p text:style-name="P53">-</text:p>
          </table:table-cell>
          <table:table-cell table:style-name="TableRowCell" office:value-type="string">
            <text:p text:style-name="P54">-</text:p>
          </table:table-cell>
          <table:table-cell table:style-name="TableRowCell" office:value-type="string">
            <text:p text:style-name="P55">-</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aura-of-protection" office:name=""><text:span text:style-name="Definition">Aura of Protection</text:span></text:a></text:p>
          </table:table-cell>
          <table:table-cell table:style-name="TableRowCell" office:value-type="string">
            <text:p text:style-name="P56">4</text:p>
          </table:table-cell>
          <table:table-cell table:style-name="TableRowCell" office:value-type="string">
            <text:p text:style-name="P57">2</text:p>
          </table:table-cell>
          <table:table-cell table:style-name="TableRowCell" office:value-type="string">
            <text:p text:style-name="P58">-</text:p>
          </table:table-cell>
          <table:table-cell table:style-name="TableRowCell" office:value-type="string">
            <text:p text:style-name="P59">-</text:p>
          </table:table-cell>
          <table:table-cell table:style-name="TableRowCell" office:value-type="string">
            <text:p text:style-name="P60">-</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Table_20_Contents">Oath of Duty feature</text:p>
          </table:table-cell>
          <table:table-cell table:style-name="TableRowCell" office:value-type="string">
            <text:p text:style-name="P61">4</text:p>
          </table:table-cell>
          <table:table-cell table:style-name="TableRowCell" office:value-type="string">
            <text:p text:style-name="P62">3</text:p>
          </table:table-cell>
          <table:table-cell table:style-name="TableRowCell" office:value-type="string">
            <text:p text:style-name="P63">-</text:p>
          </table:table-cell>
          <table:table-cell table:style-name="TableRowCell" office:value-type="string">
            <text:p text:style-name="P64">-</text:p>
          </table:table-cell>
          <table:table-cell table:style-name="TableRowCell" office:value-type="string">
            <text:p text:style-name="P65">-</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66">4</text:p>
          </table:table-cell>
          <table:table-cell table:style-name="TableRowCell" office:value-type="string">
            <text:p text:style-name="P67">3</text:p>
          </table:table-cell>
          <table:table-cell table:style-name="TableRowCell" office:value-type="string">
            <text:p text:style-name="P68">-</text:p>
          </table:table-cell>
          <table:table-cell table:style-name="TableRowCell" office:value-type="string">
            <text:p text:style-name="P69">-</text:p>
          </table:table-cell>
          <table:table-cell table:style-name="TableRowCell" office:value-type="string">
            <text:p text:style-name="P70">-</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Table_20_Contents">-</text:p>
          </table:table-cell>
          <table:table-cell table:style-name="TableRowCell" office:value-type="string">
            <text:p text:style-name="P71">4</text:p>
          </table:table-cell>
          <table:table-cell table:style-name="TableRowCell" office:value-type="string">
            <text:p text:style-name="P72">3</text:p>
          </table:table-cell>
          <table:table-cell table:style-name="TableRowCell" office:value-type="string">
            <text:p text:style-name="P73">2</text:p>
          </table:table-cell>
          <table:table-cell table:style-name="TableRowCell" office:value-type="string">
            <text:p text:style-name="P74">-</text:p>
          </table:table-cell>
          <table:table-cell table:style-name="TableRowCell" office:value-type="string">
            <text:p text:style-name="P75">-</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aura-of-courage" office:name=""><text:span text:style-name="Definition">Aura of Courage</text:span></text:a></text:p>
          </table:table-cell>
          <table:table-cell table:style-name="TableRowCell" office:value-type="string">
            <text:p text:style-name="P76">4</text:p>
          </table:table-cell>
          <table:table-cell table:style-name="TableRowCell" office:value-type="string">
            <text:p text:style-name="P77">3</text:p>
          </table:table-cell>
          <table:table-cell table:style-name="TableRowCell" office:value-type="string">
            <text:p text:style-name="P78">2</text:p>
          </table:table-cell>
          <table:table-cell table:style-name="TableRowCell" office:value-type="string">
            <text:p text:style-name="P79">-</text:p>
          </table:table-cell>
          <table:table-cell table:style-name="TableRowCell" office:value-type="string">
            <text:p text:style-name="P80">-</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improved-divine-smite" office:name=""><text:span text:style-name="Definition">Improved Divine Smite</text:span></text:a></text:p>
          </table:table-cell>
          <table:table-cell table:style-name="TableRowCell" office:value-type="string">
            <text:p text:style-name="P81">4</text:p>
          </table:table-cell>
          <table:table-cell table:style-name="TableRowCell" office:value-type="string">
            <text:p text:style-name="P82">3</text:p>
          </table:table-cell>
          <table:table-cell table:style-name="TableRowCell" office:value-type="string">
            <text:p text:style-name="P83">3</text:p>
          </table:table-cell>
          <table:table-cell table:style-name="TableRowCell" office:value-type="string">
            <text:p text:style-name="P84">-</text:p>
          </table:table-cell>
          <table:table-cell table:style-name="TableRowCell" office:value-type="string">
            <text:p text:style-name="P85">-</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86">4</text:p>
          </table:table-cell>
          <table:table-cell table:style-name="TableRowCell" office:value-type="string">
            <text:p text:style-name="P87">3</text:p>
          </table:table-cell>
          <table:table-cell table:style-name="TableRowCell" office:value-type="string">
            <text:p text:style-name="P88">3</text:p>
          </table:table-cell>
          <table:table-cell table:style-name="TableRowCell" office:value-type="string">
            <text:p text:style-name="P89">-</text:p>
          </table:table-cell>
          <table:table-cell table:style-name="TableRowCell" office:value-type="string">
            <text:p text:style-name="P90">-</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P91">4</text:p>
          </table:table-cell>
          <table:table-cell table:style-name="TableRowCell" office:value-type="string">
            <text:p text:style-name="P92">3</text:p>
          </table:table-cell>
          <table:table-cell table:style-name="TableRowCell" office:value-type="string">
            <text:p text:style-name="P93">3</text:p>
          </table:table-cell>
          <table:table-cell table:style-name="TableRowCell" office:value-type="string">
            <text:p text:style-name="P94">1</text:p>
          </table:table-cell>
          <table:table-cell table:style-name="TableRowCell" office:value-type="string">
            <text:p text:style-name="P95">-</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Table_20_Contents"><text:a xlink:type="simple" xlink:href="#vanguard-feature-cleansing-touch" office:name=""><text:span text:style-name="Definition">Cleansing Touch</text:span></text:a></text:p>
          </table:table-cell>
          <table:table-cell table:style-name="TableRowCell" office:value-type="string">
            <text:p text:style-name="P96">4</text:p>
          </table:table-cell>
          <table:table-cell table:style-name="TableRowCell" office:value-type="string">
            <text:p text:style-name="P97">3</text:p>
          </table:table-cell>
          <table:table-cell table:style-name="TableRowCell" office:value-type="string">
            <text:p text:style-name="P98">3</text:p>
          </table:table-cell>
          <table:table-cell table:style-name="TableRowCell" office:value-type="string">
            <text:p text:style-name="P99">1</text:p>
          </table:table-cell>
          <table:table-cell table:style-name="TableRowCell" office:value-type="string">
            <text:p text:style-name="P100">-</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Table_20_Contents">Oath of Duty feature</text:p>
          </table:table-cell>
          <table:table-cell table:style-name="TableRowCell" office:value-type="string">
            <text:p text:style-name="P101">4</text:p>
          </table:table-cell>
          <table:table-cell table:style-name="TableRowCell" office:value-type="string">
            <text:p text:style-name="P102">3</text:p>
          </table:table-cell>
          <table:table-cell table:style-name="TableRowCell" office:value-type="string">
            <text:p text:style-name="P103">3</text:p>
          </table:table-cell>
          <table:table-cell table:style-name="TableRowCell" office:value-type="string">
            <text:p text:style-name="P104">2</text:p>
          </table:table-cell>
          <table:table-cell table:style-name="TableRowCell" office:value-type="string">
            <text:p text:style-name="P105">-</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106">4</text:p>
          </table:table-cell>
          <table:table-cell table:style-name="TableRowCell" office:value-type="string">
            <text:p text:style-name="P107">3</text:p>
          </table:table-cell>
          <table:table-cell table:style-name="TableRowCell" office:value-type="string">
            <text:p text:style-name="P108">3</text:p>
          </table:table-cell>
          <table:table-cell table:style-name="TableRowCell" office:value-type="string">
            <text:p text:style-name="P109">2</text:p>
          </table:table-cell>
          <table:table-cell table:style-name="TableRowCell" office:value-type="string">
            <text:p text:style-name="P110">-</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Table_20_Contents">-</text:p>
          </table:table-cell>
          <table:table-cell table:style-name="TableRowCell" office:value-type="string">
            <text:p text:style-name="P111">4</text:p>
          </table:table-cell>
          <table:table-cell table:style-name="TableRowCell" office:value-type="string">
            <text:p text:style-name="P112">3</text:p>
          </table:table-cell>
          <table:table-cell table:style-name="TableRowCell" office:value-type="string">
            <text:p text:style-name="P113">3</text:p>
          </table:table-cell>
          <table:table-cell table:style-name="TableRowCell" office:value-type="string">
            <text:p text:style-name="P114">3</text:p>
          </table:table-cell>
          <table:table-cell table:style-name="TableRowCell" office:value-type="string">
            <text:p text:style-name="P115">1</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Table_20_Contents">Aura improvements</text:p>
          </table:table-cell>
          <table:table-cell table:style-name="TableRowCell" office:value-type="string">
            <text:p text:style-name="P116">4</text:p>
          </table:table-cell>
          <table:table-cell table:style-name="TableRowCell" office:value-type="string">
            <text:p text:style-name="P117">3</text:p>
          </table:table-cell>
          <table:table-cell table:style-name="TableRowCell" office:value-type="string">
            <text:p text:style-name="P118">3</text:p>
          </table:table-cell>
          <table:table-cell table:style-name="TableRowCell" office:value-type="string">
            <text:p text:style-name="P119">3</text:p>
          </table:table-cell>
          <table:table-cell table:style-name="TableRowCell" office:value-type="string">
            <text:p text:style-name="P120">1</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121">4</text:p>
          </table:table-cell>
          <table:table-cell table:style-name="TableRowCell" office:value-type="string">
            <text:p text:style-name="P122">3</text:p>
          </table:table-cell>
          <table:table-cell table:style-name="TableRowCell" office:value-type="string">
            <text:p text:style-name="P123">3</text:p>
          </table:table-cell>
          <table:table-cell table:style-name="TableRowCell" office:value-type="string">
            <text:p text:style-name="P124">3</text:p>
          </table:table-cell>
          <table:table-cell table:style-name="TableRowCell" office:value-type="string">
            <text:p text:style-name="P125">2</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Table_20_Contents">Oath of Duty feature</text:p>
          </table:table-cell>
          <table:table-cell table:style-name="TableRowCell" office:value-type="string">
            <text:p text:style-name="P126">4</text:p>
          </table:table-cell>
          <table:table-cell table:style-name="TableRowCell" office:value-type="string">
            <text:p text:style-name="P127">3</text:p>
          </table:table-cell>
          <table:table-cell table:style-name="TableRowCell" office:value-type="string">
            <text:p text:style-name="P128">3</text:p>
          </table:table-cell>
          <table:table-cell table:style-name="TableRowCell" office:value-type="string">
            <text:p text:style-name="P129">3</text:p>
          </table:table-cell>
          <table:table-cell table:style-name="TableRowCell" office:value-type="string">
            <text:p text:style-name="P130">2</text:p>
          </table:table-cell>
        </table:table-row>
      </table:table>
      <text:h text:style-name="Heading_20_3" text:outline-level="3"><text:bookmark-start text:name="vanguard-feature-divine-sense"/>Divine Sense<text:bookmark-end text:name="vanguard-feature-divine-sense"/></text:h>
      <text:p text:style-name="First_20_paragraph">The presence of strong evil registers on your senses like a noxious odor, and powerful good rings like heavenly music in your ears. As an action, you can open your awareness to detect such forces. Until the end of your next turn, you know the location of any celestial, fiend, or undead within 60 feet of you that is not behind total cover. You know the type (celestial, fiend, or undead) of any being whose presence you sense, but not its identity (the vampire Count Strahd von Zarovich, for instance). Within the same radius, you also detect the presence of any place or object that has been consecrated or desecrated, as with the Hallow spell. You can use this feature a number of times equal to 1 + your Charisma modifier. When you finish a long rest, you regain all expended uses.</text:p>
      <text:h text:style-name="Heading_20_3" text:outline-level="3"><text:bookmark-start text:name="vanguard-feature-lay-on-hands"/>Lay on Hands<text:bookmark-end text:name="vanguard-feature-lay-on-hands"/></text:h>
      <text:p text:style-name="First_20_paragraph">Your blessed touch can heal wounds. You have a pool of healing power that replenishes when you take a long rest. With that pool, you can restore a total number of hit points equal to your Vanguard level × 5.</text:p>
      <text:p text:style-name="Text_20_body">As an action, you can touch a creature and draw power from the pool to restore a number of hit points to that creature, up to the maximum amount remaining in your pool.</text:p>
      <text:p text:style-name="Text_20_body">Alternatively, you can expend 5 hit points from your pool of healing to cure the target of one disease or neutralize one poison affecting it. You can cure multiple diseases and neutralize multiple poisons with a single use of Lay on Hands, expending hit points separately for each one.</text:p>
      <text:p text:style-name="Text_20_body">This feature has no effect on undead and constructs.</text:p>
      <text:h text:style-name="Heading_20_3" text:outline-level="3"><text:bookmark-start text:name="vanguard-feature-fighting-style"/>Fighting Style<text:bookmark-end text:name="vanguard-feature-fighting-style"/></text:h>
      <text:p text:style-name="First_20_paragraph">At 2nd level, you adopt a style of fighting as your specialty. Choose one of the following options. You can’t take a Fighting Style option more than once, even if you later get to choose again.</text:p>
      <text:p text:style-name="Definition_20_Term">Defense</text:p>
      <text:p text:style-name="Definition_20_Definition">While you are wearing armor, you gain a +1 bonus to AC.</text:p>
      <text:p text:style-name="Definition_20_Term">Dueling</text:p>
      <text:p text:style-name="Definition_20_Definition">When you are wielding a melee weapon in one hand and no other weapons, you gain a +2 bonus to damage rolls with that weapon.</text:p>
      <text:p text:style-name="Definition_20_Term">Great Weapon Fighting</text:p>
      <text:p text:style-name="Definition_20_Definition">When you roll a 1 or 2 on a damage die for an attack you make with a melee weapon that you are wielding with two hands, you can reroll the die and must use the new roll. The weapon must have the two-handed or versatile property for you to gain this benefit.</text:p>
      <text:p text:style-name="Definition_20_Term">Protection</text:p>
      <text:p text:style-name="Definition_20_Definition">When a creature you can see attacks a target other than you that is within 5 feet of you, you can use your reaction to impose disadvantage on the attack roll. You must be wielding a shield.</text:p>
      <text:h text:style-name="Heading_20_3" text:outline-level="3"><text:bookmark-start text:name="vanguard-feature-spellcasting"/>Spellcasting<text:bookmark-end text:name="vanguard-feature-spellcasting"/></text:h>
      <text:p text:style-name="First_20_paragraph">By 2nd level, you have learned to draw on divine magic through meditation and prayer to cast spells as a Cleric does.</text:p>
      <text:h text:style-name="Heading_20_4" text:outline-level="4"><text:bookmark-start text:name="id__preparing_and_casting_spells"/>Preparing and Casting Spells<text:bookmark-end text:name="id__preparing_and_casting_spells"/></text:h>
      <text:p text:style-name="First_20_paragraph">The <text:a xlink:type="simple" xlink:href="#vanguard-table" office:name=""><text:span text:style-name="Definition">Vanguard table</text:span></text:a> shows how many spell slots you have to cast your spells. To cast one of your Vanguard spells of 1st level or higher, you must expend a slot of the spell’s level or higher. You regain all expended spell slots when you finish a long rest.</text:p>
      <text:p text:style-name="Text_20_body">You prepare the list of Vanguard spells that are available for you to cast, choosing from the Vanguard spell list. When you do so, choose a number of Vanguard spells equal to your Charisma modifier + half your Vanguard level, rounded down (minimum of one spell). The spells must be of a level for which you have spell slots.</text:p>
      <text:p text:style-name="Text_20_body">For example, if you are a 5th-level Vanguard, you have four 1st-level and two 2nd-level spell slots. With a Charisma of 14, your list of prepared spells can include four spells of 1st or 2nd level, in any combination. If you prepare the 1st-level spell Cure Wounds, you can cast it using a 1st-level or a 2nd-level slot. Casting the spell doesn’t remove it from your list of prepared spells.</text:p>
      <text:p text:style-name="Text_20_body">You can change your list of prepared spells when you finish a long rest. Preparing a new list of Vanguard spells requires time spent in prayer and meditation: at least 1 minute per spell level for each spell on your list.</text:p>
      <text:h text:style-name="Heading_20_4" text:outline-level="4"><text:bookmark-start text:name="id__spellcasting_ability"/>Spellcasting Ability<text:bookmark-end text:name="id__spellcasting_ability"/></text:h>
      <text:p text:style-name="First_20_paragraph">Charisma is your spellcasting ability for your Vanguard spells, since their power derives from the strength of your convictions. You use your Charisma whenever a spell refers to your spellcasting ability. In addition, you use your Charisma modifier when setting the saving throw DC for a Vanguard spell you cast and when making an attack roll with one.</text:p>
      <table:table table:name="Table8" table:style-name="Table8">
        <table:table-column table:style-name="Table8.A"/>
        <table:table-column table:style-name="Table8.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Charisma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Charisma modifier</text:p>
          </table:table-cell>
        </table:table-row>
      </table:table>
      <text:h text:style-name="Heading_20_4" text:outline-level="4"><text:bookmark-start text:name="id__spellcasting_focus"/>Spellcasting Focus<text:bookmark-end text:name="id__spellcasting_focus"/></text:h>
      <text:p text:style-name="First_20_paragraph">You can use a holy symbol as a spellcasting focus for your Vanguard spells.</text:p>
      <text:h text:style-name="Heading_20_3" text:outline-level="3"><text:bookmark-start text:name="vanguard-feature-divine-smite"/>Divine Smite<text:bookmark-end text:name="vanguard-feature-divine-smite"/></text:h>
      <text:p text:style-name="First_20_paragraph">Starting at 2nd level, when you hit a creature with a melee weapon attack, you can expend one spell slot to deal radiant damage to the target, in addition to the weapon’s damage. The extra damage is 2d8 for a 1st-level spell slot, plus 1d8 for each spell level higher than 1st, to a maximum of 5d8. The damage increases by 1d8 if the target is an undead or a fiend.</text:p>
      <text:h text:style-name="Heading_20_3" text:outline-level="3"><text:bookmark-start text:name="vanguard-feature-divine-health"/>Divine Health<text:bookmark-end text:name="vanguard-feature-divine-health"/></text:h>
      <text:p text:style-name="First_20_paragraph">By 3rd level, the divine magic flowing through you makes you immune to disease.</text:p>
      <text:h text:style-name="Heading_20_3" text:outline-level="3"><text:bookmark-start text:name="vanguard-feature-oath-of-duty"/>Oath of Duty<text:bookmark-end text:name="vanguard-feature-oath-of-duty"/></text:h>
      <text:p text:style-name="First_20_paragraph">When you reach 3rd level, you swear the <text:a xlink:type="simple" xlink:href="#vanguard-subclasses" office:name=""><text:span text:style-name="Definition">oath</text:span></text:a> that binds you as a Vanguard forever. Up to this time you have been in a preparatory stage, committed to the path but not yet sworn to it. Your choice grants you features at 3rd level and again at 7th, 15th, and 20th level. Those features include oath spells and the Channel Divinity feature.</text:p>
      <text:h text:style-name="Heading_20_4" text:outline-level="4"><text:bookmark-start text:name="vanguard-feature-oath-of-duty-oath-spells"/>Oath Spells<text:bookmark-end text:name="vanguard-feature-oath-of-duty-oath-spells"/></text:h>
      <text:p text:style-name="First_20_paragraph">Each oath has a list of associated spells. You gain access to these spells at the levels specified in the oath description. Once you gain access to an oath spell, you always have it prepared. Oath spells don’t count against the number of spells you can prepare each day. If you gain an oath spell that doesn’t appear on the Vanguard spell list, the spell is nonetheless a Vanguard spell for you.</text:p>
      <text:h text:style-name="Heading_20_4" text:outline-level="4"><text:bookmark-start text:name="vanguard-feature-oath-of-duty-channel-divinity"/>Channel Divinity<text:bookmark-end text:name="vanguard-feature-oath-of-duty-channel-divinity"/></text:h>
      <text:p text:style-name="First_20_paragraph">Your oath allows you to channel divine energy to fuel magical effects. Each Channel Divinity option provided by your oath explains how to use it. When you use your Channel Divinity, you choose which option to use. You must then finish a short or long rest to use your Channel Divinity again. Some Channel Divinity effects require saving throws. When you use such an effect from this class, the DC equals your Vanguard spell save DC.</text:p>
      <text:h text:style-name="Heading_20_3" text:outline-level="3"><text:bookmark-start text:name="vanguard-feature-asi"/>Ability Score Improvement<text:bookmark-end text:name="vanguard-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3" text:outline-level="3"><text:bookmark-start text:name="vanguard-feature-extra-attack"/>Extra Attack<text:bookmark-end text:name="vanguard-feature-extra-attack"/></text:h>
      <text:p text:style-name="First_20_paragraph">Beginning at 5th level, you can attack twice, instead of once, whenever you take the Attack action on your turn.</text:p>
      <text:h text:style-name="Heading_20_3" text:outline-level="3"><text:bookmark-start text:name="vanguard-feature-aura-of-protection"/>Aura of Protection<text:bookmark-end text:name="vanguard-feature-aura-of-protection"/></text:h>
      <text:p text:style-name="First_20_paragraph">Starting at 6th level, whenever you or a friendly creature within 10 feet of you must make a saving throw, the creature gains a bonus to the saving throw equal to your Charisma modifier (with a minimum bonus of +1). You must be conscious to grant this bonus.</text:p>
      <text:p text:style-name="Text_20_body">At 18th level, the range of this aura increases to 30 feet.</text:p>
      <text:h text:style-name="Heading_20_3" text:outline-level="3"><text:bookmark-start text:name="vanguard-feature-aura-of-courage"/>Aura of Courage<text:bookmark-end text:name="vanguard-feature-aura-of-courage"/></text:h>
      <text:p text:style-name="First_20_paragraph">Starting at 10th level, you and friendly creatures within 10 feet of you can’t be frightened while you are conscious.</text:p>
      <text:p text:style-name="Text_20_body">At 18th level, the range of this aura increases to 30 feet.</text:p>
      <text:h text:style-name="Heading_20_3" text:outline-level="3"><text:bookmark-start text:name="vanguard-feature-improved-divine-smite"/>Improved Divine Smite<text:bookmark-end text:name="vanguard-feature-improved-divine-smite"/></text:h>
      <text:p text:style-name="First_20_paragraph">By 11th level, you are so suffused with righteous might that all your melee weapon strikes carry divine power with them. Whenever you hit a creature with a melee weapon, the creature takes an extra 1d8 radiant damage. If you also use your Divine Smite with an attack, you add this damage to the extra damage of your Divine Smite.</text:p>
      <text:h text:style-name="Heading_20_3" text:outline-level="3"><text:bookmark-start text:name="vanguard-feature-cleansing-touch"/>Cleansing Touch<text:bookmark-end text:name="vanguard-feature-cleansing-touch"/></text:h>
      <text:p text:style-name="First_20_paragraph">Beginning at 14th level, you can use your action to end one spell on yourself or on one willing creature that you touch. You can use this feature a number of times equal to your Charisma modifier (a minimum of once). You regain expended uses when you finish a long rest.</text:p>
      <text:h text:style-name="Heading_20_3" text:outline-level="3"><text:bookmark-start text:name="vanguard-subclasses"/>Oaths of Duty<text:bookmark-end text:name="vanguard-subclasses"/></text:h>
      <text:p text:style-name="First_20_paragraph">Becoming a Vanguard involves taking vows that commit the Vanguard to the cause of righteousness, an active path of fighting wickedness. The final oath, taken when he or she reaches 3rd level, is the culmination of all the Vanguard’s training. Some characters with this class don’t consider themselves true Vanguards until they have reached 3rd level and made this oath. For others, the actual swearing of the oath is a formality, an official stamp on what has always been true in the Vanguard’s heart.</text:p>
      <text:h text:style-name="Heading_20_4" text:outline-level="4"><text:bookmark-start text:name="vanguard-subclasse-oath-of-devotion"/>Oath of Devotion<text:bookmark-end text:name="vanguard-subclasse-oath-of-devotion"/></text:h>
      <text:p text:style-name="First_20_paragraph">The Oath of Devotion binds a Vanguard to the loftiest ideals of justice, virtue, and order. Sometimes called cavaliers, white knights, or holy warriors, the Vanguards meet the ideal of the knight in shining armor, acting with honor in pursuit of justice and the greater good. They hold themselves to the highest standards of conduct, and some, for better or worse, hold the rest of the world to the same standards. Many who swear this oath are devoted to gods of law and good and use their gods’ tenets as the measure of their devotion. They hold angels—the perfect servants of good—as their ideals, and incorporate images of angelic wings into their helmets or coats of arms.</text:p>
      <text:h text:style-name="Heading_20_5" text:outline-level="5"><text:bookmark-start text:name="id__tenets_of_devotion"/>Tenets of Devotion<text:bookmark-end text:name="id__tenets_of_devotion"/></text:h>
      <text:p text:style-name="First_20_paragraph">Though the exact words and strictures of the Oath of Devotion vary, Vanguards of this oath share these tenets.</text:p>
      <table:table table:name="Table9" table:style-name="Table9">
        <table:table-column table:style-name="Table9.A"/>
        <table:table-column table:style-name="Table9.B"/>
        <table:table-row>
          <table:table-cell table:style-name="TableRowCell" office:value-type="string">
            <text:p text:style-name="Table_20_Contents">Honesty.</text:p>
          </table:table-cell>
          <table:table-cell table:style-name="TableRowCell" office:value-type="string">
            <text:p text:style-name="Table_20_Contents">Don’t lie or cheat. Let your word be your promise.</text:p>
          </table:table-cell>
        </table:table-row>
        <table:table-row>
          <table:table-cell table:style-name="TableRowCell" office:value-type="string">
            <text:p text:style-name="Table_20_Contents">Courage.</text:p>
          </table:table-cell>
          <table:table-cell table:style-name="TableRowCell" office:value-type="string">
            <text:p text:style-name="Table_20_Contents">Never fear to act, though caution is wise.</text:p>
          </table:table-cell>
        </table:table-row>
        <table:table-row>
          <table:table-cell table:style-name="TableRowCell" office:value-type="string">
            <text:p text:style-name="Table_20_Contents">Compassion.</text:p>
          </table:table-cell>
          <table:table-cell table:style-name="TableRowCell" office:value-type="string">
            <text:p text:style-name="Table_20_Contents">Aid others, protect the weak, and punish those who threaten them. Show mercy to your foes, but temper it with wisdom.</text:p>
          </table:table-cell>
        </table:table-row>
        <table:table-row>
          <table:table-cell table:style-name="TableRowCell" office:value-type="string">
            <text:p text:style-name="Table_20_Contents">Honor.</text:p>
          </table:table-cell>
          <table:table-cell table:style-name="TableRowCell" office:value-type="string">
            <text:p text:style-name="Table_20_Contents">Treat others with fairness, and let your honorable deeds be an example to them. Do as much good as possible while causing the least amount of harm.</text:p>
          </table:table-cell>
        </table:table-row>
        <table:table-row>
          <table:table-cell table:style-name="TableRowCell" office:value-type="string">
            <text:p text:style-name="Table_20_Contents">Duty.</text:p>
          </table:table-cell>
          <table:table-cell table:style-name="TableRowCell" office:value-type="string">
            <text:p text:style-name="Table_20_Contents">Be responsible for your actions and their consequences, protect those entrusted to your care, and obey those who have just authority over you.</text:p>
          </table:table-cell>
        </table:table-row>
      </table:table>
      <text:h text:style-name="Heading_20_5" text:outline-level="5"><text:bookmark-start text:name="id__oath_spells"/>Oath Spells<text:bookmark-end text:name="id__oath_spells"/></text:h>
      <text:p text:style-name="First_20_paragraph">You gain oath spells at the Vanguard levels listed.</text:p>
      <text:p text:style-name="TableCaption">Oath of Devotion Spells (table)</text:p>
      <table:table table:name="Table10" table:style-name="Table10">
        <table:table-column table:style-name="Table10.A"/>
        <table:table-column table:style-name="Table10.B"/>
        <table:table-header-rows>
          <table:table-row>
            <table:table-cell table:style-name="TableHeaderRowCell" office:value-type="string">
              <text:p text:style-name="Table_20_Heading">Level</text:p>
            </table:table-cell>
            <table:table-cell table:style-name="TableHeaderRowCell" office:value-type="string">
              <text:p text:style-name="Table_20_Heading">Vanguard Spells</text:p>
            </table:table-cell>
          </table:table-row>
        </table:table-header-rows>
        <table:table-row>
          <table:table-cell table:style-name="TableRowCell" office:value-type="string">
            <text:p text:style-name="Table_20_Contents">3rd</text:p>
          </table:table-cell>
          <table:table-cell table:style-name="TableRowCell" office:value-type="string">
            <text:p text:style-name="Table_20_Contents">Protection From Evil And Good, Sanctuary</text:p>
          </table:table-cell>
        </table:table-row>
        <table:table-row>
          <table:table-cell table:style-name="TableRowCell" office:value-type="string">
            <text:p text:style-name="Table_20_Contents">5th</text:p>
          </table:table-cell>
          <table:table-cell table:style-name="TableRowCell" office:value-type="string">
            <text:p text:style-name="Table_20_Contents">Lesser Restoration, Zone of Truth</text:p>
          </table:table-cell>
        </table:table-row>
        <table:table-row>
          <table:table-cell table:style-name="TableRowCell" office:value-type="string">
            <text:p text:style-name="Table_20_Contents">9th</text:p>
          </table:table-cell>
          <table:table-cell table:style-name="TableRowCell" office:value-type="string">
            <text:p text:style-name="Table_20_Contents">Beacon of Hope, Dispel Magic</text:p>
          </table:table-cell>
        </table:table-row>
        <table:table-row>
          <table:table-cell table:style-name="TableRowCell" office:value-type="string">
            <text:p text:style-name="Table_20_Contents">13th</text:p>
          </table:table-cell>
          <table:table-cell table:style-name="TableRowCell" office:value-type="string">
            <text:p text:style-name="Table_20_Contents">Freedom of Movement, Guardian of Faith</text:p>
          </table:table-cell>
        </table:table-row>
        <table:table-row>
          <table:table-cell table:style-name="TableRowCell" office:value-type="string">
            <text:p text:style-name="Table_20_Contents">17th</text:p>
          </table:table-cell>
          <table:table-cell table:style-name="TableRowCell" office:value-type="string">
            <text:p text:style-name="Table_20_Contents">Commune, Flame Strike</text:p>
          </table:table-cell>
        </table:table-row>
      </table:table>
      <text:h text:style-name="Heading_20_5" text:outline-level="5"><text:bookmark-start text:name="id__channel_divinity"/>Channel Divinity<text:bookmark-end text:name="id__channel_divinity"/></text:h>
      <text:p text:style-name="First_20_paragraph">When you take this oath at 3rd level, you gain the following two Channel Divinity options.</text:p>
      <text:p text:style-name="Definition_20_Term">Sacred Weapon.</text:p>
      <text:p text:style-name="Definition_20_Definition">As an action, you can imbue one weapon that you are holding with positive energy, using your Channel Divinity. For 1 minute, you add your Charisma modifier to attack rolls made with that weapon (with a minimum bonus of +1). The weapon also emits bright light in a 20-foot radius and dim light 20 feet beyond that. If the weapon is not already magical, it becomes magical for the duration.</text:p>
      <text:p text:style-name="Definition_20_Definition">You can end this effect on your turn as part of any other action. If you are no longer holding or carrying this weapon, or if you fall unconscious, this effect ends.</text:p>
      <text:p text:style-name="Definition_20_Term">Turn the Unholy.</text:p>
      <text:p text:style-name="Definition_20_Definition">As an action, you present your holy symbol and speak a prayer censuring fiends and undead, using your Channel Divinity. Each fiend or undead that can see or hear you within 30 feet of you must make a Wisdom saving throw. If the creature fails its saving throw, it is turned for 1 minute or until it takes damage.</text:p>
      <text:p text:style-name="Definition_20_Definition">A turned creature must spend its turns trying to move as far away from you as it can, and it can’t willingly move to a space within 30 feet of you. It also can’t take reactions. For its action, it can use only the Dash action or try to escape from an effect that prevents it from moving. If there’s nowhere to move, the creature can use the Dodge action.</text:p>
      <text:h text:style-name="Heading_20_5" text:outline-level="5"><text:bookmark-start text:name="id__aura_of_devotion"/>Aura of Devotion<text:bookmark-end text:name="id__aura_of_devotion"/></text:h>
      <text:p text:style-name="First_20_paragraph">Starting at 7th level, you and friendly creatures within 10 feet of you can’t be charmed while you are conscious.</text:p>
      <text:p text:style-name="Text_20_body">At 18th level, the range of this aura increases to 30 feet.</text:p>
      <text:h text:style-name="Heading_20_5" text:outline-level="5"><text:bookmark-start text:name="id__purity_of_spirit"/>Purity of Spirit<text:bookmark-end text:name="id__purity_of_spirit"/></text:h>
      <text:p text:style-name="First_20_paragraph">Beginning at 15th level, you are always under the effects of a Protection from Evil and Good spell.</text:p>
      <text:h text:style-name="Heading_20_5" text:outline-level="5"><text:bookmark-start text:name="id__holy_nimbus"/>Holy Nimbus<text:bookmark-end text:name="id__holy_nimbus"/></text:h>
      <text:p text:style-name="First_20_paragraph">At 20th level, as an action, you can emanate an aura of sunlight. For 1 minute, bright light shines from you in a 30-foot radius, and dim light shines 30 feet beyond that. Whenever an enemy creature starts its turn in the bright light, the creature takes 10 radiant damage.</text:p>
      <text:p text:style-name="Text_20_body">In addition, for the duration, you have advantage on saving throws against spells cast by fiends or undead.</text:p>
      <text:p text:style-name="Text_20_body">Once you use this feature, you can’t use it again until you finish a long rest.</text:p>
      <text:h text:style-name="Heading_20_3" text:outline-level="3"><text:bookmark-start text:name="id__breaking_your_oath"/>Breaking Your Oath<text:bookmark-end text:name="id__breaking_your_oath"/></text:h>
      <text:p text:style-name="First_20_paragraph">A Vanguard tries to hold to the highest standards of conduct, but even the most virtuous Vanguard is fallible. Sometimes the right path proves too demanding, sometimes a situation calls for the lesser of two evils, and sometimes the heat of emotion causes a Vanguard to transgress his or her oath.</text:p>
      <text:p text:style-name="Text_20_body">A Vanguard who has broken a vow typically seeks absolution from a Cleric who shares his or her faith or from another Vanguard of the same order. The Vanguard might spend an all- night vigil in prayer as a sign of penitence, or undertake a fast or similar act of self-denial. After a rite of confession and forgiveness, the Vanguard starts fresh.</text:p>
      <text:p text:style-name="Text_20_body">If a Vanguard willfully violates his or her oath and shows no sign of repentance, the consequences can be more serious. At the GM’s discretion, an impenitent Vanguard might be forced to abandon this class and adopt another.</text:p>
      <text:h text:style-name="Heading_20_2" text:outline-level="2"><text:bookmark-start text:name="id__wizard"/>Wizard<text:bookmark-end text:name="id__wizard"/></text:h>
      <text:p text:style-name="First_20_paragraph">Through study, discipline, and boundless curiosity, Wizards unravel the secrets of magic, bending reality through sheer knowledge.</text:p>
      <text:h text:style-name="Heading_20_3" text:outline-level="3"><text:bookmark-start text:name="id__class_features_3"/>Class Features<text:bookmark-end text:name="id__class_features_3"/></text:h>
      <text:p text:style-name="First_20_paragraph">As a Wizard, you gain the following class features.</text:p>
      <text:h text:style-name="Heading_20_4" text:outline-level="4"><text:bookmark-start text:name="id__hit_points_3"/>Hit Points<text:bookmark-end text:name="id__hit_points_3"/></text:h>
      <table:table table:name="Table11" table:style-name="Table11">
        <table:table-column table:style-name="Table11.A"/>
        <table:table-column table:style-name="Table11.B"/>
        <table:table-row>
          <table:table-cell table:style-name="TableRowCell" office:value-type="string">
            <text:p text:style-name="Table_20_Contents">Hit Dice</text:p>
          </table:table-cell>
          <table:table-cell table:style-name="TableRowCell" office:value-type="string">
            <text:p text:style-name="Table_20_Contents">1d6 per Wizard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6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6 (or 4) + your Constitution modifier per Wizard level after 1st</text:p>
          </table:table-cell>
        </table:table-row>
      </table:table>
      <text:h text:style-name="Heading_20_4" text:outline-level="4"><text:bookmark-start text:name="id__proficiencies_3"/>Proficiencies<text:bookmark-end text:name="id__proficiencies_3"/></text:h>
      <table:table table:name="Table12" table:style-name="Table12">
        <table:table-column table:style-name="Table12.A"/>
        <table:table-column table:style-name="Table12.B"/>
        <table:table-row>
          <table:table-cell table:style-name="TableRowCell" office:value-type="string">
            <text:p text:style-name="Table_20_Contents">Armor</text:p>
          </table:table-cell>
          <table:table-cell table:style-name="TableRowCell" office:value-type="string">
            <text:p text:style-name="Table_20_Contents">None</text:p>
          </table:table-cell>
        </table:table-row>
        <table:table-row>
          <table:table-cell table:style-name="TableRowCell" office:value-type="string">
            <text:p text:style-name="Table_20_Contents">Weapons</text:p>
          </table:table-cell>
          <table:table-cell table:style-name="TableRowCell" office:value-type="string">
            <text:p text:style-name="Table_20_Contents">Daggers, darts, slings, quarterstaffs, light crossbow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Intelligence, Wisdom</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rcana, History, Insight, Investigation, Medicine, and Religion</text:p>
          </table:table-cell>
        </table:table-row>
      </table:table>
      <text:h text:style-name="Heading_20_4" text:outline-level="4"><text:bookmark-start text:name="id__equipment_3"/>Equipment<text:bookmark-end text:name="id__equipment_3"/></text:h>
      <text:p text:style-name="First_20_paragraph">You start with the following equipment, in addition to the equipment granted by your background:</text:p>
      <text:list text:style-name="L5">
        <text:list-item>
          <text:p text:style-name="P131">(a) a quarterstaff or (b) a dagger</text:p>
        </text:list-item>
        <text:list-item>
          <text:p text:style-name="P131">(a) a component pouch or (b) an arcane focus</text:p>
        </text:list-item>
        <text:list-item>
          <text:p text:style-name="P131">(a) a scholar’s pack or (b) an explorer’s pack</text:p>
        </text:list-item>
        <text:list-item>
          <text:p text:style-name="P131">A spellbook</text:p>
        </text:list-item>
      </text:list>
      <text:p text:style-name="TableCaption">The Wizard (tabl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column table:style-name="Table13.M"/>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P132">Cantrips Known</text:p>
            </table:table-cell>
            <table:table-cell table:style-name="TableHeaderRowCell" office:value-type="string">
              <text:p text:style-name="P133">1st</text:p>
            </table:table-cell>
            <table:table-cell table:style-name="TableHeaderRowCell" office:value-type="string">
              <text:p text:style-name="P134">2nd</text:p>
            </table:table-cell>
            <table:table-cell table:style-name="TableHeaderRowCell" office:value-type="string">
              <text:p text:style-name="P135">3rd</text:p>
            </table:table-cell>
            <table:table-cell table:style-name="TableHeaderRowCell" office:value-type="string">
              <text:p text:style-name="P136">4th</text:p>
            </table:table-cell>
            <table:table-cell table:style-name="TableHeaderRowCell" office:value-type="string">
              <text:p text:style-name="P137">5th</text:p>
            </table:table-cell>
            <table:table-cell table:style-name="TableHeaderRowCell" office:value-type="string">
              <text:p text:style-name="P138">6th</text:p>
            </table:table-cell>
            <table:table-cell table:style-name="TableHeaderRowCell" office:value-type="string">
              <text:p text:style-name="P139">7th</text:p>
            </table:table-cell>
            <table:table-cell table:style-name="TableHeaderRowCell" office:value-type="string">
              <text:p text:style-name="P140">8th</text:p>
            </table:table-cell>
            <table:table-cell table:style-name="TableHeaderRowCell" office:value-type="string">
              <text:p text:style-name="P141">9th</text:p>
            </table:table-cell>
            <table:table-cell table:style-name="TableHeaderRowCell" office:value-type="string">
              <text:p text:style-name="Table_20_Heading">Feature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P142">3</text:p>
          </table:table-cell>
          <table:table-cell table:style-name="TableRowCell" office:value-type="string">
            <text:p text:style-name="P143">2</text:p>
          </table:table-cell>
          <table:table-cell table:style-name="TableRowCell" office:value-type="string">
            <text:p text:style-name="P144">-</text:p>
          </table:table-cell>
          <table:table-cell table:style-name="TableRowCell" office:value-type="string">
            <text:p text:style-name="P145">-</text:p>
          </table:table-cell>
          <table:table-cell table:style-name="TableRowCell" office:value-type="string">
            <text:p text:style-name="P146">-</text:p>
          </table:table-cell>
          <table:table-cell table:style-name="TableRowCell" office:value-type="string">
            <text:p text:style-name="P147">-</text:p>
          </table:table-cell>
          <table:table-cell table:style-name="TableRowCell" office:value-type="string">
            <text:p text:style-name="P148">-</text:p>
          </table:table-cell>
          <table:table-cell table:style-name="TableRowCell" office:value-type="string">
            <text:p text:style-name="P149">-</text:p>
          </table:table-cell>
          <table:table-cell table:style-name="TableRowCell" office:value-type="string">
            <text:p text:style-name="P150">-</text:p>
          </table:table-cell>
          <table:table-cell table:style-name="TableRowCell" office:value-type="string">
            <text:p text:style-name="P151">-</text:p>
          </table:table-cell>
          <table:table-cell table:style-name="TableRowCell" office:value-type="string">
            <text:p text:style-name="Table_20_Contents"><text:a xlink:type="simple" xlink:href="#wizard-feature-spellcasting" office:name=""><text:span text:style-name="Definition">Spellcasting</text:span></text:a>, <text:a xlink:type="simple" xlink:href="#wizard-feature-arcane-recovery" office:name=""><text:span text:style-name="Definition">Arcane Recovery</text:span></text:a></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P152">3</text:p>
          </table:table-cell>
          <table:table-cell table:style-name="TableRowCell" office:value-type="string">
            <text:p text:style-name="P153">3</text:p>
          </table:table-cell>
          <table:table-cell table:style-name="TableRowCell" office:value-type="string">
            <text:p text:style-name="P154">-</text:p>
          </table:table-cell>
          <table:table-cell table:style-name="TableRowCell" office:value-type="string">
            <text:p text:style-name="P155">-</text:p>
          </table:table-cell>
          <table:table-cell table:style-name="TableRowCell" office:value-type="string">
            <text:p text:style-name="P156">-</text:p>
          </table:table-cell>
          <table:table-cell table:style-name="TableRowCell" office:value-type="string">
            <text:p text:style-name="P157">-</text:p>
          </table:table-cell>
          <table:table-cell table:style-name="TableRowCell" office:value-type="string">
            <text:p text:style-name="P158">-</text:p>
          </table:table-cell>
          <table:table-cell table:style-name="TableRowCell" office:value-type="string">
            <text:p text:style-name="P159">-</text:p>
          </table:table-cell>
          <table:table-cell table:style-name="TableRowCell" office:value-type="string">
            <text:p text:style-name="P160">-</text:p>
          </table:table-cell>
          <table:table-cell table:style-name="TableRowCell" office:value-type="string">
            <text:p text:style-name="P161">-</text:p>
          </table:table-cell>
          <table:table-cell table:style-name="TableRowCell" office:value-type="string">
            <text:p text:style-name="Table_20_Contents"><text:a xlink:type="simple" xlink:href="#wizard-feature-arcane-tradition" office:name=""><text:span text:style-name="Definition">Arcane Tradition</text:span></text:a></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P162">3</text:p>
          </table:table-cell>
          <table:table-cell table:style-name="TableRowCell" office:value-type="string">
            <text:p text:style-name="P163">4</text:p>
          </table:table-cell>
          <table:table-cell table:style-name="TableRowCell" office:value-type="string">
            <text:p text:style-name="P164">2</text:p>
          </table:table-cell>
          <table:table-cell table:style-name="TableRowCell" office:value-type="string">
            <text:p text:style-name="P165">-</text:p>
          </table:table-cell>
          <table:table-cell table:style-name="TableRowCell" office:value-type="string">
            <text:p text:style-name="P166">-</text:p>
          </table:table-cell>
          <table:table-cell table:style-name="TableRowCell" office:value-type="string">
            <text:p text:style-name="P167">-</text:p>
          </table:table-cell>
          <table:table-cell table:style-name="TableRowCell" office:value-type="string">
            <text:p text:style-name="P168">-</text:p>
          </table:table-cell>
          <table:table-cell table:style-name="TableRowCell" office:value-type="string">
            <text:p text:style-name="P169">-</text:p>
          </table:table-cell>
          <table:table-cell table:style-name="TableRowCell" office:value-type="string">
            <text:p text:style-name="P170">-</text:p>
          </table:table-cell>
          <table:table-cell table:style-name="TableRowCell" office:value-type="string">
            <text:p text:style-name="P171">-</text:p>
          </table:table-cell>
          <table:table-cell table:style-name="TableRowCell" office:value-type="string">
            <text:p text:style-name="Table_20_Contents">-</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P172">4</text:p>
          </table:table-cell>
          <table:table-cell table:style-name="TableRowCell" office:value-type="string">
            <text:p text:style-name="P173">4</text:p>
          </table:table-cell>
          <table:table-cell table:style-name="TableRowCell" office:value-type="string">
            <text:p text:style-name="P174">3</text:p>
          </table:table-cell>
          <table:table-cell table:style-name="TableRowCell" office:value-type="string">
            <text:p text:style-name="P175">-</text:p>
          </table:table-cell>
          <table:table-cell table:style-name="TableRowCell" office:value-type="string">
            <text:p text:style-name="P176">-</text:p>
          </table:table-cell>
          <table:table-cell table:style-name="TableRowCell" office:value-type="string">
            <text:p text:style-name="P177">-</text:p>
          </table:table-cell>
          <table:table-cell table:style-name="TableRowCell" office:value-type="string">
            <text:p text:style-name="P178">-</text:p>
          </table:table-cell>
          <table:table-cell table:style-name="TableRowCell" office:value-type="string">
            <text:p text:style-name="P179">-</text:p>
          </table:table-cell>
          <table:table-cell table:style-name="TableRowCell" office:value-type="string">
            <text:p text:style-name="P180">-</text:p>
          </table:table-cell>
          <table:table-cell table:style-name="TableRowCell" office:value-type="string">
            <text:p text:style-name="P181">-</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P182">4</text:p>
          </table:table-cell>
          <table:table-cell table:style-name="TableRowCell" office:value-type="string">
            <text:p text:style-name="P183">4</text:p>
          </table:table-cell>
          <table:table-cell table:style-name="TableRowCell" office:value-type="string">
            <text:p text:style-name="P184">3</text:p>
          </table:table-cell>
          <table:table-cell table:style-name="TableRowCell" office:value-type="string">
            <text:p text:style-name="P185">2</text:p>
          </table:table-cell>
          <table:table-cell table:style-name="TableRowCell" office:value-type="string">
            <text:p text:style-name="P186">-</text:p>
          </table:table-cell>
          <table:table-cell table:style-name="TableRowCell" office:value-type="string">
            <text:p text:style-name="P187">-</text:p>
          </table:table-cell>
          <table:table-cell table:style-name="TableRowCell" office:value-type="string">
            <text:p text:style-name="P188">-</text:p>
          </table:table-cell>
          <table:table-cell table:style-name="TableRowCell" office:value-type="string">
            <text:p text:style-name="P189">-</text:p>
          </table:table-cell>
          <table:table-cell table:style-name="TableRowCell" office:value-type="string">
            <text:p text:style-name="P190">-</text:p>
          </table:table-cell>
          <table:table-cell table:style-name="TableRowCell" office:value-type="string">
            <text:p text:style-name="P191">-</text:p>
          </table:table-cell>
          <table:table-cell table:style-name="TableRowCell" office:value-type="string">
            <text:p text:style-name="Table_20_Contents">-</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P192">4</text:p>
          </table:table-cell>
          <table:table-cell table:style-name="TableRowCell" office:value-type="string">
            <text:p text:style-name="P193">4</text:p>
          </table:table-cell>
          <table:table-cell table:style-name="TableRowCell" office:value-type="string">
            <text:p text:style-name="P194">3</text:p>
          </table:table-cell>
          <table:table-cell table:style-name="TableRowCell" office:value-type="string">
            <text:p text:style-name="P195">3</text:p>
          </table:table-cell>
          <table:table-cell table:style-name="TableRowCell" office:value-type="string">
            <text:p text:style-name="P196">-</text:p>
          </table:table-cell>
          <table:table-cell table:style-name="TableRowCell" office:value-type="string">
            <text:p text:style-name="P197">-</text:p>
          </table:table-cell>
          <table:table-cell table:style-name="TableRowCell" office:value-type="string">
            <text:p text:style-name="P198">-</text:p>
          </table:table-cell>
          <table:table-cell table:style-name="TableRowCell" office:value-type="string">
            <text:p text:style-name="P199">-</text:p>
          </table:table-cell>
          <table:table-cell table:style-name="TableRowCell" office:value-type="string">
            <text:p text:style-name="P200">-</text:p>
          </table:table-cell>
          <table:table-cell table:style-name="TableRowCell" office:value-type="string">
            <text:p text:style-name="P201">-</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P202">4</text:p>
          </table:table-cell>
          <table:table-cell table:style-name="TableRowCell" office:value-type="string">
            <text:p text:style-name="P203">4</text:p>
          </table:table-cell>
          <table:table-cell table:style-name="TableRowCell" office:value-type="string">
            <text:p text:style-name="P204">3</text:p>
          </table:table-cell>
          <table:table-cell table:style-name="TableRowCell" office:value-type="string">
            <text:p text:style-name="P205">3</text:p>
          </table:table-cell>
          <table:table-cell table:style-name="TableRowCell" office:value-type="string">
            <text:p text:style-name="P206">1</text:p>
          </table:table-cell>
          <table:table-cell table:style-name="TableRowCell" office:value-type="string">
            <text:p text:style-name="P207">-</text:p>
          </table:table-cell>
          <table:table-cell table:style-name="TableRowCell" office:value-type="string">
            <text:p text:style-name="P208">-</text:p>
          </table:table-cell>
          <table:table-cell table:style-name="TableRowCell" office:value-type="string">
            <text:p text:style-name="P209">-</text:p>
          </table:table-cell>
          <table:table-cell table:style-name="TableRowCell" office:value-type="string">
            <text:p text:style-name="P210">-</text:p>
          </table:table-cell>
          <table:table-cell table:style-name="TableRowCell" office:value-type="string">
            <text:p text:style-name="P211">-</text:p>
          </table:table-cell>
          <table:table-cell table:style-name="TableRowCell" office:value-type="string">
            <text:p text:style-name="Table_20_Contents">-</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P212">4</text:p>
          </table:table-cell>
          <table:table-cell table:style-name="TableRowCell" office:value-type="string">
            <text:p text:style-name="P213">4</text:p>
          </table:table-cell>
          <table:table-cell table:style-name="TableRowCell" office:value-type="string">
            <text:p text:style-name="P214">3</text:p>
          </table:table-cell>
          <table:table-cell table:style-name="TableRowCell" office:value-type="string">
            <text:p text:style-name="P215">3</text:p>
          </table:table-cell>
          <table:table-cell table:style-name="TableRowCell" office:value-type="string">
            <text:p text:style-name="P216">2</text:p>
          </table:table-cell>
          <table:table-cell table:style-name="TableRowCell" office:value-type="string">
            <text:p text:style-name="P217">-</text:p>
          </table:table-cell>
          <table:table-cell table:style-name="TableRowCell" office:value-type="string">
            <text:p text:style-name="P218">-</text:p>
          </table:table-cell>
          <table:table-cell table:style-name="TableRowCell" office:value-type="string">
            <text:p text:style-name="P219">-</text:p>
          </table:table-cell>
          <table:table-cell table:style-name="TableRowCell" office:value-type="string">
            <text:p text:style-name="P220">-</text:p>
          </table:table-cell>
          <table:table-cell table:style-name="TableRowCell" office:value-type="string">
            <text:p text:style-name="P221">-</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P222">4</text:p>
          </table:table-cell>
          <table:table-cell table:style-name="TableRowCell" office:value-type="string">
            <text:p text:style-name="P223">4</text:p>
          </table:table-cell>
          <table:table-cell table:style-name="TableRowCell" office:value-type="string">
            <text:p text:style-name="P224">3</text:p>
          </table:table-cell>
          <table:table-cell table:style-name="TableRowCell" office:value-type="string">
            <text:p text:style-name="P225">3</text:p>
          </table:table-cell>
          <table:table-cell table:style-name="TableRowCell" office:value-type="string">
            <text:p text:style-name="P226">3</text:p>
          </table:table-cell>
          <table:table-cell table:style-name="TableRowCell" office:value-type="string">
            <text:p text:style-name="P227">1</text:p>
          </table:table-cell>
          <table:table-cell table:style-name="TableRowCell" office:value-type="string">
            <text:p text:style-name="P228">-</text:p>
          </table:table-cell>
          <table:table-cell table:style-name="TableRowCell" office:value-type="string">
            <text:p text:style-name="P229">-</text:p>
          </table:table-cell>
          <table:table-cell table:style-name="TableRowCell" office:value-type="string">
            <text:p text:style-name="P230">-</text:p>
          </table:table-cell>
          <table:table-cell table:style-name="TableRowCell" office:value-type="string">
            <text:p text:style-name="P231">-</text:p>
          </table:table-cell>
          <table:table-cell table:style-name="TableRowCell" office:value-type="string">
            <text:p text:style-name="Table_20_Contents">-</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P232">5</text:p>
          </table:table-cell>
          <table:table-cell table:style-name="TableRowCell" office:value-type="string">
            <text:p text:style-name="P233">4</text:p>
          </table:table-cell>
          <table:table-cell table:style-name="TableRowCell" office:value-type="string">
            <text:p text:style-name="P234">3</text:p>
          </table:table-cell>
          <table:table-cell table:style-name="TableRowCell" office:value-type="string">
            <text:p text:style-name="P235">3</text:p>
          </table:table-cell>
          <table:table-cell table:style-name="TableRowCell" office:value-type="string">
            <text:p text:style-name="P236">3</text:p>
          </table:table-cell>
          <table:table-cell table:style-name="TableRowCell" office:value-type="string">
            <text:p text:style-name="P237">2</text:p>
          </table:table-cell>
          <table:table-cell table:style-name="TableRowCell" office:value-type="string">
            <text:p text:style-name="P238">-</text:p>
          </table:table-cell>
          <table:table-cell table:style-name="TableRowCell" office:value-type="string">
            <text:p text:style-name="P239">-</text:p>
          </table:table-cell>
          <table:table-cell table:style-name="TableRowCell" office:value-type="string">
            <text:p text:style-name="P240">-</text:p>
          </table:table-cell>
          <table:table-cell table:style-name="TableRowCell" office:value-type="string">
            <text:p text:style-name="P241">-</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P242">5</text:p>
          </table:table-cell>
          <table:table-cell table:style-name="TableRowCell" office:value-type="string">
            <text:p text:style-name="P243">4</text:p>
          </table:table-cell>
          <table:table-cell table:style-name="TableRowCell" office:value-type="string">
            <text:p text:style-name="P244">3</text:p>
          </table:table-cell>
          <table:table-cell table:style-name="TableRowCell" office:value-type="string">
            <text:p text:style-name="P245">3</text:p>
          </table:table-cell>
          <table:table-cell table:style-name="TableRowCell" office:value-type="string">
            <text:p text:style-name="P246">3</text:p>
          </table:table-cell>
          <table:table-cell table:style-name="TableRowCell" office:value-type="string">
            <text:p text:style-name="P247">2</text:p>
          </table:table-cell>
          <table:table-cell table:style-name="TableRowCell" office:value-type="string">
            <text:p text:style-name="P248">1</text:p>
          </table:table-cell>
          <table:table-cell table:style-name="TableRowCell" office:value-type="string">
            <text:p text:style-name="P249">-</text:p>
          </table:table-cell>
          <table:table-cell table:style-name="TableRowCell" office:value-type="string">
            <text:p text:style-name="P250">-</text:p>
          </table:table-cell>
          <table:table-cell table:style-name="TableRowCell" office:value-type="string">
            <text:p text:style-name="P251">-</text:p>
          </table:table-cell>
          <table:table-cell table:style-name="TableRowCell" office:value-type="string">
            <text:p text:style-name="Table_20_Contents">-</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P252">5</text:p>
          </table:table-cell>
          <table:table-cell table:style-name="TableRowCell" office:value-type="string">
            <text:p text:style-name="P253">4</text:p>
          </table:table-cell>
          <table:table-cell table:style-name="TableRowCell" office:value-type="string">
            <text:p text:style-name="P254">3</text:p>
          </table:table-cell>
          <table:table-cell table:style-name="TableRowCell" office:value-type="string">
            <text:p text:style-name="P255">3</text:p>
          </table:table-cell>
          <table:table-cell table:style-name="TableRowCell" office:value-type="string">
            <text:p text:style-name="P256">3</text:p>
          </table:table-cell>
          <table:table-cell table:style-name="TableRowCell" office:value-type="string">
            <text:p text:style-name="P257">2</text:p>
          </table:table-cell>
          <table:table-cell table:style-name="TableRowCell" office:value-type="string">
            <text:p text:style-name="P258">1</text:p>
          </table:table-cell>
          <table:table-cell table:style-name="TableRowCell" office:value-type="string">
            <text:p text:style-name="P259">-</text:p>
          </table:table-cell>
          <table:table-cell table:style-name="TableRowCell" office:value-type="string">
            <text:p text:style-name="P260">-</text:p>
          </table:table-cell>
          <table:table-cell table:style-name="TableRowCell" office:value-type="string">
            <text:p text:style-name="P261">-</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P262">5</text:p>
          </table:table-cell>
          <table:table-cell table:style-name="TableRowCell" office:value-type="string">
            <text:p text:style-name="P263">4</text:p>
          </table:table-cell>
          <table:table-cell table:style-name="TableRowCell" office:value-type="string">
            <text:p text:style-name="P264">3</text:p>
          </table:table-cell>
          <table:table-cell table:style-name="TableRowCell" office:value-type="string">
            <text:p text:style-name="P265">3</text:p>
          </table:table-cell>
          <table:table-cell table:style-name="TableRowCell" office:value-type="string">
            <text:p text:style-name="P266">3</text:p>
          </table:table-cell>
          <table:table-cell table:style-name="TableRowCell" office:value-type="string">
            <text:p text:style-name="P267">2</text:p>
          </table:table-cell>
          <table:table-cell table:style-name="TableRowCell" office:value-type="string">
            <text:p text:style-name="P268">1</text:p>
          </table:table-cell>
          <table:table-cell table:style-name="TableRowCell" office:value-type="string">
            <text:p text:style-name="P269">1</text:p>
          </table:table-cell>
          <table:table-cell table:style-name="TableRowCell" office:value-type="string">
            <text:p text:style-name="P270">-</text:p>
          </table:table-cell>
          <table:table-cell table:style-name="TableRowCell" office:value-type="string">
            <text:p text:style-name="P271">-</text:p>
          </table:table-cell>
          <table:table-cell table:style-name="TableRowCell" office:value-type="string">
            <text:p text:style-name="Table_20_Contents">-</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P272">5</text:p>
          </table:table-cell>
          <table:table-cell table:style-name="TableRowCell" office:value-type="string">
            <text:p text:style-name="P273">4</text:p>
          </table:table-cell>
          <table:table-cell table:style-name="TableRowCell" office:value-type="string">
            <text:p text:style-name="P274">3</text:p>
          </table:table-cell>
          <table:table-cell table:style-name="TableRowCell" office:value-type="string">
            <text:p text:style-name="P275">3</text:p>
          </table:table-cell>
          <table:table-cell table:style-name="TableRowCell" office:value-type="string">
            <text:p text:style-name="P276">3</text:p>
          </table:table-cell>
          <table:table-cell table:style-name="TableRowCell" office:value-type="string">
            <text:p text:style-name="P277">2</text:p>
          </table:table-cell>
          <table:table-cell table:style-name="TableRowCell" office:value-type="string">
            <text:p text:style-name="P278">1</text:p>
          </table:table-cell>
          <table:table-cell table:style-name="TableRowCell" office:value-type="string">
            <text:p text:style-name="P279">1</text:p>
          </table:table-cell>
          <table:table-cell table:style-name="TableRowCell" office:value-type="string">
            <text:p text:style-name="P280">-</text:p>
          </table:table-cell>
          <table:table-cell table:style-name="TableRowCell" office:value-type="string">
            <text:p text:style-name="P281">-</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P282">5</text:p>
          </table:table-cell>
          <table:table-cell table:style-name="TableRowCell" office:value-type="string">
            <text:p text:style-name="P283">4</text:p>
          </table:table-cell>
          <table:table-cell table:style-name="TableRowCell" office:value-type="string">
            <text:p text:style-name="P284">3</text:p>
          </table:table-cell>
          <table:table-cell table:style-name="TableRowCell" office:value-type="string">
            <text:p text:style-name="P285">3</text:p>
          </table:table-cell>
          <table:table-cell table:style-name="TableRowCell" office:value-type="string">
            <text:p text:style-name="P286">3</text:p>
          </table:table-cell>
          <table:table-cell table:style-name="TableRowCell" office:value-type="string">
            <text:p text:style-name="P287">2</text:p>
          </table:table-cell>
          <table:table-cell table:style-name="TableRowCell" office:value-type="string">
            <text:p text:style-name="P288">1</text:p>
          </table:table-cell>
          <table:table-cell table:style-name="TableRowCell" office:value-type="string">
            <text:p text:style-name="P289">1</text:p>
          </table:table-cell>
          <table:table-cell table:style-name="TableRowCell" office:value-type="string">
            <text:p text:style-name="P290">1</text:p>
          </table:table-cell>
          <table:table-cell table:style-name="TableRowCell" office:value-type="string">
            <text:p text:style-name="P291">-</text:p>
          </table:table-cell>
          <table:table-cell table:style-name="TableRowCell" office:value-type="string">
            <text:p text:style-name="Table_20_Contents">-</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P292">5</text:p>
          </table:table-cell>
          <table:table-cell table:style-name="TableRowCell" office:value-type="string">
            <text:p text:style-name="P293">4</text:p>
          </table:table-cell>
          <table:table-cell table:style-name="TableRowCell" office:value-type="string">
            <text:p text:style-name="P294">3</text:p>
          </table:table-cell>
          <table:table-cell table:style-name="TableRowCell" office:value-type="string">
            <text:p text:style-name="P295">3</text:p>
          </table:table-cell>
          <table:table-cell table:style-name="TableRowCell" office:value-type="string">
            <text:p text:style-name="P296">3</text:p>
          </table:table-cell>
          <table:table-cell table:style-name="TableRowCell" office:value-type="string">
            <text:p text:style-name="P297">2</text:p>
          </table:table-cell>
          <table:table-cell table:style-name="TableRowCell" office:value-type="string">
            <text:p text:style-name="P298">1</text:p>
          </table:table-cell>
          <table:table-cell table:style-name="TableRowCell" office:value-type="string">
            <text:p text:style-name="P299">1</text:p>
          </table:table-cell>
          <table:table-cell table:style-name="TableRowCell" office:value-type="string">
            <text:p text:style-name="P300">1</text:p>
          </table:table-cell>
          <table:table-cell table:style-name="TableRowCell" office:value-type="string">
            <text:p text:style-name="P301">-</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P302">5</text:p>
          </table:table-cell>
          <table:table-cell table:style-name="TableRowCell" office:value-type="string">
            <text:p text:style-name="P303">4</text:p>
          </table:table-cell>
          <table:table-cell table:style-name="TableRowCell" office:value-type="string">
            <text:p text:style-name="P304">3</text:p>
          </table:table-cell>
          <table:table-cell table:style-name="TableRowCell" office:value-type="string">
            <text:p text:style-name="P305">3</text:p>
          </table:table-cell>
          <table:table-cell table:style-name="TableRowCell" office:value-type="string">
            <text:p text:style-name="P306">3</text:p>
          </table:table-cell>
          <table:table-cell table:style-name="TableRowCell" office:value-type="string">
            <text:p text:style-name="P307">2</text:p>
          </table:table-cell>
          <table:table-cell table:style-name="TableRowCell" office:value-type="string">
            <text:p text:style-name="P308">1</text:p>
          </table:table-cell>
          <table:table-cell table:style-name="TableRowCell" office:value-type="string">
            <text:p text:style-name="P309">1</text:p>
          </table:table-cell>
          <table:table-cell table:style-name="TableRowCell" office:value-type="string">
            <text:p text:style-name="P310">1</text:p>
          </table:table-cell>
          <table:table-cell table:style-name="TableRowCell" office:value-type="string">
            <text:p text:style-name="P311">1</text:p>
          </table:table-cell>
          <table:table-cell table:style-name="TableRowCell" office:value-type="string">
            <text:p text:style-name="Table_20_Contents">-</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P312">5</text:p>
          </table:table-cell>
          <table:table-cell table:style-name="TableRowCell" office:value-type="string">
            <text:p text:style-name="P313">4</text:p>
          </table:table-cell>
          <table:table-cell table:style-name="TableRowCell" office:value-type="string">
            <text:p text:style-name="P314">3</text:p>
          </table:table-cell>
          <table:table-cell table:style-name="TableRowCell" office:value-type="string">
            <text:p text:style-name="P315">3</text:p>
          </table:table-cell>
          <table:table-cell table:style-name="TableRowCell" office:value-type="string">
            <text:p text:style-name="P316">3</text:p>
          </table:table-cell>
          <table:table-cell table:style-name="TableRowCell" office:value-type="string">
            <text:p text:style-name="P317">3</text:p>
          </table:table-cell>
          <table:table-cell table:style-name="TableRowCell" office:value-type="string">
            <text:p text:style-name="P318">1</text:p>
          </table:table-cell>
          <table:table-cell table:style-name="TableRowCell" office:value-type="string">
            <text:p text:style-name="P319">1</text:p>
          </table:table-cell>
          <table:table-cell table:style-name="TableRowCell" office:value-type="string">
            <text:p text:style-name="P320">1</text:p>
          </table:table-cell>
          <table:table-cell table:style-name="TableRowCell" office:value-type="string">
            <text:p text:style-name="P321">1</text:p>
          </table:table-cell>
          <table:table-cell table:style-name="TableRowCell" office:value-type="string">
            <text:p text:style-name="Table_20_Contents"><text:a xlink:type="simple" xlink:href="#wizard-feature-spell-mastery" office:name=""><text:span text:style-name="Definition">Spell Mastery</text:span></text:a></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P322">5</text:p>
          </table:table-cell>
          <table:table-cell table:style-name="TableRowCell" office:value-type="string">
            <text:p text:style-name="P323">4</text:p>
          </table:table-cell>
          <table:table-cell table:style-name="TableRowCell" office:value-type="string">
            <text:p text:style-name="P324">3</text:p>
          </table:table-cell>
          <table:table-cell table:style-name="TableRowCell" office:value-type="string">
            <text:p text:style-name="P325">3</text:p>
          </table:table-cell>
          <table:table-cell table:style-name="TableRowCell" office:value-type="string">
            <text:p text:style-name="P326">3</text:p>
          </table:table-cell>
          <table:table-cell table:style-name="TableRowCell" office:value-type="string">
            <text:p text:style-name="P327">3</text:p>
          </table:table-cell>
          <table:table-cell table:style-name="TableRowCell" office:value-type="string">
            <text:p text:style-name="P328">2</text:p>
          </table:table-cell>
          <table:table-cell table:style-name="TableRowCell" office:value-type="string">
            <text:p text:style-name="P329">1</text:p>
          </table:table-cell>
          <table:table-cell table:style-name="TableRowCell" office:value-type="string">
            <text:p text:style-name="P330">1</text:p>
          </table:table-cell>
          <table:table-cell table:style-name="TableRowCell" office:value-type="string">
            <text:p text:style-name="P331">1</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P332">5</text:p>
          </table:table-cell>
          <table:table-cell table:style-name="TableRowCell" office:value-type="string">
            <text:p text:style-name="P333">4</text:p>
          </table:table-cell>
          <table:table-cell table:style-name="TableRowCell" office:value-type="string">
            <text:p text:style-name="P334">3</text:p>
          </table:table-cell>
          <table:table-cell table:style-name="TableRowCell" office:value-type="string">
            <text:p text:style-name="P335">3</text:p>
          </table:table-cell>
          <table:table-cell table:style-name="TableRowCell" office:value-type="string">
            <text:p text:style-name="P336">3</text:p>
          </table:table-cell>
          <table:table-cell table:style-name="TableRowCell" office:value-type="string">
            <text:p text:style-name="P337">3</text:p>
          </table:table-cell>
          <table:table-cell table:style-name="TableRowCell" office:value-type="string">
            <text:p text:style-name="P338">2</text:p>
          </table:table-cell>
          <table:table-cell table:style-name="TableRowCell" office:value-type="string">
            <text:p text:style-name="P339">2</text:p>
          </table:table-cell>
          <table:table-cell table:style-name="TableRowCell" office:value-type="string">
            <text:p text:style-name="P340">1</text:p>
          </table:table-cell>
          <table:table-cell table:style-name="TableRowCell" office:value-type="string">
            <text:p text:style-name="P341">1</text:p>
          </table:table-cell>
          <table:table-cell table:style-name="TableRowCell" office:value-type="string">
            <text:p text:style-name="Table_20_Contents"><text:a xlink:type="simple" xlink:href="#wizard-feature-signature-spells" office:name=""><text:span text:style-name="Definition">Signature Spells</text:span></text:a></text:p>
          </table:table-cell>
        </table:table-row>
      </table:table>
      <text:h text:style-name="Heading_20_3" text:outline-level="3"><text:bookmark-start text:name="wizard-feature-spellcasting"/>Spellcasting<text:bookmark-end text:name="wizard-feature-spellcasting"/></text:h>
      <text:p text:style-name="First_20_paragraph">As a student of arcane magic, you have a spellbook containing spells that show the first glimmerings of your true power.</text:p>
      <text:h text:style-name="Heading_20_4" text:outline-level="4"><text:bookmark-start text:name="id__cantrips"/>Cantrips<text:bookmark-end text:name="id__cantrips"/></text:h>
      <text:p text:style-name="First_20_paragraph">At 1st level, you know three cantrips of your choice from the Wizard spell list. You learn additional Wizard cantrips of your choice at higher levels, as shown in the Cantrips Known column of the <text:a xlink:type="simple" xlink:href="#wizard-table" office:name=""><text:span text:style-name="Definition">Wizard table</text:span></text:a>.</text:p>
      <text:h text:style-name="Heading_20_4" text:outline-level="4"><text:bookmark-start text:name="id__spellbook"/>Spellbook<text:bookmark-end text:name="id__spellbook"/></text:h>
      <text:p text:style-name="First_20_paragraph">At 1st level, you have a spellbook containing six 1st-level Wizard spells of your choice. Your spellbook is the repository of the Wizard spells you know, except your cantrips, which are fixed in your mind.</text:p>
      <text:h text:style-name="Heading_20_4" text:outline-level="4"><text:bookmark-start text:name="id__your_spellbook"/>Your Spellbook<text:bookmark-end text:name="id__your_spellbook"/></text:h>
      <text:p text:style-name="First_20_paragraph">The spells you add to your spellbook reflect your arcane research and intellectual breakthroughs about the multiverse. You might find other spells during adventures, like a scroll in an evil Wizard’s chest or a dusty tome in an ancient library.</text:p>
      <text:p text:style-name="Definition_20_Term">Copying a Spell into the Book.</text:p>
      <text:p text:style-name="Definition_20_Definition">When you find a Wizard spell of 1st level or higher, you can add it to your spellbook if it is of a spell level you can prepare and if you can spare the time to decipher and copy it. Copying a spell into your spellbook involves reproducing its basic form and deciphering its unique notation. Practice until you understand the sounds and gestures, then transcribe it using your notation. Each level takes 2 hours and costs 50 gp. This includes material components and fine inks for experimentation and recording. Once mastered, you can prepare the spell like other spells.</text:p>
      <text:p text:style-name="Definition_20_Term">Replacing the Book.</text:p>
      <text:p text:style-name="Definition_20_Definition">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text:p>
      <text:p text:style-name="Definition_20_Term">The Book’s Appearance.</text:p>
      <text:p text:style-name="Definition_20_Definition">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ext:h text:style-name="Heading_20_4" text:outline-level="4"><text:bookmark-start text:name="id__preparing_and_casting_spells_2"/>Preparing and Casting Spells<text:bookmark-end text:name="id__preparing_and_casting_spells_2"/></text:h>
      <text:p text:style-name="First_20_paragraph">The <text:a xlink:type="simple" xlink:href="#wizard-table" office:name=""><text:span text:style-name="Definition">Wizard table</text:span></text:a> shows how many spell slots you have to cast your spells of 1st level and higher. To cast one of these spells, you must expend a slot of the spell’s level or higher. You regain all expended spell slots when you finish a long rest. You prepare the list of Wizard spells that are available for you to cast. To do so, choose a number of Wizard spells from your spellbook equal to your Intelligence modifier + your Wizard level (minimum of one spell). The spells must be of a level for which you have spell slots. For example, if you’re a 3rd-level Wizard, you have four 1st-level and two 2nd-level spell slots. With an Intelligence of 16, your list of prepared spells can include six spells of 1st or 2nd level, in any combination, chosen from your spellbook. If you prepare the 1st-level spell Magic Missile, you can cast it using a 1st-level or a 2nd-level slot. Casting the spell doesn’t remove it from your list of prepared spells. You can change your list of prepared spells when you finish a long rest. Preparing a new list of Wizard spells requires time spent studying your spellbook and memorizing the incantations and gestures you must make to cast the spell: at least 1 minute per spell level for each spell on your list.</text:p>
      <text:h text:style-name="Heading_20_4" text:outline-level="4"><text:bookmark-start text:name="id__spellcasting_ability_2"/>Spellcasting Ability<text:bookmark-end text:name="id__spellcasting_ability_2"/></text:h>
      <text:p text:style-name="First_20_paragraph">Intelligence is your spellcasting ability for your Wizard spells, since you learn your spells through dedicated study and memorization. You use your Intelligence whenever a spell refers to your spellcasting ability. In addition, you use your Intelligence modifier when setting the saving throw DC for a Wizard spell you cast and when making an attack roll with one.</text:p>
      <table:table table:name="Table14" table:style-name="Table14">
        <table:table-column table:style-name="Table14.A"/>
        <table:table-column table:style-name="Table14.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Intelligence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Intelligence modifier</text:p>
          </table:table-cell>
        </table:table-row>
      </table:table>
      <text:h text:style-name="Heading_20_4" text:outline-level="4"><text:bookmark-start text:name="id__ritual_casting"/>Ritual Casting<text:bookmark-end text:name="id__ritual_casting"/></text:h>
      <text:p text:style-name="First_20_paragraph">You can cast a Wizard spell as a ritual if that spell has the ritual tag and you have the spell in your spellbook. You don’t need to have the spell prepared.</text:p>
      <text:h text:style-name="Heading_20_4" text:outline-level="4"><text:bookmark-start text:name="id__spellcasting_focus_2"/>Spellcasting Focus<text:bookmark-end text:name="id__spellcasting_focus_2"/></text:h>
      <text:p text:style-name="First_20_paragraph">You can use an arcane focus as a spellcasting focus for your Wizard spells.</text:p>
      <text:h text:style-name="Heading_20_4" text:outline-level="4"><text:bookmark-start text:name="id__learning_spells_of_1st_level_and_higher"/>Learning Spells of 1st Level and Higher<text:bookmark-end text:name="id__learning_spells_of_1st_level_and_higher"/></text:h>
      <text:p text:style-name="First_20_paragraph">Each time you gain a Wizard level, you can add two Wizard spells of your choice to your spellbook for free. Each of these spells must be of a level for which you have spell slots, as shown on the <text:a xlink:type="simple" xlink:href="#wizard-table" office:name=""><text:span text:style-name="Definition">Wizard table</text:span></text:a>. On your adventures, you might find other spells that you can add to your spellbook (see the “Your Spellbook” sidebar).</text:p>
      <text:h text:style-name="Heading_20_3" text:outline-level="3"><text:bookmark-start text:name="wizard-feature-arcane-recovery"/>Arcane Recovery<text:bookmark-end text:name="wizard-feature-arcane-recovery"/></text:h>
      <text:p text:style-name="First_20_paragraph">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For example, if you’re a 4th-level Wizard, you can recover up to two levels worth of spell slots. You can recover either a 2nd-level spell slot or two 1st-level spell slots.</text:p>
      <text:h text:style-name="Heading_20_3" text:outline-level="3"><text:bookmark-start text:name="wizard-feature-arcane-tradition"/>Arcane Tradition<text:bookmark-end text:name="wizard-feature-arcane-tradition"/></text:h>
      <text:p text:style-name="First_20_paragraph">When you reach 2nd level, you choose an <text:a xlink:type="simple" xlink:href="#wizard-subclasses" office:name=""><text:span text:style-name="Definition">arcane tradition</text:span></text:a>. Your choice grants you features at 2nd level and again at 6th, 10th, and 14th level.</text:p>
      <text:h text:style-name="Heading_20_3" text:outline-level="3"><text:bookmark-start text:name="wizard-feature-asi"/>Ability Score Improvement<text:bookmark-end text:name="wizard-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3" text:outline-level="3"><text:bookmark-start text:name="wizard-feature-spell-mastery"/>Spell Mastery<text:bookmark-end text:name="wizard-feature-spell-mastery"/></text:h>
      <text:p text:style-name="First_20_paragraph">At 18th level, you have achieved such mastery over certain spells that you can cast them at will. Choose a 1st-level Wizard spell and a 2nd-level Wizard spell that are in your spellbook. You can cast those spells at their lowest level without expending a spell slot when you have them prepared. If you want to cast either spell at a higher level, you must expend a spell slot as normal.</text:p>
      <text:p text:style-name="Text_20_body">By spending 8 hours in study, you can exchange one or both of the spells you chose for different spells of the same levels.</text:p>
      <text:h text:style-name="Heading_20_3" text:outline-level="3"><text:bookmark-start text:name="wizard-feature-signature-spells"/>Signature Spells<text:bookmark-end text:name="wizard-feature-signature-spells"/></text:h>
      <text:p text:style-name="First_20_paragraph">When you reach 20th level, you gain mastery over two powerful spells and can cast them with little effort. Choose two 3rd-level Wizard spells in your spellbook as your signature spells. You always have these spells prepared, they don’t count against the number of spells you have prepared, and you can cast each of them once at 3rd level without expending a spell slot. When you do so, you can’t do so again until you finish a short or long rest. If you want to cast either spell at a higher level, you must expend a spell slot as normal.</text:p>
      <text:h text:style-name="Heading_20_3" text:outline-level="3"><text:bookmark-start text:name="wizard-subclasses"/>Arcane Traditions<text:bookmark-end text:name="wizard-subclasses"/></text:h>
      <text:p text:style-name="First_20_paragraph">The study of Wizardry, dating back to early magical discoveries, is prevalent in fantasy gaming worlds with diverse magical traditions.</text:p>
      <text:p text:style-name="Text_20_body">The most common arcane traditions revolve around the eight schools of magic, cataloged by Wizards throughout history: Abjuration, Conjuration, Divination, Enchantment, Evocation, Illusion, Necromancy and Transmutation. These schools can be literal institutions, like the School of Illusion, or academic departments with rival faculties. Even Wizards who train apprentices use the school division as a learning device, as each school requires mastery of different techniques.</text:p>
      <text:h text:style-name="Heading_20_4" text:outline-level="4"><text:bookmark-start text:name="wizard-subclass-arcanist"/>Arcanist<text:bookmark-end text:name="wizard-subclass-arcanist"/></text:h>
      <text:h text:style-name="Heading_20_5" text:outline-level="5"><text:bookmark-start text:name="wizard-subclass-arcanist-scholarly-speciality"/>Scholarly Specialty<text:bookmark-end text:name="wizard-subclass-arcanist-scholarly-speciality"/></text:h>
      <text:p text:style-name="First_20_paragraph">When you take this archetype at 2nd level, choose one classical school of magic as your Scholarly Specialty: abjuration, conjuration, divination, enchantment, evocation, illusion, necromancy, or transmutation. The gold and time you must spend to copy spells from this school into your spellbook is halved. If a feature refers to your chosen school, it refers to the school selected in this feature.</text:p>
      <text:h text:style-name="Heading_20_5" text:outline-level="5"><text:bookmark-start text:name="wizard-subclass-arcanist-esoteric-talent"/>Esoteric Talent<text:bookmark-end text:name="wizard-subclass-arcanist-esoteric-talent"/></text:h>
      <text:p text:style-name="First_20_paragraph">Also at 2nd level, you gain one of the following benefits:</text:p>
      <text:p text:style-name="Definition_20_Term">Bend Magic</text:p>
      <text:p text:style-name="Definition_20_Definition">When you cast a wizard spell with an instantaneous duration that deals damage to an area, you can choose a number of creatures in the area that you can see equal to your Intelligence modifier (minimum one creature). The chosen creatures take no damage from the spell.</text:p>
      <text:p text:style-name="Definition_20_Term">Flash of Insight</text:p>
      <text:p text:style-name="Definition_20_Definition">You can use a bonus action to roll a d20, record the result, and choose a creature you can see within 30 feet. The next time that creature makes an attack roll, ability check, or saving throw, it takes that d20 result instead of rolling. If you use this feature again before you finish a short rest, you must expend a spell slot of 1st-level or higher to do so.</text:p>
      <text:p text:style-name="Definition_20_Term">Quick Step</text:p>
      <text:p text:style-name="Definition_20_Definition">After you cast a wizard spell of 1st-level or higher, you can immediately move up to 15 feet without provoking opportunity attacks or spending any of your normal movement.</text:p>
      <text:h text:style-name="Heading_20_5" text:outline-level="5"><text:bookmark-start text:name="wizard-subclass-arcanist-refined-learning"/>Refined Learning<text:bookmark-end text:name="wizard-subclass-arcanist-refined-learning"/></text:h>
      <text:p text:style-name="First_20_paragraph">At 6th level, choose one of the following benefits:</text:p>
      <text:p text:style-name="Definition_20_Term">Arcane Armor</text:p>
      <text:p text:style-name="Definition_20_Definition">When you cast a wizard spell of 1st-level or higher, you store some of its magic to protect yourself, gaining temporary hit points equal to twice the level of the spell, or three times the spell’s level if the spell is from your chosen school. Instead of gaining these temporary hit points yourself, you can use your reaction to grant them to a creature you can see within 30 feet.</text:p>
      <text:p text:style-name="Definition_20_Term">Energy Retention</text:p>
      <text:p text:style-name="Definition_20_Definition">When you expend a spell slot of 2nd-level or higher to cast a wizard spell from your <text:a xlink:type="simple" xlink:href="#wizard-subclass-arcanist-scholarly-speciality" office:name=""><text:span text:style-name="Definition">chosen school</text:span></text:a>, you regain one expended spell slot. The regained spell slot must be of a level no more than half the level of the expended spell slot.</text:p>
      <text:p text:style-name="Definition_20_Term">War Magic</text:p>
      <text:p text:style-name="Definition_20_Definition">When you cast a wizard spell from your <text:a xlink:type="simple" xlink:href="#wizard-subclass-arcanist-scholarly-speciality" office:name=""><text:span text:style-name="Definition">chosen school</text:span></text:a> that deals damage, you deal additional damage equal to your Intelligence modifier (minimum +1) on the first damage roll for that spell.</text:p>
      <text:h text:style-name="Heading_20_5" text:outline-level="5"><text:bookmark-start text:name="wizard-subclass-arcanist-superior-talent"/>Superior Talent<text:bookmark-end text:name="wizard-subclass-arcanist-superior-talent"/></text:h>
      <text:p text:style-name="First_20_paragraph">At 10th level, choose one of the following benefits:</text:p>
      <text:p text:style-name="Definition_20_Term">Perfect Control</text:p>
      <text:p text:style-name="Definition_20_Definition">When concentrating on a wizard spell of your <text:a xlink:type="simple" xlink:href="#wizard-subclass-arcanist-scholarly-speciality" office:name=""><text:span text:style-name="Definition">chosen school</text:span></text:a>, you only need to roll to maintain concentration when you take damage from an attack, effect, or spell equal to or greater than your Intelligence score + your wizard level.</text:p>
      <text:p text:style-name="Definition_20_Term">Secondary Learning</text:p>
      <text:p text:style-name="Definition_20_Definition">Choose a second school as your <text:a xlink:type="simple" xlink:href="#wizard-subclass-arcanist-scholarly-speciality" office:name=""><text:span text:style-name="Definition">Scholarly Specialty</text:span></text:a> and an additional feature from either <text:a xlink:type="simple" xlink:href="#wizard-subclass-arcanist-esoteric-talent" office:name=""><text:span text:style-name="Definition">Esoteric Talent</text:span></text:a> or <text:a xlink:type="simple" xlink:href="#wizard-subclass-arcanist-refined-learning" office:name=""><text:span text:style-name="Definition">Refined Learning</text:span></text:a>.</text:p>
      <text:p text:style-name="Definition_20_Term">Splinter Spell</text:p>
      <text:p text:style-name="Definition_20_Definition">Once per rest, when you cast a wizard spell from your <text:a xlink:type="simple" xlink:href="#wizard-subclass-arcanist-scholarly-speciality" office:name=""><text:span text:style-name="Definition">chosen school</text:span></text:a> that only affects one creature, you can choose to affect an additional creature within range.</text:p>
      <text:h text:style-name="Heading_20_5" text:outline-level="5"><text:bookmark-start text:name="wizard-subclass-arcanist-specialized-mastery"/>Specialized Mastery<text:bookmark-end text:name="wizard-subclass-arcanist-specialized-mastery"/></text:h>
      <text:p text:style-name="First_20_paragraph">At 14th level, choose one of the following benefits:</text:p>
      <text:p text:style-name="Definition_20_Term">Battle Hardiness</text:p>
      <text:p text:style-name="Definition_20_Definition">When concentrating on a wizard spell from your <text:a xlink:type="simple" xlink:href="#wizard-subclass-arcanist-scholarly-speciality" office:name=""><text:span text:style-name="Definition">chosen school</text:span></text:a>, you reduce bludgeoning, piercing, and slashing damage you take by an amount equal to the level of the spell.</text:p>
      <text:p text:style-name="Definition_20_Term">Heightened Potency</text:p>
      <text:p text:style-name="Definition_20_Definition">When you cast a wizard spell from your <text:a xlink:type="simple" xlink:href="#wizard-subclass-arcanist-scholarly-speciality" office:name=""><text:span text:style-name="Definition">chosen school</text:span></text:a>, it is always treated as though it were cast with a spell slot one level higher (maximum 9th-level) than the one you used, so long as you expended a spell slot to cast it. The slot you use to cast the spell must still be at least equal to the level of the spell.</text:p>
      <text:p text:style-name="Definition_20_Term">Precise Understanding</text:p>
      <text:p text:style-name="Definition_20_Definition">When you see a creature cast a spell from your <text:a xlink:type="simple" xlink:href="#wizard-subclass-arcanist-scholarly-speciality" office:name=""><text:span text:style-name="Definition">chosen school</text:span></text:a>, you automatically know what spell it’s casting. In addition, you have advantage on saving throws against spells.</text:p>
      <text:h text:style-name="Heading_20_1" text:outline-level="1"><text:bookmark-start text:name="id__ancestries"/>Ancestries<text:bookmark-end text:name="id__ancestries"/></text:h>
      <text:h text:style-name="Heading_20_2" text:outline-level="2"><text:bookmark-start text:name="id__ancestral_traits"/>Ancestral Traits<text:bookmark-end text:name="id__ancestral_traits"/></text:h>
      <text:p text:style-name="First_20_paragraph">The description of each ancestry includes inherited traits that are common to members of that ancestry. The following entries appear among the traits of most ancestries. Some ancestries have variants with traits of the parent ancestry and variant-specific traits.</text:p>
      <text:p text:style-name="Definition_20_Term">Age</text:p>
      <text:p text:style-name="Definition_20_Definition">The age entry notes when an ancestry member becomes an adult and its expected lifespan. This helps decide your character’s age at the game’s start. You can choose any age, which may explain ability scores. For instance, a young or old character might have low Strength or Constitution, while advanced age could explain high Intelligence or Wisdom.</text:p>
      <text:p text:style-name="Definition_20_Term">Size</text:p>
      <text:p text:style-name="Definition_20_Definition">Characters of most ancestries are Medium, between 4 and 8 feet tall. A few ancestries are Small (2 to 4 feet tall), and some game rules may affect them differently. Small characters may struggle with heavy weapons, as explained in “Equipment.”</text:p>
      <text:p text:style-name="Definition_20_Term">Speed</text:p>
      <text:p text:style-name="Definition_20_Definition">Your speed determines how far you can move when traveling (“Adventuring”) and fighting (“Combat”).</text:p>
      <text:p text:style-name="Definition_20_Term">Languages</text:p>
      <text:p text:style-name="Definition_20_Definition">By virtue of your ancestry, your character can speak, read, and write certain languages.</text:p>
      <text:h text:style-name="Heading_20_2" text:outline-level="2"><text:bookmark-start text:name="id__dwarf"/>Dwarf<text:bookmark-end text:name="id__dwarf"/></text:h>
      <text:p text:style-name="First_20_paragraph">Sturdy and resilient, dwarves are known for their compact build with strong frames and broad features. Their intricate beards and braids often represent cultural pride. Dwarves have a reputation for craftsmanship and have a deep connection to the earth, often favoring mountainous or underground regions.</text:p>
      <text:h text:style-name="Heading_20_3" text:outline-level="3"><text:bookmark-start text:name="id__dwarf_traits"/>Dwarf Traits<text:bookmark-end text:name="id__dwarf_traits"/></text:h>
      <text:p text:style-name="First_20_paragraph">Your dwarf character has an assortment of inborn abilities, part and parcel of dwarven nature.</text:p>
      <text:p text:style-name="Definition_20_Term">Age.</text:p>
      <text:p text:style-name="Definition_20_Definition">Dwarves mature at the same rate as humans, but they’re considered young until they reach the age of 50. On average, they live about 350 years.</text:p>
      <text:p text:style-name="Definition_20_Term">Size.</text:p>
      <text:p text:style-name="Definition_20_Definition">Dwarves stand between 4 and 5 feet tall and average about 150 pounds. Your size is Medium.</text:p>
      <text:p text:style-name="Definition_20_Term">Speed.</text:p>
      <text:p text:style-name="Definition_20_Definition">Your base walking speed is 25 feet. Your speed is not reduced by wearing heavy armor.</text:p>
      <text:p text:style-name="Definition_20_Term">Darkvision.</text:p>
      <text:p text:style-name="Definition_20_Definition">Accustomed to life underground, you have superior vision in dark and dim conditions. You can see in dim light within 60 feet of you as if it were bright light, and in darkness as if it were dim light. You can’t discern color in darkness, only shades of gray.</text:p>
      <text:p text:style-name="Definition_20_Term">Dwarven Resilience.</text:p>
      <text:p text:style-name="Definition_20_Definition">You have advantage on saving throws against poison, and you have resistance against poison damage.</text:p>
      <text:h text:style-name="Heading_20_2" text:outline-level="2"><text:bookmark-start text:name="id__elf"/>Elf<text:bookmark-end text:name="id__elf"/></text:h>
      <text:p text:style-name="First_20_paragraph">Elves have sharp, angular features and pointed ears that vary widely in color, often reflecting their connection to nature or magic. They are long-lived, known for valuing art, knowledge, and harmony with their environment.</text:p>
      <text:h text:style-name="Heading_20_3" text:outline-level="3"><text:bookmark-start text:name="id__elf_traits"/>Elf Traits<text:bookmark-end text:name="id__elf_traits"/></text:h>
      <text:p text:style-name="First_20_paragraph">Your elf character has a variety of natural abilities, the result of thousands of years of elven refinement.</text:p>
      <text:p text:style-name="Definition_20_Term">Age.</text:p>
      <text:p text:style-name="Definition_20_Definition">Elves reach physical maturity around the same age as humans, but adulthood encompasses worldly experience. They typically claim adulthood and an adult name around 100 and can live up to 750 years.</text:p>
      <text:p text:style-name="Definition_20_Term">Size.</text:p>
      <text:p text:style-name="Definition_20_Definition">Elves range from under 5 to over 6 feet tall and tend to have slender builds. Your size is Medium.</text:p>
      <text:p text:style-name="Definition_20_Term">Speed.</text:p>
      <text:p text:style-name="Definition_20_Definition">Your base walking speed is 30 feet.</text:p>
      <text:p text:style-name="Definition_20_Term">Darkvision.</text:p>
      <text:p text:style-name="Definition_20_Definition">Accustomed to twilit forests and the night sky, you have superior vision in dark and dim conditions. You can see in dim light within 60 feet of you as if it were bright light, and in darkness as if it were dim light. You can’t discern color in darkness, only shades of gray.</text:p>
      <text:p text:style-name="Definition_20_Term">Keen Senses.</text:p>
      <text:p text:style-name="Definition_20_Definition">You have proficiency in the Perception skill.</text:p>
      <text:p text:style-name="Definition_20_Term">Fey Ancestry.</text:p>
      <text:p text:style-name="Definition_20_Definition">You have advantage on saving throws against being charmed, and magic can’t put you to sleep.</text:p>
      <text:p text:style-name="Definition_20_Term">Trance.</text:p>
      <text:p text:style-name="Definition_20_Definition">Elves meditate and dream deeply for 4 hours daily, remaining semiconscious, which is called “trance.” These dreams are mental exercises that have become reflexive through practice. After resting this way, you gain the same benefit as a human from 8 hours of sleep.</text:p>
      <text:h text:style-name="Heading_20_1" text:outline-level="1"><text:bookmark-start text:name="id__cultures"/>Cultures<text:bookmark-end text:name="id__cultures"/></text:h>
      <text:p text:style-name="First_20_paragraph">Choose a culture for your character. While some cultures are closely associated with a specific ancestry, depending on your character’s past, you may choose any culture for them. Each culture has unique traits. You gain all traits associated with your chosen culture, unless otherwise stated. Characters raised in a culture share common traits.</text:p>
      <text:h text:style-name="Heading_20_2" text:outline-level="2"><text:bookmark-start text:name="id__cosmopolitan"/>Cosmopolitan<text:bookmark-end text:name="id__cosmopolitan"/></text:h>
      <text:p text:style-name="First_20_paragraph">Urban dwellers from this culture value adaptability, social connections, and quick thinking. They thrive in diverse environments, seamlessly navigating social circles and leveraging their resourcefulness.</text:p>
      <text:p text:style-name="Definition_20_Term">Discreetly Armed.</text:p>
      <text:p text:style-name="Definition_20_Definition">You gain expertise on checks made to persuade others to let you remain armed or to conceal weapons or items about your person.</text:p>
      <text:p text:style-name="Definition_20_Term">Fashion Sense.</text:p>
      <text:p text:style-name="Definition_20_Definition">After you spend at least 1 minute observing a creature within 60 feet, you can use an action to make either an Insight or History check against a DC equal to the creature’s passive Deception check score. On a success, you learn the following information about that creature:</text:p>
      <text:list text:style-name="L6">
        <text:list-item>
          <text:p text:style-name="P342">Whether the creature has a lower Charisma score than yourself.</text:p>
        </text:list-item>
        <text:list-item>
          <text:p text:style-name="P342">The creature’s culture and national origin (if any).</text:p>
        </text:list-item>
        <text:list-item>
          <text:p text:style-name="P342">The creature’s social standing in the local majority culture.</text:p>
        </text:list-item>
      </text:list>
      <text:p text:style-name="Definition_20_Term">Skill Versatility.</text:p>
      <text:p text:style-name="Definition_20_Definition">You gain proficiency in Persuasion and one other skill of your choice.</text:p>
      <text:p text:style-name="Definition_20_Term">Urban Denizen.</text:p>
      <text:p text:style-name="Definition_20_Definition">You can make an Investigation check to learn a person’s location (or gain a helpful clue) by discreetly asking in the right places. The difficulty is DC 15 if they’re not hiding, or DC 20 if they’re trying to conceal it.</text:p>
      <text:p text:style-name="Definition_20_Term">Well-Connected.</text:p>
      <text:p text:style-name="Definition_20_Definition">You gain an extra connection, selected from a background of your choice. This person is of a different heritage or national origin than yourself.</text:p>
      <text:p text:style-name="Definition_20_Term">Languages.</text:p>
      <text:p text:style-name="Definition_20_Definition">You can speak, read, write, and sign in Common and two additional languages.</text:p>
      <text:h text:style-name="Heading_20_2" text:outline-level="2"><text:bookmark-start text:name="id__lone_wanderer"/>Lone Wanderer<text:bookmark-end text:name="id__lone_wanderer"/></text:h>
      <text:p text:style-name="First_20_paragraph">This culture, characterized by its independent spirit, values self-reliance and adaptability. Its members are resourceful and embrace unique paths in life.</text:p>
      <text:p text:style-name="Definition_20_Term">Culture of My Own.</text:p>
      <text:p text:style-name="Definition_20_Definition">You gain four skill or tool proficiencies of your choice.</text:p>
      <text:p text:style-name="Definition_20_Term">Heirloom.</text:p>
      <text:p text:style-name="Definition_20_Definition">Choose one weapon worth 100 gold or less. You begin play with a masterwork version of that weapon.</text:p>
      <text:p text:style-name="Definition_20_Term">Languages.</text:p>
      <text:p text:style-name="Definition_20_Definition">You can speak, read, write, and sign Common and two additional languages.</text:p>
      <text:h text:style-name="Heading_20_1" text:outline-level="1"><text:bookmark-start text:name="id__level_advancement"/>Level Advancement<text:bookmark-end text:name="id__level_advancement"/></text:h>
      <text:p text:style-name="First_20_paragraph">As your character gains experience points and levels up, they gain additional features and proficiency bonuses. Each level also grants an extra Hit Die, which can be rolled and added to your hit point maximum, or used as a fixed value. When your Constitution modifier increases, your hit point maximum increases by 1 for each level. The <text:a xlink:type="simple" xlink:href="#level-advancement-character-advancement-table" office:name=""><text:span text:style-name="Definition">Character Advancement table</text:span></text:a> summarizes the XP needed to level up from 1 to 20 and the proficiency bonus for each level. Refer to your character’s class description for other level-based improvements.</text:p>
      <text:p text:style-name="TableCaption">Character Advancement (table)</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Experience Points</text:p>
            </table:table-cell>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2</text:p>
          </table:table-cell>
        </table:table-row>
        <table:table-row>
          <table:table-cell table:style-name="TableRowCell" office:value-type="string">
            <text:p text:style-name="Table_20_Contents">300</text:p>
          </table:table-cell>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900</text:p>
          </table:table-cell>
          <table:table-cell table:style-name="TableRowCell" office:value-type="string">
            <text:p text:style-name="Table_20_Contents">3</text:p>
          </table:table-cell>
          <table:table-cell table:style-name="TableRowCell" office:value-type="string">
            <text:p text:style-name="Table_20_Contents">+2</text:p>
          </table:table-cell>
        </table:table-row>
        <table:table-row>
          <table:table-cell table:style-name="TableRowCell" office:value-type="string">
            <text:p text:style-name="Table_20_Contents">2,700</text:p>
          </table:table-cell>
          <table:table-cell table:style-name="TableRowCell" office:value-type="string">
            <text:p text:style-name="Table_20_Contents">4</text:p>
          </table:table-cell>
          <table:table-cell table:style-name="TableRowCell" office:value-type="string">
            <text:p text:style-name="Table_20_Contents">+2</text:p>
          </table:table-cell>
        </table:table-row>
        <table:table-row>
          <table:table-cell table:style-name="TableRowCell" office:value-type="string">
            <text:p text:style-name="Table_20_Contents">6,500</text:p>
          </table:table-cell>
          <table:table-cell table:style-name="TableRowCell" office:value-type="string">
            <text:p text:style-name="Table_20_Contents">5</text:p>
          </table:table-cell>
          <table:table-cell table:style-name="TableRowCell" office:value-type="string">
            <text:p text:style-name="Table_20_Contents">+3</text:p>
          </table:table-cell>
        </table:table-row>
        <table:table-row>
          <table:table-cell table:style-name="TableRowCell" office:value-type="string">
            <text:p text:style-name="Table_20_Contents">14,000</text:p>
          </table:table-cell>
          <table:table-cell table:style-name="TableRowCell" office:value-type="string">
            <text:p text:style-name="Table_20_Contents">6</text:p>
          </table:table-cell>
          <table:table-cell table:style-name="TableRowCell" office:value-type="string">
            <text:p text:style-name="Table_20_Contents">+3</text:p>
          </table:table-cell>
        </table:table-row>
        <table:table-row>
          <table:table-cell table:style-name="TableRowCell" office:value-type="string">
            <text:p text:style-name="Table_20_Contents">23,000</text:p>
          </table:table-cell>
          <table:table-cell table:style-name="TableRowCell" office:value-type="string">
            <text:p text:style-name="Table_20_Contents">7</text:p>
          </table:table-cell>
          <table:table-cell table:style-name="TableRowCell" office:value-type="string">
            <text:p text:style-name="Table_20_Contents">+3</text:p>
          </table:table-cell>
        </table:table-row>
        <table:table-row>
          <table:table-cell table:style-name="TableRowCell" office:value-type="string">
            <text:p text:style-name="Table_20_Contents">34,000</text:p>
          </table:table-cell>
          <table:table-cell table:style-name="TableRowCell" office:value-type="string">
            <text:p text:style-name="Table_20_Contents">8</text:p>
          </table:table-cell>
          <table:table-cell table:style-name="TableRowCell" office:value-type="string">
            <text:p text:style-name="Table_20_Contents">+3</text:p>
          </table:table-cell>
        </table:table-row>
        <table:table-row>
          <table:table-cell table:style-name="TableRowCell" office:value-type="string">
            <text:p text:style-name="Table_20_Contents">48,000</text:p>
          </table:table-cell>
          <table:table-cell table:style-name="TableRowCell" office:value-type="string">
            <text:p text:style-name="Table_20_Contents">9</text:p>
          </table:table-cell>
          <table:table-cell table:style-name="TableRowCell" office:value-type="string">
            <text:p text:style-name="Table_20_Contents">+4</text:p>
          </table:table-cell>
        </table:table-row>
        <table:table-row>
          <table:table-cell table:style-name="TableRowCell" office:value-type="string">
            <text:p text:style-name="Table_20_Contents">64,000</text:p>
          </table:table-cell>
          <table:table-cell table:style-name="TableRowCell" office:value-type="string">
            <text:p text:style-name="Table_20_Contents">10</text:p>
          </table:table-cell>
          <table:table-cell table:style-name="TableRowCell" office:value-type="string">
            <text:p text:style-name="Table_20_Contents">+4</text:p>
          </table:table-cell>
        </table:table-row>
        <table:table-row>
          <table:table-cell table:style-name="TableRowCell" office:value-type="string">
            <text:p text:style-name="Table_20_Contents">85,000</text:p>
          </table:table-cell>
          <table:table-cell table:style-name="TableRowCell" office:value-type="string">
            <text:p text:style-name="Table_20_Contents">11</text:p>
          </table:table-cell>
          <table:table-cell table:style-name="TableRowCell" office:value-type="string">
            <text:p text:style-name="Table_20_Contents">+4</text:p>
          </table:table-cell>
        </table:table-row>
        <table:table-row>
          <table:table-cell table:style-name="TableRowCell" office:value-type="string">
            <text:p text:style-name="Table_20_Contents">100,000</text:p>
          </table:table-cell>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120,000</text:p>
          </table:table-cell>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140,000</text:p>
          </table:table-cell>
          <table:table-cell table:style-name="TableRowCell" office:value-type="string">
            <text:p text:style-name="Table_20_Contents">14</text:p>
          </table:table-cell>
          <table:table-cell table:style-name="TableRowCell" office:value-type="string">
            <text:p text:style-name="Table_20_Contents">+5</text:p>
          </table:table-cell>
        </table:table-row>
        <table:table-row>
          <table:table-cell table:style-name="TableRowCell" office:value-type="string">
            <text:p text:style-name="Table_20_Contents">165,000</text:p>
          </table:table-cell>
          <table:table-cell table:style-name="TableRowCell" office:value-type="string">
            <text:p text:style-name="Table_20_Contents">15</text:p>
          </table:table-cell>
          <table:table-cell table:style-name="TableRowCell" office:value-type="string">
            <text:p text:style-name="Table_20_Contents">+5</text:p>
          </table:table-cell>
        </table:table-row>
        <table:table-row>
          <table:table-cell table:style-name="TableRowCell" office:value-type="string">
            <text:p text:style-name="Table_20_Contents">195,000</text:p>
          </table:table-cell>
          <table:table-cell table:style-name="TableRowCell" office:value-type="string">
            <text:p text:style-name="Table_20_Contents">16</text:p>
          </table:table-cell>
          <table:table-cell table:style-name="TableRowCell" office:value-type="string">
            <text:p text:style-name="Table_20_Contents">+5</text:p>
          </table:table-cell>
        </table:table-row>
        <table:table-row>
          <table:table-cell table:style-name="TableRowCell" office:value-type="string">
            <text:p text:style-name="Table_20_Contents">225,000</text:p>
          </table:table-cell>
          <table:table-cell table:style-name="TableRowCell" office:value-type="string">
            <text:p text:style-name="Table_20_Contents">17</text:p>
          </table:table-cell>
          <table:table-cell table:style-name="TableRowCell" office:value-type="string">
            <text:p text:style-name="Table_20_Contents">+6</text:p>
          </table:table-cell>
        </table:table-row>
        <table:table-row>
          <table:table-cell table:style-name="TableRowCell" office:value-type="string">
            <text:p text:style-name="Table_20_Contents">265,000</text:p>
          </table:table-cell>
          <table:table-cell table:style-name="TableRowCell" office:value-type="string">
            <text:p text:style-name="Table_20_Contents">18</text:p>
          </table:table-cell>
          <table:table-cell table:style-name="TableRowCell" office:value-type="string">
            <text:p text:style-name="Table_20_Contents">+6</text:p>
          </table:table-cell>
        </table:table-row>
        <table:table-row>
          <table:table-cell table:style-name="TableRowCell" office:value-type="string">
            <text:p text:style-name="Table_20_Contents">305,000</text:p>
          </table:table-cell>
          <table:table-cell table:style-name="TableRowCell" office:value-type="string">
            <text:p text:style-name="Table_20_Contents">19</text:p>
          </table:table-cell>
          <table:table-cell table:style-name="TableRowCell" office:value-type="string">
            <text:p text:style-name="Table_20_Contents">+6</text:p>
          </table:table-cell>
        </table:table-row>
        <table:table-row>
          <table:table-cell table:style-name="TableRowCell" office:value-type="string">
            <text:p text:style-name="Table_20_Contents">355,000</text:p>
          </table:table-cell>
          <table:table-cell table:style-name="TableRowCell" office:value-type="string">
            <text:p text:style-name="Table_20_Contents">20</text:p>
          </table:table-cell>
          <table:table-cell table:style-name="TableRowCell" office:value-type="string">
            <text:p text:style-name="Table_20_Contents">+6</text:p>
          </table:table-cell>
        </table:table-row>
      </table:table>
      <text:h text:style-name="Heading_20_2" text:outline-level="2"><text:bookmark-start text:name="id__multiclassing"/>Multiclassing<text:bookmark-end text:name="id__multiclassing"/></text:h>
      <text:p text:style-name="First_20_paragraph">Multiclassing lets you gain levels in multiple classes, mixing their abilities to create unique character concepts. You can gain a level in a new class whenever you advance, instead of your current class. Levels in all classes add up to determine your character level. For instance, three Wizard levels and two Fighter levels make you a 5th-level character.</text:p>
      <text:p text:style-name="Text_20_body">As you level up, you may stay in your original class with a few levels in another, or change course entirely. You might even start progressing in a third or fourth class. Compared to a single-class character of the same level, you sacrifice focus for versatility.</text:p>
      <text:h text:style-name="Heading_20_3" text:outline-level="3"><text:bookmark-start text:name="id__prerequisites"/>Prerequisites<text:bookmark-end text:name="id__prerequisites"/></text:h>
      <text:p text:style-name="First_20_paragraph">To qualify for a new class, meet the ability score prerequisites for both your current and new classes, as shown in the <text:a xlink:type="simple" xlink:href="#multiclassing-prerequisites-table" office:name=""><text:span text:style-name="Definition">Multiclassing Prerequisites table</text:span></text:a>. For instance, a Dreadnought multiclassing into Primal must have 13 or higher Strength and Wisdom scores. Without the training of a beginning character, you must be a quick learner with natural aptitude reflected by higher-than-average ability scores.</text:p>
      <text:p text:style-name="TableCaption">Multiclassing Prerequisites (table)</text:p>
      <table:table table:name="Table16" table:style-name="Table16">
        <table:table-column table:style-name="Table16.A"/>
        <table:table-column table:style-name="Table16.B"/>
        <table:table-header-rows>
          <table:table-row>
            <table:table-cell table:style-name="TableHeaderRowCell" office:value-type="string">
              <text:p text:style-name="Table_20_Heading">Class</text:p>
            </table:table-cell>
            <table:table-cell table:style-name="TableHeaderRowCell" office:value-type="string">
              <text:p text:style-name="Table_20_Heading">Ability Score Minimum</text:p>
            </table:table-cell>
          </table:table-row>
        </table:table-header-rows>
        <table:table-row>
          <table:table-cell table:style-name="TableRowCell" office:value-type="string">
            <text:p text:style-name="Table_20_Contents">Dreadnought</text:p>
          </table:table-cell>
          <table:table-cell table:style-name="TableRowCell" office:value-type="string">
            <text:p text:style-name="Table_20_Contents">Strength 13</text:p>
          </table:table-cell>
        </table:table-row>
        <table:table-row>
          <table:table-cell table:style-name="TableRowCell" office:value-type="string">
            <text:p text:style-name="Table_20_Contents">Bard</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Cleric</text:p>
          </table:table-cell>
          <table:table-cell table:style-name="TableRowCell" office:value-type="string">
            <text:p text:style-name="Table_20_Contents">Wisdom 13</text:p>
          </table:table-cell>
        </table:table-row>
        <table:table-row>
          <table:table-cell table:style-name="TableRowCell" office:value-type="string">
            <text:p text:style-name="Table_20_Contents">Primal</text:p>
          </table:table-cell>
          <table:table-cell table:style-name="TableRowCell" office:value-type="string">
            <text:p text:style-name="Table_20_Contents">Wisdom 13</text:p>
          </table:table-cell>
        </table:table-row>
        <table:table-row>
          <table:table-cell table:style-name="TableRowCell" office:value-type="string">
            <text:p text:style-name="Table_20_Contents">Fighter</text:p>
          </table:table-cell>
          <table:table-cell table:style-name="TableRowCell" office:value-type="string">
            <text:p text:style-name="Table_20_Contents">Strength 13 or Dexterity 13</text:p>
          </table:table-cell>
        </table:table-row>
        <table:table-row>
          <table:table-cell table:style-name="TableRowCell" office:value-type="string">
            <text:p text:style-name="Table_20_Contents">Adept</text:p>
          </table:table-cell>
          <table:table-cell table:style-name="TableRowCell" office:value-type="string">
            <text:p text:style-name="Table_20_Contents">Dexterity 13 and Wisdom 13</text:p>
          </table:table-cell>
        </table:table-row>
        <table:table-row>
          <table:table-cell table:style-name="TableRowCell" office:value-type="string">
            <text:p text:style-name="Table_20_Contents">Vanguard</text:p>
          </table:table-cell>
          <table:table-cell table:style-name="TableRowCell" office:value-type="string">
            <text:p text:style-name="Table_20_Contents">Strength 13 and Charisma 13</text:p>
          </table:table-cell>
        </table:table-row>
        <table:table-row>
          <table:table-cell table:style-name="TableRowCell" office:value-type="string">
            <text:p text:style-name="Table_20_Contents">Ranger</text:p>
          </table:table-cell>
          <table:table-cell table:style-name="TableRowCell" office:value-type="string">
            <text:p text:style-name="Table_20_Contents">Dexterity 13 and Wisdom 13</text:p>
          </table:table-cell>
        </table:table-row>
        <table:table-row>
          <table:table-cell table:style-name="TableRowCell" office:value-type="string">
            <text:p text:style-name="Table_20_Contents">Rogue</text:p>
          </table:table-cell>
          <table:table-cell table:style-name="TableRowCell" office:value-type="string">
            <text:p text:style-name="Table_20_Contents">Dexterity 13</text:p>
          </table:table-cell>
        </table:table-row>
        <table:table-row>
          <table:table-cell table:style-name="TableRowCell" office:value-type="string">
            <text:p text:style-name="Table_20_Contents">Sorcerer</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Warlock</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Wizard</text:p>
          </table:table-cell>
          <table:table-cell table:style-name="TableRowCell" office:value-type="string">
            <text:p text:style-name="Table_20_Contents">Intelligence 13</text:p>
          </table:table-cell>
        </table:table-row>
      </table:table>
      <text:h text:style-name="Heading_20_2" text:outline-level="2"><text:bookmark-start text:name="id__proficiencies_4"/>Proficiencies<text:bookmark-end text:name="id__proficiencies_4"/></text:h>
      <text:p text:style-name="First_20_paragraph">When you gain your first level in a class other than your initial class, you gain only some of new class’s starting proficiencies, as shown in the <text:a xlink:type="simple" xlink:href="#multiclassing-proficiencies-table" office:name=""><text:span text:style-name="Definition">Multiclassing Proficiencies table</text:span></text:a>.</text:p>
      <text:p text:style-name="TableCaption">Multiclassing Proficiencies (table)</text:p>
      <table:table table:name="Table17" table:style-name="Table17">
        <table:table-column table:style-name="Table17.A"/>
        <table:table-column table:style-name="Table17.B"/>
        <table:table-header-rows>
          <table:table-row>
            <table:table-cell table:style-name="TableHeaderRowCell" office:value-type="string">
              <text:p text:style-name="Table_20_Heading">Class</text:p>
            </table:table-cell>
            <table:table-cell table:style-name="TableHeaderRowCell" office:value-type="string">
              <text:p text:style-name="Table_20_Heading">Proficiencies Gained</text:p>
            </table:table-cell>
          </table:table-row>
        </table:table-header-rows>
        <table:table-row>
          <table:table-cell table:style-name="TableRowCell" office:value-type="string">
            <text:p text:style-name="Table_20_Contents">Dreadnought</text:p>
          </table:table-cell>
          <table:table-cell table:style-name="TableRowCell" office:value-type="string">
            <text:p text:style-name="Table_20_Contents">Shields, simple weapons, martial weapons</text:p>
          </table:table-cell>
        </table:table-row>
        <table:table-row>
          <table:table-cell table:style-name="TableRowCell" office:value-type="string">
            <text:p text:style-name="Table_20_Contents">Bard</text:p>
          </table:table-cell>
          <table:table-cell table:style-name="TableRowCell" office:value-type="string">
            <text:p text:style-name="Table_20_Contents">Light armor, one skill of your choice, one musical instrument of your choice</text:p>
          </table:table-cell>
        </table:table-row>
        <table:table-row>
          <table:table-cell table:style-name="TableRowCell" office:value-type="string">
            <text:p text:style-name="Table_20_Contents">Cleric</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Primal</text:p>
          </table:table-cell>
          <table:table-cell table:style-name="TableRowCell" office:value-type="string">
            <text:p text:style-name="Table_20_Contents">Light armor, medium armor, shields (Primals will not wear armor or use shields made of metal)</text:p>
          </table:table-cell>
        </table:table-row>
        <table:table-row>
          <table:table-cell table:style-name="TableRowCell" office:value-type="string">
            <text:p text:style-name="Table_20_Contents">Fighter</text:p>
          </table:table-cell>
          <table:table-cell table:style-name="TableRowCell" office:value-type="string">
            <text:p text:style-name="Table_20_Contents">Light armor, medium armor, shields, simple weapons, martial weapons</text:p>
          </table:table-cell>
        </table:table-row>
        <table:table-row>
          <table:table-cell table:style-name="TableRowCell" office:value-type="string">
            <text:p text:style-name="Table_20_Contents">Adept</text:p>
          </table:table-cell>
          <table:table-cell table:style-name="TableRowCell" office:value-type="string">
            <text:p text:style-name="Table_20_Contents">Simple weapons, shortswords</text:p>
          </table:table-cell>
        </table:table-row>
        <table:table-row>
          <table:table-cell table:style-name="TableRowCell" office:value-type="string">
            <text:p text:style-name="Table_20_Contents">Vanguard</text:p>
          </table:table-cell>
          <table:table-cell table:style-name="TableRowCell" office:value-type="string">
            <text:p text:style-name="Table_20_Contents">Light armor, medium armor, shields, simple weapons, martial weapons</text:p>
          </table:table-cell>
        </table:table-row>
        <table:table-row>
          <table:table-cell table:style-name="TableRowCell" office:value-type="string">
            <text:p text:style-name="Table_20_Contents">Ranger</text:p>
          </table:table-cell>
          <table:table-cell table:style-name="TableRowCell" office:value-type="string">
            <text:p text:style-name="Table_20_Contents">Light armor, medium armor, shields, simple weapons, martial weapons, one skill from the class’s skill list</text:p>
          </table:table-cell>
        </table:table-row>
        <table:table-row>
          <table:table-cell table:style-name="TableRowCell" office:value-type="string">
            <text:p text:style-name="Table_20_Contents">Rogue</text:p>
          </table:table-cell>
          <table:table-cell table:style-name="TableRowCell" office:value-type="string">
            <text:p text:style-name="Table_20_Contents">Light armor, one skill from the class’s skill list, thieves’ tools</text:p>
          </table:table-cell>
        </table:table-row>
        <table:table-row>
          <table:table-cell table:style-name="TableRowCell" office:value-type="string">
            <text:p text:style-name="Table_20_Contents">Sorcerer</text:p>
          </table:table-cell>
          <table:table-cell table:style-name="TableRowCell" office:value-type="string">
            <text:p text:style-name="Table_20_Contents">—</text:p>
          </table:table-cell>
        </table:table-row>
        <table:table-row>
          <table:table-cell table:style-name="TableRowCell" office:value-type="string">
            <text:p text:style-name="Table_20_Contents">Warlock</text:p>
          </table:table-cell>
          <table:table-cell table:style-name="TableRowCell" office:value-type="string">
            <text:p text:style-name="Table_20_Contents">Light armor, simple weapons</text:p>
          </table:table-cell>
        </table:table-row>
        <table:table-row>
          <table:table-cell table:style-name="TableRowCell" office:value-type="string">
            <text:p text:style-name="Table_20_Contents">Wizard</text:p>
          </table:table-cell>
          <table:table-cell table:style-name="TableRowCell" office:value-type="string">
            <text:p text:style-name="Table_20_Contents">—</text:p>
          </table:table-cell>
        </table:table-row>
      </table:table>
      <text:h text:style-name="Heading_20_3" text:outline-level="3"><text:bookmark-start text:name="languages"/>Languages<text:bookmark-end text:name="languages"/></text:h>
      <text:p text:style-name="First_20_paragraph">Your culture determines your default languages that you can read, speak, write, and sign, provided there is no disability or condition that prevents you from doing so. Your background may grant access to additional languages of your choice. Note these languages on your character sheet.</text:p>
      <text:p text:style-name="Text_20_body">Choose from the <text:a xlink:type="simple" xlink:href="#languages-standard-table" office:name=""><text:span text:style-name="Definition">Standard Languages table</text:span></text:a>, or a common language in your campaign. With your GM’s permission, you can choose an <text:a xlink:type="simple" xlink:href="#languages-exotic-table" office:name=""><text:span text:style-name="Definition">exotic language</text:span></text:a> if it fits your background.</text:p>
      <text:p text:style-name="Text_20_body">Some languages are families with many dialects. For instance, the Primordial language includes Auran, Aquan, Ignan, and Terran dialects for each elemental plane. Creatures speaking different dialects of the same language can communicate.</text:p>
      <text:p text:style-name="TableCaption">Standard Languages (table)</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Language</text:p>
            </table:table-cell>
            <table:table-cell table:style-name="TableHeaderRowCell" office:value-type="string">
              <text:p text:style-name="Table_20_Heading">Typical Speakers</text:p>
            </table:table-cell>
            <table:table-cell table:style-name="TableHeaderRowCell" office:value-type="string">
              <text:p text:style-name="Table_20_Heading">Script</text:p>
            </table:table-cell>
          </table:table-row>
        </table:table-header-rows>
        <table:table-row>
          <table:table-cell table:style-name="TableRowCell" office:value-type="string">
            <text:p text:style-name="Table_20_Contents">Common</text:p>
          </table:table-cell>
          <table:table-cell table:style-name="TableRowCell" office:value-type="string">
            <text:p text:style-name="Table_20_Contents">Humans</text:p>
          </table:table-cell>
          <table:table-cell table:style-name="TableRowCell" office:value-type="string">
            <text:p text:style-name="Table_20_Contents">Common</text:p>
          </table:table-cell>
        </table:table-row>
        <table:table-row>
          <table:table-cell table:style-name="TableRowCell" office:value-type="string">
            <text:p text:style-name="Table_20_Contents">Dwarvish</text:p>
          </table:table-cell>
          <table:table-cell table:style-name="TableRowCell" office:value-type="string">
            <text:p text:style-name="Table_20_Contents">Dwarves</text:p>
          </table:table-cell>
          <table:table-cell table:style-name="TableRowCell" office:value-type="string">
            <text:p text:style-name="Table_20_Contents">Dwarvish</text:p>
          </table:table-cell>
        </table:table-row>
        <table:table-row>
          <table:table-cell table:style-name="TableRowCell" office:value-type="string">
            <text:p text:style-name="Table_20_Contents">Elvish</text:p>
          </table:table-cell>
          <table:table-cell table:style-name="TableRowCell" office:value-type="string">
            <text:p text:style-name="Table_20_Contents">Elves</text:p>
          </table:table-cell>
          <table:table-cell table:style-name="TableRowCell" office:value-type="string">
            <text:p text:style-name="Table_20_Contents">Elvish</text:p>
          </table:table-cell>
        </table:table-row>
        <table:table-row>
          <table:table-cell table:style-name="TableRowCell" office:value-type="string">
            <text:p text:style-name="Table_20_Contents">Giant</text:p>
          </table:table-cell>
          <table:table-cell table:style-name="TableRowCell" office:value-type="string">
            <text:p text:style-name="Table_20_Contents">Ogres, giants</text:p>
          </table:table-cell>
          <table:table-cell table:style-name="TableRowCell" office:value-type="string">
            <text:p text:style-name="Table_20_Contents">Dwarvish</text:p>
          </table:table-cell>
        </table:table-row>
        <table:table-row>
          <table:table-cell table:style-name="TableRowCell" office:value-type="string">
            <text:p text:style-name="Table_20_Contents">Gnomish</text:p>
          </table:table-cell>
          <table:table-cell table:style-name="TableRowCell" office:value-type="string">
            <text:p text:style-name="Table_20_Contents">Gnomes</text:p>
          </table:table-cell>
          <table:table-cell table:style-name="TableRowCell" office:value-type="string">
            <text:p text:style-name="Table_20_Contents">Dwarvish</text:p>
          </table:table-cell>
        </table:table-row>
        <table:table-row>
          <table:table-cell table:style-name="TableRowCell" office:value-type="string">
            <text:p text:style-name="Table_20_Contents">Goblin</text:p>
          </table:table-cell>
          <table:table-cell table:style-name="TableRowCell" office:value-type="string">
            <text:p text:style-name="Table_20_Contents">Goblinoids</text:p>
          </table:table-cell>
          <table:table-cell table:style-name="TableRowCell" office:value-type="string">
            <text:p text:style-name="Table_20_Contents">Dwarvish</text:p>
          </table:table-cell>
        </table:table-row>
        <table:table-row>
          <table:table-cell table:style-name="TableRowCell" office:value-type="string">
            <text:p text:style-name="Table_20_Contents">Halfling</text:p>
          </table:table-cell>
          <table:table-cell table:style-name="TableRowCell" office:value-type="string">
            <text:p text:style-name="Table_20_Contents">Halflings</text:p>
          </table:table-cell>
          <table:table-cell table:style-name="TableRowCell" office:value-type="string">
            <text:p text:style-name="Table_20_Contents">Common</text:p>
          </table:table-cell>
        </table:table-row>
        <table:table-row>
          <table:table-cell table:style-name="TableRowCell" office:value-type="string">
            <text:p text:style-name="Table_20_Contents">Orc</text:p>
          </table:table-cell>
          <table:table-cell table:style-name="TableRowCell" office:value-type="string">
            <text:p text:style-name="Table_20_Contents">Orcs</text:p>
          </table:table-cell>
          <table:table-cell table:style-name="TableRowCell" office:value-type="string">
            <text:p text:style-name="Table_20_Contents">Dwarvish</text:p>
          </table:table-cell>
        </table:table-row>
      </table:table>
      <text:p text:style-name="TableCaption">Exotic Languages (table)</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Language</text:p>
            </table:table-cell>
            <table:table-cell table:style-name="TableHeaderRowCell" office:value-type="string">
              <text:p text:style-name="Table_20_Heading">Typical Speakers</text:p>
            </table:table-cell>
            <table:table-cell table:style-name="TableHeaderRowCell" office:value-type="string">
              <text:p text:style-name="Table_20_Heading">Script</text:p>
            </table:table-cell>
          </table:table-row>
        </table:table-header-rows>
        <table:table-row>
          <table:table-cell table:style-name="TableRowCell" office:value-type="string">
            <text:p text:style-name="Table_20_Contents">Abyssal</text:p>
          </table:table-cell>
          <table:table-cell table:style-name="TableRowCell" office:value-type="string">
            <text:p text:style-name="Table_20_Contents">Demons</text:p>
          </table:table-cell>
          <table:table-cell table:style-name="TableRowCell" office:value-type="string">
            <text:p text:style-name="Table_20_Contents">Infernal</text:p>
          </table:table-cell>
        </table:table-row>
        <table:table-row>
          <table:table-cell table:style-name="TableRowCell" office:value-type="string">
            <text:p text:style-name="Table_20_Contents">Celestial</text:p>
          </table:table-cell>
          <table:table-cell table:style-name="TableRowCell" office:value-type="string">
            <text:p text:style-name="Table_20_Contents">Celestials</text:p>
          </table:table-cell>
          <table:table-cell table:style-name="TableRowCell" office:value-type="string">
            <text:p text:style-name="Table_20_Contents">Celestial</text:p>
          </table:table-cell>
        </table:table-row>
        <table:table-row>
          <table:table-cell table:style-name="TableRowCell" office:value-type="string">
            <text:p text:style-name="Table_20_Contents">Draconic</text:p>
          </table:table-cell>
          <table:table-cell table:style-name="TableRowCell" office:value-type="string">
            <text:p text:style-name="Table_20_Contents">Dragons, dragonborn</text:p>
          </table:table-cell>
          <table:table-cell table:style-name="TableRowCell" office:value-type="string">
            <text:p text:style-name="Table_20_Contents">Draconic</text:p>
          </table:table-cell>
        </table:table-row>
        <table:table-row>
          <table:table-cell table:style-name="TableRowCell" office:value-type="string">
            <text:p text:style-name="Table_20_Contents">Deep Speech</text:p>
          </table:table-cell>
          <table:table-cell table:style-name="TableRowCell" office:value-type="string">
            <text:p text:style-name="Table_20_Contents">Aboleths, cloakers</text:p>
          </table:table-cell>
          <table:table-cell table:style-name="TableRowCell" office:value-type="string">
            <text:p text:style-name="Table_20_Contents">—</text:p>
          </table:table-cell>
        </table:table-row>
        <table:table-row>
          <table:table-cell table:style-name="TableRowCell" office:value-type="string">
            <text:p text:style-name="Table_20_Contents">Infernal</text:p>
          </table:table-cell>
          <table:table-cell table:style-name="TableRowCell" office:value-type="string">
            <text:p text:style-name="Table_20_Contents">Devils</text:p>
          </table:table-cell>
          <table:table-cell table:style-name="TableRowCell" office:value-type="string">
            <text:p text:style-name="Table_20_Contents">Infernal</text:p>
          </table:table-cell>
        </table:table-row>
        <table:table-row>
          <table:table-cell table:style-name="TableRowCell" office:value-type="string">
            <text:p text:style-name="Table_20_Contents">Primordial</text:p>
          </table:table-cell>
          <table:table-cell table:style-name="TableRowCell" office:value-type="string">
            <text:p text:style-name="Table_20_Contents">Elementals</text:p>
          </table:table-cell>
          <table:table-cell table:style-name="TableRowCell" office:value-type="string">
            <text:p text:style-name="Table_20_Contents">Dwarvish</text:p>
          </table:table-cell>
        </table:table-row>
        <table:table-row>
          <table:table-cell table:style-name="TableRowCell" office:value-type="string">
            <text:p text:style-name="Table_20_Contents">Sylvan</text:p>
          </table:table-cell>
          <table:table-cell table:style-name="TableRowCell" office:value-type="string">
            <text:p text:style-name="Table_20_Contents">Fey creatures</text:p>
          </table:table-cell>
          <table:table-cell table:style-name="TableRowCell" office:value-type="string">
            <text:p text:style-name="Table_20_Contents">Elvish</text:p>
          </table:table-cell>
        </table:table-row>
        <table:table-row>
          <table:table-cell table:style-name="TableRowCell" office:value-type="string">
            <text:p text:style-name="Table_20_Contents">Undercommon</text:p>
          </table:table-cell>
          <table:table-cell table:style-name="TableRowCell" office:value-type="string">
            <text:p text:style-name="Table_20_Contents">Underworld traders</text:p>
          </table:table-cell>
          <table:table-cell table:style-name="TableRowCell" office:value-type="string">
            <text:p text:style-name="Table_20_Contents">Elvish</text:p>
          </table:table-cell>
        </table:table-row>
      </table:table>
      <text:p text:style-name="First_20_paragraph">Signing</text:p>
      <text:p text:style-name="Text_20_body">You must have at least one hand free to communicate by sign, and the creature you are communicating with must be able to see you. When attempting to make subtle signs, to remain unnoticed you must succeed on a Sleight of Hand check against the passive Perception scores of observers.</text:p>
      <text:h text:style-name="Heading_20_1" text:outline-level="1"><text:bookmark-start text:name="id__equipment_4"/>Equipment<text:bookmark-end text:name="id__equipment_4"/></text:h>
      <text:p text:style-name="First_20_paragraph">Common coins are made of gold, silver, and copper, with different denominations based on their metal worth.</text:p>
      <text:p text:style-name="Text_20_body">A gold piece can buy a bedroll, rope, or a goat. Skilled artisans earn one gold piece daily. Gold is the standard unit of wealth, though coins aren’t commonly used. When discussing deals worth hundreds or thousands of gold pieces, transactions usually involve gold bars, letters of credit, or valuable goods.</text:p>
      <text:p text:style-name="Text_20_body">A gold piece is worth ten silver pieces, which buy a laborer’s work, lamp oil, or a poor inn’s night’s rest. A silver piece is worth ten copper pieces, which buy candles, torches, or chalk.</text:p>
      <text:p text:style-name="Text_20_body">Unusual coins made of other precious metals, like electrum and platinum, sometimes appear in treasure hoards. Electrum is worth five silver pieces, and platinum is worth ten gold pieces.</text:p>
      <text:p text:style-name="Text_20_body">A standard coin weighs about a third of an ounce, so fifty coins weigh a pound.</text:p>
      <text:p text:style-name="TableCaption">Standard Exchange Rates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HeaderRowCell" office:value-type="string">
              <text:p text:style-name="Table_20_Heading">Coin</text:p>
            </table:table-cell>
            <table:table-cell table:style-name="TableHeaderRowCell" office:value-type="string">
              <text:p text:style-name="Table_20_Heading">CP</text:p>
            </table:table-cell>
            <table:table-cell table:style-name="TableHeaderRowCell" office:value-type="string">
              <text:p text:style-name="Table_20_Heading">SP</text:p>
            </table:table-cell>
            <table:table-cell table:style-name="TableHeaderRowCell" office:value-type="string">
              <text:p text:style-name="Table_20_Heading">EP</text:p>
            </table:table-cell>
            <table:table-cell table:style-name="TableHeaderRowCell" office:value-type="string">
              <text:p text:style-name="Table_20_Heading">GP</text:p>
            </table:table-cell>
            <table:table-cell table:style-name="TableHeaderRowCell" office:value-type="string">
              <text:p text:style-name="Table_20_Heading">PP</text:p>
            </table:table-cell>
          </table:table-row>
        </table:table-header-rows>
        <table:table-row>
          <table:table-cell table:style-name="TableRowCell" office:value-type="string">
            <text:p text:style-name="Table_20_Contents">Copper (cp)</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row>
        <table:table-row>
          <table:table-cell table:style-name="TableRowCell" office:value-type="string">
            <text:p text:style-name="Table_20_Contents">Silver (sp)</text:p>
          </table:table-cell>
          <table:table-cell table:style-name="TableRowCell" office:value-type="string">
            <text:p text:style-name="Table_20_Contents"><draw:frame draw:style-name="fr1" text:anchor-type="as-char"><draw:object xlink:href="Formula-10/" xlink:type="simple" xlink:show="embed" xlink:actuate="onLoad"/></draw:frame></text:p>
          </table:table-cell>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row>
          <table:table-cell table:style-name="TableRowCell" office:value-type="string">
            <text:p text:style-name="Table_20_Contents">Electrum (ep)</text:p>
          </table:table-cell>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cell table:style-name="TableRowCell" office:value-type="string">
            <text:p text:style-name="Table_20_Contents"><draw:frame draw:style-name="fr1" text:anchor-type="as-char"><draw:object xlink:href="Formula-28/" xlink:type="simple" xlink:show="embed" xlink:actuate="onLoad"/></draw:frame></text:p>
          </table:table-cell>
        </table:table-row>
        <table:table-row>
          <table:table-cell table:style-name="TableRowCell" office:value-type="string">
            <text:p text:style-name="Table_20_Contents">Gold (gp)</text:p>
          </table:table-cell>
          <table:table-cell table:style-name="TableRowCell" office:value-type="string">
            <text:p text:style-name="Table_20_Contents"><draw:frame draw:style-name="fr1" text:anchor-type="as-char"><draw:object xlink:href="Formula-30/" xlink:type="simple" xlink:show="embed" xlink:actuate="onLoad"/></draw:frame></text:p>
          </table:table-cell>
          <table:table-cell table:style-name="TableRowCell" office:value-type="string">
            <text:p text:style-name="Table_20_Contents"><draw:frame draw:style-name="fr1" text:anchor-type="as-char"><draw:object xlink:href="Formula-32/" xlink:type="simple" xlink:show="embed" xlink:actuate="onLoad"/></draw:frame></text:p>
          </table:table-cell>
          <table:table-cell table:style-name="TableRowCell" office:value-type="string">
            <text:p text:style-name="Table_20_Contents"><draw:frame draw:style-name="fr1" text:anchor-type="as-char"><draw:object xlink:href="Formula-34/" xlink:type="simple" xlink:show="embed" xlink:actuate="onLoad"/></draw:frame></text:p>
          </table:table-cell>
          <table:table-cell table:style-name="TableRowCell" office:value-type="string">
            <text:p text:style-name="Table_20_Contents"><draw:frame draw:style-name="fr1" text:anchor-type="as-char"><draw:object xlink:href="Formula-36/" xlink:type="simple" xlink:show="embed" xlink:actuate="onLoad"/></draw:frame></text:p>
          </table:table-cell>
          <table:table-cell table:style-name="TableRowCell" office:value-type="string">
            <text:p text:style-name="Table_20_Contents"><draw:frame draw:style-name="fr1" text:anchor-type="as-char"><draw:object xlink:href="Formula-38/" xlink:type="simple" xlink:show="embed" xlink:actuate="onLoad"/></draw:frame></text:p>
          </table:table-cell>
        </table:table-row>
        <table:table-row>
          <table:table-cell table:style-name="TableRowCell" office:value-type="string">
            <text:p text:style-name="Table_20_Contents">Platinum (pp)</text:p>
          </table:table-cell>
          <table:table-cell table:style-name="TableRowCell" office:value-type="string">
            <text:p text:style-name="Table_20_Contents"><draw:frame draw:style-name="fr1" text:anchor-type="as-char"><draw:object xlink:href="Formula-40/" xlink:type="simple" xlink:show="embed" xlink:actuate="onLoad"/></draw:frame></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row>
      </table:table>
      <text:h text:style-name="Heading_20_2" text:outline-level="2"><text:bookmark-start text:name="id__selling_treasure"/>Selling Treasure<text:bookmark-end text:name="id__selling_treasure"/></text:h>
      <text:p text:style-name="First_20_paragraph">Opportunities arise to find treasure, equipment, weapons, armor, and more in dungeons. You can sell your loot in towns or settlements if you find buyers.</text:p>
      <text:p text:style-name="Text_20_body">Undamaged weapons, armor, and other equipment fetch half their cost in markets. Monsters’ weapons and armor are rarely in good condition for sale.</text:p>
      <text:p text:style-name="Text_20_body">Selling magic items is tricky. Potions and scrolls are easy to find buyers for, but other items are rare and expensive, mostly for wealthy nobles. Magic items are far more valuable than gold and should be treated as such.</text:p>
      <text:p text:style-name="Text_20_body">Gems, jewelry, and art objects retain their full value and can be traded for coin or used as currency. For exceptionally valuable treasures, the GM may require you to find a buyer in a large town or community.</text:p>
      <text:p text:style-name="Text_20_body">Trade goods such as grain, salt, and domesticated beasts are sought after everywhere and so are unlikely to diminish much in value from place to place.</text:p>
      <text:h text:style-name="Heading_20_2" text:outline-level="2"><text:bookmark-start text:name="id__armor"/>Armor<text:bookmark-end text:name="id__armor"/></text:h>
      <text:p text:style-name="First_20_paragraph">Fantasy gaming worlds have diverse cultures with varying technology levels, offering adventurers a wide range of armor types, from leather to chain mail and costly plate armor. The Armor table categorizes these common armor types into light, medium, and heavy armor, along with their cost, weight, and other properties. Many warriors also use shields.</text:p>
      <text:p text:style-name="Definition_20_Term">Armor Proficiency.</text:p>
      <text:p text:style-name="Definition_20_Definition">Anyone can put on a suit of armor or strap a shield to an arm. Only those proficient in the armor’s use know how to wear it effectively, however. Your class gives you proficiency with certain types of armor. If you wear armor that you lack proficiency with, you have disadvantage on any ability check, saving throw, or attack roll that involves Strength or Dexterity, and you can’t cast spells.</text:p>
      <text:p text:style-name="Definition_20_Term">Armor Class (AC).</text:p>
      <text:p text:style-name="Definition_20_Definition">Armor protects its wearer from attacks. The armor (and shield) you wear determines your base Armor Class.</text:p>
      <text:p text:style-name="Definition_20_Term">Heavy Armor.</text:p>
      <text:p text:style-name="Definition_20_Definition">Heavier armor interferes with the wearer’s ability to move quickly, stealthily, and freely. If the Armor table shows “Str 13” or “Str 15” in the Strength column for an armor type, the armor reduces the wearer’s speed by 10 feet unless the wearer has a Strength score equal to or higher than the listed score.</text:p>
      <text:p text:style-name="Definition_20_Term">Stealth.</text:p>
      <text:p text:style-name="Definition_20_Definition">If the Armor table shows “Disadvantage” in the Stealth column, the wearer has disadvantage on Dexterity (Stealth) checks.</text:p>
      <text:p text:style-name="Definition_20_Term">Shields.</text:p>
      <text:p text:style-name="Definition_20_Definition">A shield is made from wood or metal and is carried in one hand. Wielding a shield increases your Armor Class by 2. You can benefit from only one shield at a time.</text:p>
      <text:h text:style-name="Heading_20_3" text:outline-level="3"><text:bookmark-start text:name="id__light_armor"/>Light Armor<text:bookmark-end text:name="id__light_armor"/></text:h>
      <text:p text:style-name="First_20_paragraph">Made from supple and thin materials, light armor favors agile adventurers since it offers some protection without sacrificing mobility. If you wear light armor, you add your Dexterity modifier to the base number from your armor type to determine your Armor Class.</text:p>
      <text:p text:style-name="Definition_20_Term">Padded.</text:p>
      <text:p text:style-name="Definition_20_Definition">Padded armor consists of quilted layers of cloth and batting.</text:p>
      <text:p text:style-name="Definition_20_Term">Leather.</text:p>
      <text:p text:style-name="Definition_20_Definition">The breastplate and shoulder protectors of this armor are made of leather that has been stiffened by being boiled in oil. The rest of the armor is made of softer and more flexible materials.</text:p>
      <text:p text:style-name="Definition_20_Term">Studded Leather.</text:p>
      <text:p text:style-name="Definition_20_Definition">Made from tough but flexible leather, studded leather is reinforced with close-set rivets or spikes.</text:p>
      <text:h text:style-name="Heading_20_3" text:outline-level="3"><text:bookmark-start text:name="id__medium_armor"/>Medium Armor<text:bookmark-end text:name="id__medium_armor"/></text:h>
      <text:p text:style-name="First_20_paragraph">Medium armor offers more protection than light armor, but it also impairs movement more. If you wear medium armor, you add your Dexterity modifier, to a maximum of +2, to the base number from your armor type to determine your Armor Class.</text:p>
      <text:p text:style-name="Definition_20_Term">Hide.</text:p>
      <text:p text:style-name="Definition_20_Definition">This crude armor consists of thick furs and pelts.</text:p>
      <text:p text:style-name="Definition_20_Term">Chain Shirt.</text:p>
      <text:p text:style-name="Definition_20_Definition">Made of interlocking metal rings, a chain shirt is worn between layers of clothing or leather. This armor offers modest protection to the wearer’s upper body and allows the sound of the rings rubbing against one another to be muffled by outer layers.</text:p>
      <text:p text:style-name="Definition_20_Term">Scale Mail.</text:p>
      <text:p text:style-name="Definition_20_Definition">This armor consists of a coat and leggings (and perhaps a separate skirt) of leather covered with overlapping pieces of metal, much like the scales of a fish. The suit includes gauntlets.</text:p>
      <text:p text:style-name="Definition_20_Term">Breastplate.</text:p>
      <text:p text:style-name="Definition_20_Definition">This armor consists of a fitted metal chest piece worn with supple leather. Although it leaves the legs and arms relatively unprotected, this armor provides good protection for the wearer’s vital organs while leaving the wearer relatively unencumbered.</text:p>
      <text:p text:style-name="Definition_20_Term">Half Plate.</text:p>
      <text:p text:style-name="Definition_20_Definition">Half plate consists of shaped metal plates that cover most of the wearer’s body. It does not include leg protection beyond simple greaves that are attached with leather straps.</text:p>
      <text:h text:style-name="Heading_20_3" text:outline-level="3"><text:bookmark-start text:name="id__heavy_armor"/>Heavy Armor<text:bookmark-end text:name="id__heavy_armor"/></text:h>
      <text:p text:style-name="First_20_paragraph">Of all the armor categories, heavy armor offers the best protection. These suits of armor cover the entire body and are designed to stop a wide range of attacks. Only proficient warriors can manage their weight and bulk.</text:p>
      <text:p text:style-name="Text_20_body">Heavy armor doesn’t let you add your Dexterity modifier to your Armor Class, but it also doesn’t penalize you if your Dexterity modifier is negative.</text:p>
      <text:p text:style-name="Definition_20_Term">Ring Mail.</text:p>
      <text:p text:style-name="Definition_20_Definition">This armor is leather armor with heavy rings sewn into it. The rings help reinforce the armor against blows from swords and axes. Ring mail is inferior to chain mail, and it’s usually worn only by those who can’t afford better armor.</text:p>
      <text:p text:style-name="Definition_20_Term">Chain Mail.</text:p>
      <text:p text:style-name="Definition_20_Definition">Made of interlocking metal rings, chain mail includes a layer of quilted fabric worn underneath the mail to prevent chafing and to cushion the impact of blows. The suit includes gauntlets.</text:p>
      <text:p text:style-name="Definition_20_Term">Splint.</text:p>
      <text:p text:style-name="Definition_20_Definition">This armor is made of narrow vertical strips of metal riveted to a backing of leather that is worn over cloth padding. Flexible chain mail protects the joints.</text:p>
      <text:p text:style-name="Definition_20_Term">Plate.</text:p>
      <text:p text:style-name="Definition_20_Definition">Plate consists of shaped, interlocking metal plates to cover the entire body. A suit of plate includes gauntlets, heavy leather boots, a visored helmet, and thick layers of padding underneath the armor. Buckles and straps distribute the weight over the body.</text:p>
      <text:p text:style-name="TableCaption">Armor (table)</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HeaderRowCell" office:value-type="string">
              <text:p text:style-name="Table_20_Heading">Armor</text:p>
            </table:table-cell>
            <table:table-cell table:style-name="TableHeaderRowCell" office:value-type="string">
              <text:p text:style-name="Table_20_Heading">Cost</text:p>
            </table:table-cell>
            <table:table-cell table:style-name="TableHeaderRowCell" office:value-type="string">
              <text:p text:style-name="Table_20_Heading">Armor Class (AC)</text:p>
            </table:table-cell>
            <table:table-cell table:style-name="TableHeaderRowCell" office:value-type="string">
              <text:p text:style-name="Table_20_Heading">Strength</text:p>
            </table:table-cell>
            <table:table-cell table:style-name="TableHeaderRowCell" office:value-type="string">
              <text:p text:style-name="Table_20_Heading">Stealth</text:p>
            </table:table-cell>
            <table:table-cell table:style-name="TableHeaderRowCell" office:value-type="string">
              <text:p text:style-name="Table_20_Heading">Weight</text:p>
            </table:table-cell>
          </table:table-row>
        </table:table-header-rows>
        <table:table-row>
          <table:table-cell table:style-name="TableRowCell" office:value-type="string" table:number-columns-spanned="6">
            <text:p text:style-name="P343"><text:span text:style-name="T2">Light Armor</text:span></text:p>
          </table:table-cell>
        </table:table-row>
        <table:table-row>
          <table:table-cell table:style-name="TableRowCell" office:value-type="string">
            <text:p text:style-name="Table_20_Contents">Padded</text:p>
          </table:table-cell>
          <table:table-cell table:style-name="TableRowCell" office:value-type="string">
            <text:p text:style-name="Table_20_Contents">5 gp</text:p>
          </table:table-cell>
          <table:table-cell table:style-name="TableRowCell" office:value-type="string">
            <text:p text:style-name="Table_20_Contents">11 + Dex modifier</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8 lb.</text:p>
          </table:table-cell>
        </table:table-row>
        <table:table-row>
          <table:table-cell table:style-name="TableRowCell" office:value-type="string">
            <text:p text:style-name="Table_20_Contents">Leather</text:p>
          </table:table-cell>
          <table:table-cell table:style-name="TableRowCell" office:value-type="string">
            <text:p text:style-name="Table_20_Contents">10 gp</text:p>
          </table:table-cell>
          <table:table-cell table:style-name="TableRowCell" office:value-type="string">
            <text:p text:style-name="Table_20_Contents">11 + Dex modifier</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 lb.</text:p>
          </table:table-cell>
        </table:table-row>
        <table:table-row>
          <table:table-cell table:style-name="TableRowCell" office:value-type="string">
            <text:p text:style-name="Table_20_Contents">Studded leather</text:p>
          </table:table-cell>
          <table:table-cell table:style-name="TableRowCell" office:value-type="string">
            <text:p text:style-name="Table_20_Contents">45 gp</text:p>
          </table:table-cell>
          <table:table-cell table:style-name="TableRowCell" office:value-type="string">
            <text:p text:style-name="Table_20_Contents">12 + Dex modifier</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3 lb.</text:p>
          </table:table-cell>
        </table:table-row>
        <table:table-row>
          <table:table-cell table:style-name="TableRowCell" office:value-type="string" table:number-columns-spanned="6">
            <text:p text:style-name="P344"><text:span text:style-name="T2">Medium Armor</text:span></text:p>
          </table:table-cell>
        </table:table-row>
        <table:table-row>
          <table:table-cell table:style-name="TableRowCell" office:value-type="string">
            <text:p text:style-name="Table_20_Contents">Hide</text:p>
          </table:table-cell>
          <table:table-cell table:style-name="TableRowCell" office:value-type="string">
            <text:p text:style-name="Table_20_Contents">10 gp</text:p>
          </table:table-cell>
          <table:table-cell table:style-name="TableRowCell" office:value-type="string">
            <text:p text:style-name="Table_20_Contents">12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2 lb.</text:p>
          </table:table-cell>
        </table:table-row>
        <table:table-row>
          <table:table-cell table:style-name="TableRowCell" office:value-type="string">
            <text:p text:style-name="Table_20_Contents">Chain shirt</text:p>
          </table:table-cell>
          <table:table-cell table:style-name="TableRowCell" office:value-type="string">
            <text:p text:style-name="Table_20_Contents">50 gp</text:p>
          </table:table-cell>
          <table:table-cell table:style-name="TableRowCell" office:value-type="string">
            <text:p text:style-name="Table_20_Contents">13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 lb.</text:p>
          </table:table-cell>
        </table:table-row>
        <table:table-row>
          <table:table-cell table:style-name="TableRowCell" office:value-type="string">
            <text:p text:style-name="Table_20_Contents">Scale mail</text:p>
          </table:table-cell>
          <table:table-cell table:style-name="TableRowCell" office:value-type="string">
            <text:p text:style-name="Table_20_Contents">50 gp</text:p>
          </table:table-cell>
          <table:table-cell table:style-name="TableRowCell" office:value-type="string">
            <text:p text:style-name="Table_20_Contents">14 + Dex modifier (max 2)</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5 lb.</text:p>
          </table:table-cell>
        </table:table-row>
        <table:table-row>
          <table:table-cell table:style-name="TableRowCell" office:value-type="string">
            <text:p text:style-name="Table_20_Contents">Breastplate</text:p>
          </table:table-cell>
          <table:table-cell table:style-name="TableRowCell" office:value-type="string">
            <text:p text:style-name="Table_20_Contents">400 gp</text:p>
          </table:table-cell>
          <table:table-cell table:style-name="TableRowCell" office:value-type="string">
            <text:p text:style-name="Table_20_Contents">14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 lb.</text:p>
          </table:table-cell>
        </table:table-row>
        <table:table-row>
          <table:table-cell table:style-name="TableRowCell" office:value-type="string">
            <text:p text:style-name="Table_20_Contents">Half plate</text:p>
          </table:table-cell>
          <table:table-cell table:style-name="TableRowCell" office:value-type="string">
            <text:p text:style-name="Table_20_Contents">750 gp</text:p>
          </table:table-cell>
          <table:table-cell table:style-name="TableRowCell" office:value-type="string">
            <text:p text:style-name="Table_20_Contents">15 + Dex modifier (max 2)</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0 lb.</text:p>
          </table:table-cell>
        </table:table-row>
        <table:table-row>
          <table:table-cell table:style-name="TableRowCell" office:value-type="string" table:number-columns-spanned="6">
            <text:p text:style-name="P345"><text:span text:style-name="T2">Heavy Armor</text:span></text:p>
          </table:table-cell>
        </table:table-row>
        <table:table-row>
          <table:table-cell table:style-name="TableRowCell" office:value-type="string">
            <text:p text:style-name="Table_20_Contents">Ring mail</text:p>
          </table:table-cell>
          <table:table-cell table:style-name="TableRowCell" office:value-type="string">
            <text:p text:style-name="Table_20_Contents">30 gp</text:p>
          </table:table-cell>
          <table:table-cell table:style-name="TableRowCell" office:value-type="string">
            <text:p text:style-name="Table_20_Contents">14</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0 lb.</text:p>
          </table:table-cell>
        </table:table-row>
        <table:table-row>
          <table:table-cell table:style-name="TableRowCell" office:value-type="string">
            <text:p text:style-name="Table_20_Contents">Chain mail</text:p>
          </table:table-cell>
          <table:table-cell table:style-name="TableRowCell" office:value-type="string">
            <text:p text:style-name="Table_20_Contents">75 gp</text:p>
          </table:table-cell>
          <table:table-cell table:style-name="TableRowCell" office:value-type="string">
            <text:p text:style-name="Table_20_Contents">16</text:p>
          </table:table-cell>
          <table:table-cell table:style-name="TableRowCell" office:value-type="string">
            <text:p text:style-name="Table_20_Contents">Str 13</text:p>
          </table:table-cell>
          <table:table-cell table:style-name="TableRowCell" office:value-type="string">
            <text:p text:style-name="Table_20_Contents">Disadvantage</text:p>
          </table:table-cell>
          <table:table-cell table:style-name="TableRowCell" office:value-type="string">
            <text:p text:style-name="Table_20_Contents">55 lb.</text:p>
          </table:table-cell>
        </table:table-row>
        <table:table-row>
          <table:table-cell table:style-name="TableRowCell" office:value-type="string">
            <text:p text:style-name="Table_20_Contents">Splint</text:p>
          </table:table-cell>
          <table:table-cell table:style-name="TableRowCell" office:value-type="string">
            <text:p text:style-name="Table_20_Contents">200 gp</text:p>
          </table:table-cell>
          <table:table-cell table:style-name="TableRowCell" office:value-type="string">
            <text:p text:style-name="Table_20_Contents">17</text:p>
          </table:table-cell>
          <table:table-cell table:style-name="TableRowCell" office:value-type="string">
            <text:p text:style-name="Table_20_Contents">Str 15</text:p>
          </table:table-cell>
          <table:table-cell table:style-name="TableRowCell" office:value-type="string">
            <text:p text:style-name="Table_20_Contents">Disadvantage</text:p>
          </table:table-cell>
          <table:table-cell table:style-name="TableRowCell" office:value-type="string">
            <text:p text:style-name="Table_20_Contents">60 lb.</text:p>
          </table:table-cell>
        </table:table-row>
        <table:table-row>
          <table:table-cell table:style-name="TableRowCell" office:value-type="string">
            <text:p text:style-name="Table_20_Contents">Plate</text:p>
          </table:table-cell>
          <table:table-cell table:style-name="TableRowCell" office:value-type="string">
            <text:p text:style-name="Table_20_Contents">1,500 gp</text:p>
          </table:table-cell>
          <table:table-cell table:style-name="TableRowCell" office:value-type="string">
            <text:p text:style-name="Table_20_Contents">18</text:p>
          </table:table-cell>
          <table:table-cell table:style-name="TableRowCell" office:value-type="string">
            <text:p text:style-name="Table_20_Contents">Str 15</text:p>
          </table:table-cell>
          <table:table-cell table:style-name="TableRowCell" office:value-type="string">
            <text:p text:style-name="Table_20_Contents">Disadvantage</text:p>
          </table:table-cell>
          <table:table-cell table:style-name="TableRowCell" office:value-type="string">
            <text:p text:style-name="Table_20_Contents">65 lb.</text:p>
          </table:table-cell>
        </table:table-row>
        <table:table-row>
          <table:table-cell table:style-name="TableRowCell" office:value-type="string" table:number-columns-spanned="6">
            <text:p text:style-name="P346"><text:span text:style-name="T2">Shield</text:span></text:p>
          </table:table-cell>
        </table:table-row>
        <table:table-row>
          <table:table-cell table:style-name="TableRowCell" office:value-type="string">
            <text:p text:style-name="Table_20_Contents">Shield</text:p>
          </table:table-cell>
          <table:table-cell table:style-name="TableRowCell" office:value-type="string">
            <text:p text:style-name="Table_20_Contents">10 gp</text:p>
          </table:table-cell>
          <table:table-cell table:style-name="TableRowCell" office:value-type="string">
            <text:p text:style-name="Table_20_Contents">+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 lb.</text:p>
          </table:table-cell>
        </table:table-row>
      </table:table>
      <text:h text:style-name="Heading_20_3" text:outline-level="3"><text:bookmark-start text:name="id__getting_into_and_out_of_armor"/>Getting Into and Out of Armor<text:bookmark-end text:name="id__getting_into_and_out_of_armor"/></text:h>
      <text:p text:style-name="First_20_paragraph">The time it takes to don or doff armor depends on the armor’s category.</text:p>
      <text:p text:style-name="Definition_20_Term">Don.</text:p>
      <text:p text:style-name="Definition_20_Definition">This is the time it takes to put on armor. You benefit from the armor’s AC only if you take the full time to don the suit of armor.</text:p>
      <text:p text:style-name="Definition_20_Term">Doff.</text:p>
      <text:p text:style-name="Definition_20_Definition">This is the time it takes to take off armor. If you have help, reduce this time by half.</text:p>
      <text:p text:style-name="TableCaption">Donning and Doffing Armor (table)</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Category</text:p>
            </table:table-cell>
            <table:table-cell table:style-name="TableHeaderRowCell" office:value-type="string">
              <text:p text:style-name="Table_20_Heading">Don</text:p>
            </table:table-cell>
            <table:table-cell table:style-name="TableHeaderRowCell" office:value-type="string">
              <text:p text:style-name="Table_20_Heading">Doff</text:p>
            </table:table-cell>
          </table:table-row>
        </table:table-header-rows>
        <table:table-row>
          <table:table-cell table:style-name="TableRowCell" office:value-type="string">
            <text:p text:style-name="Table_20_Contents">Light Armor</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Medium Armor</text:p>
          </table:table-cell>
          <table:table-cell table:style-name="TableRowCell" office:value-type="string">
            <text:p text:style-name="Table_20_Contents">5 minutes</text:p>
          </table:table-cell>
          <table:table-cell table:style-name="TableRowCell" office:value-type="string">
            <text:p text:style-name="Table_20_Contents">1 minute</text:p>
          </table:table-cell>
        </table:table-row>
        <table:table-row>
          <table:table-cell table:style-name="TableRowCell" office:value-type="string">
            <text:p text:style-name="Table_20_Contents">Heavy Armor</text:p>
          </table:table-cell>
          <table:table-cell table:style-name="TableRowCell" office:value-type="string">
            <text:p text:style-name="Table_20_Contents">10 minutes</text:p>
          </table:table-cell>
          <table:table-cell table:style-name="TableRowCell" office:value-type="string">
            <text:p text:style-name="Table_20_Contents">5 minutes</text:p>
          </table:table-cell>
        </table:table-row>
        <table:table-row>
          <table:table-cell table:style-name="TableRowCell" office:value-type="string">
            <text:p text:style-name="Table_20_Contents">Shield</text:p>
          </table:table-cell>
          <table:table-cell table:style-name="TableRowCell" office:value-type="string">
            <text:p text:style-name="Table_20_Contents">1 action</text:p>
          </table:table-cell>
          <table:table-cell table:style-name="TableRowCell" office:value-type="string">
            <text:p text:style-name="Table_20_Contents">1 action</text:p>
          </table:table-cell>
        </table:table-row>
      </table:table>
      <text:h text:style-name="Heading_20_1" text:outline-level="1"><text:bookmark-start text:name="id__spellcasting"/>Spellcasting<text:bookmark-end text:name="id__spellcasting"/></text:h>
      <text:p text:style-name="First_20_paragraph">Magic rules fantasy gaming worlds, often as spells. This section covers spellcasting. Character classes and monsters have unique spell learning and preparation methods. Regardless of origin, spells follow these rules.</text:p>
      <text:h text:style-name="Heading_20_2" text:outline-level="2"><text:bookmark-start text:name="id__what_is_a_spell"/>What Is a Spell?<text:bookmark-end text:name="id__what_is_a_spell"/></text:h>
      <text:p text:style-name="First_20_paragraph">A spell is a discrete magical effect, a single shaping of magical energies in the multiverse. Casting a spell involves plucking, pinning, vibrating, and releasing invisible strands of magic to unleash the desired effect, usually in seconds. Spells can be versatile tools, weapons, or protective wards, dealing damage, undoing it, imposing or removing conditions, draining life energy, or restoring it. Thousands of spells have been created throughout history, many forgotten. Some might be recorded in ancient spellbooks or trapped in the minds of dead gods, while others could be reinvented by powerful characters.</text:p>
      <text:h text:style-name="Heading_20_2" text:outline-level="2"><text:bookmark-start text:name="id__concentration"/>Concentration<text:bookmark-end text:name="id__concentration"/></text:h>
      <text:p text:style-name="First_20_paragraph">Some spells require concentration to maintain their magic. If you lose concentration, the spell ends. If a spell needs concentration, its Duration entry specifies how long you can concentrate. You can end concentration anytime. Normal activity doesn’t interfere. The following can break concentration:</text:p>
      <text:p text:style-name="Definition_20_Term">Casting another spell that requires concentration.</text:p>
      <text:p text:style-name="Definition_20_Definition">You lose concentration on a spell if you cast another spell that requires concentration. You can’t concentrate on two spells at once.</text:p>
      <text:p text:style-name="Definition_20_Term">Taking damage.</text:p>
      <text:p text:style-name="Definition_20_Definition">Whenever you take damage while concentrating on a spell, make a Constitution saving throw to maintain concentration. The DC is 10 or half the damage, whichever is higher. If you take damage from multiple sources, make a separate saving throw for each.</text:p>
      <text:p text:style-name="Definition_20_Term">Being incapacitated or killed.</text:p>
      <text:p text:style-name="Definition_20_Definition">You lose concentration on a spell if incapacitated or die. The GM may also require a DC 10 Constitution saving throw to maintain concentration on a spell due to certain environmental phenomena, like a crashing wave on a storm-tossed ship.</text:p>
      <text:h text:style-name="Heading_20_2" text:outline-level="2"><text:bookmark-start text:name="id__spell_lists"/>Spell Lists<text:bookmark-end text:name="id__spell_lists"/></text:h>
      <text:h text:style-name="Heading_20_3" text:outline-level="3"><text:bookmark-start text:name="id__vanguard_spells"/>Vanguard Spells<text:bookmark-end text:name="id__vanguard_spells"/></text:h>
      <text:h text:style-name="Heading_20_4" text:outline-level="4"><text:bookmark-start text:name="id__1st_level"/>1st Level<text:bookmark-end text:name="id__1st_level"/></text:h>
      <text:list text:style-name="L7">
        <text:list-item>
          <text:p text:style-name="P347">Bless</text:p>
        </text:list-item>
        <text:list-item>
          <text:p text:style-name="P347">Command</text:p>
        </text:list-item>
        <text:list-item>
          <text:p text:style-name="P347">Cure Wounds</text:p>
        </text:list-item>
        <text:list-item>
          <text:p text:style-name="P347">Detect Evil and Good</text:p>
        </text:list-item>
        <text:list-item>
          <text:p text:style-name="P347">Detect Magic</text:p>
        </text:list-item>
        <text:list-item>
          <text:p text:style-name="P347">Detect Poison and Disease</text:p>
        </text:list-item>
        <text:list-item>
          <text:p text:style-name="P347">Divine Favor</text:p>
        </text:list-item>
        <text:list-item>
          <text:p text:style-name="P347">Heroism</text:p>
        </text:list-item>
        <text:list-item>
          <text:p text:style-name="P347">Protection from Evil and Good</text:p>
        </text:list-item>
        <text:list-item>
          <text:p text:style-name="P347">Purify Food and Drink</text:p>
        </text:list-item>
        <text:list-item>
          <text:p text:style-name="P347">Shield of Faith</text:p>
        </text:list-item>
      </text:list>
      <text:h text:style-name="Heading_20_4" text:outline-level="4"><text:bookmark-start text:name="id__2nd_level"/>2nd Level<text:bookmark-end text:name="id__2nd_level"/></text:h>
      <text:list text:style-name="L8">
        <text:list-item>
          <text:p text:style-name="P348">Aid</text:p>
        </text:list-item>
        <text:list-item>
          <text:p text:style-name="P348">Branding Smite</text:p>
        </text:list-item>
        <text:list-item>
          <text:p text:style-name="P348">Find Steed</text:p>
        </text:list-item>
        <text:list-item>
          <text:p text:style-name="P348">Lesser Restoration</text:p>
        </text:list-item>
        <text:list-item>
          <text:p text:style-name="P348">Locate Object</text:p>
        </text:list-item>
        <text:list-item>
          <text:p text:style-name="P348">Magic Weapon</text:p>
        </text:list-item>
        <text:list-item>
          <text:p text:style-name="P348">Protection from Poison</text:p>
        </text:list-item>
        <text:list-item>
          <text:p text:style-name="P348">Zone of Truth</text:p>
        </text:list-item>
      </text:list>
      <text:h text:style-name="Heading_20_4" text:outline-level="4"><text:bookmark-start text:name="id__3rd_level"/>3rd Level<text:bookmark-end text:name="id__3rd_level"/></text:h>
      <text:list text:style-name="L9">
        <text:list-item>
          <text:p text:style-name="P349">Create Food and Water</text:p>
        </text:list-item>
        <text:list-item>
          <text:p text:style-name="P349">Daylight</text:p>
        </text:list-item>
        <text:list-item>
          <text:p text:style-name="P349">Dispel Magic</text:p>
        </text:list-item>
        <text:list-item>
          <text:p text:style-name="P349">Magic Circle</text:p>
        </text:list-item>
        <text:list-item>
          <text:p text:style-name="P349">Remove Curse</text:p>
        </text:list-item>
        <text:list-item>
          <text:p text:style-name="P349">Revivify</text:p>
        </text:list-item>
      </text:list>
      <text:h text:style-name="Heading_20_4" text:outline-level="4"><text:bookmark-start text:name="id__4th_level"/>4th Level<text:bookmark-end text:name="id__4th_level"/></text:h>
      <text:list text:style-name="L10">
        <text:list-item>
          <text:p text:style-name="P350">Banishment</text:p>
        </text:list-item>
        <text:list-item>
          <text:p text:style-name="P350">Locate Creature</text:p>
        </text:list-item>
      </text:list>
      <text:h text:style-name="Heading_20_4" text:outline-level="4"><text:bookmark-start text:name="id__5th_level"/>5th Level<text:bookmark-end text:name="id__5th_level"/></text:h>
      <text:list text:style-name="L11">
        <text:list-item>
          <text:p text:style-name="P351">Dispel Evil and Good</text:p>
        </text:list-item>
        <text:list-item>
          <text:p text:style-name="P351">Raise Dead</text:p>
        </text:list-item>
      </text:list>
      <text:h text:style-name="Heading_20_3" text:outline-level="3"><text:bookmark-start text:name="id__wizard_spells"/>Wizard Spells<text:bookmark-end text:name="id__wizard_spells"/></text:h>
      <text:h text:style-name="Heading_20_4" text:outline-level="4"><text:bookmark-start text:name="id__cantrips_0_level"/>Cantrips (0 Level)<text:bookmark-end text:name="id__cantrips_0_level"/></text:h>
      <text:list text:style-name="L12">
        <text:list-item>
          <text:p text:style-name="P352"><text:a xlink:type="simple" xlink:href="#spell-acid-splash" office:name=""><text:span text:style-name="Definition">Acid Splash</text:span></text:a></text:p>
        </text:list-item>
        <text:list-item>
          <text:p text:style-name="P352">Chill Touch</text:p>
        </text:list-item>
        <text:list-item>
          <text:p text:style-name="P352">Dancing Lights</text:p>
        </text:list-item>
        <text:list-item>
          <text:p text:style-name="P352">Fire Bolt</text:p>
        </text:list-item>
        <text:list-item>
          <text:p text:style-name="P352">Friends</text:p>
        </text:list-item>
        <text:list-item>
          <text:p text:style-name="P352">Light</text:p>
        </text:list-item>
        <text:list-item>
          <text:p text:style-name="P352">Mage Hand</text:p>
        </text:list-item>
        <text:list-item>
          <text:p text:style-name="P352">Mending</text:p>
        </text:list-item>
        <text:list-item>
          <text:p text:style-name="P352">Message</text:p>
        </text:list-item>
        <text:list-item>
          <text:p text:style-name="P352">Minor Illusion</text:p>
        </text:list-item>
        <text:list-item>
          <text:p text:style-name="P352">Poison Spray</text:p>
        </text:list-item>
        <text:list-item>
          <text:p text:style-name="P352">Prestidigitation</text:p>
        </text:list-item>
        <text:list-item>
          <text:p text:style-name="P352">Ray of Frost</text:p>
        </text:list-item>
        <text:list-item>
          <text:p text:style-name="P352">Shocking Grasp</text:p>
        </text:list-item>
        <text:list-item>
          <text:p text:style-name="P352">True Strike</text:p>
        </text:list-item>
      </text:list>
      <text:h text:style-name="Heading_20_4" text:outline-level="4"><text:bookmark-start text:name="id__1st_level_2"/>1st Level<text:bookmark-end text:name="id__1st_level_2"/></text:h>
      <text:list text:style-name="L13">
        <text:list-item>
          <text:p text:style-name="P353">Alarm</text:p>
        </text:list-item>
        <text:list-item>
          <text:p text:style-name="P353">Burning Hands</text:p>
        </text:list-item>
        <text:list-item>
          <text:p text:style-name="P353">Charm Person</text:p>
        </text:list-item>
        <text:list-item>
          <text:p text:style-name="P353">Color Spray</text:p>
        </text:list-item>
        <text:list-item>
          <text:p text:style-name="P353">Comprehend Languages</text:p>
        </text:list-item>
        <text:list-item>
          <text:p text:style-name="P353">Detect Magic</text:p>
        </text:list-item>
        <text:list-item>
          <text:p text:style-name="P353">Disguise Self</text:p>
        </text:list-item>
        <text:list-item>
          <text:p text:style-name="P353">Expeditious Retreat</text:p>
        </text:list-item>
        <text:list-item>
          <text:p text:style-name="P353">False Life</text:p>
        </text:list-item>
        <text:list-item>
          <text:p text:style-name="P353">Feather Fall</text:p>
        </text:list-item>
        <text:list-item>
          <text:p text:style-name="P353">Find Familiar</text:p>
        </text:list-item>
        <text:list-item>
          <text:p text:style-name="P353">Floating Disk</text:p>
        </text:list-item>
        <text:list-item>
          <text:p text:style-name="P353">Fog Cloud</text:p>
        </text:list-item>
        <text:list-item>
          <text:p text:style-name="P353">Hideous Laughter</text:p>
        </text:list-item>
        <text:list-item>
          <text:p text:style-name="P353">Illusory Script</text:p>
        </text:list-item>
        <text:list-item>
          <text:p text:style-name="P353">Iz’zart’s Swarm Limb</text:p>
        </text:list-item>
        <text:list-item>
          <text:p text:style-name="P353">Longstrider</text:p>
        </text:list-item>
        <text:list-item>
          <text:p text:style-name="P353">Magic Missile</text:p>
        </text:list-item>
        <text:list-item>
          <text:p text:style-name="P353">Shield</text:p>
        </text:list-item>
        <text:list-item>
          <text:p text:style-name="P353">Thunderwave</text:p>
        </text:list-item>
      </text:list>
      <text:h text:style-name="Heading_20_4" text:outline-level="4"><text:bookmark-start text:name="id__2nd_level_2"/>2nd Level<text:bookmark-end text:name="id__2nd_level_2"/></text:h>
      <text:list text:style-name="L14">
        <text:list-item>
          <text:p text:style-name="P354">Acid Arrow</text:p>
        </text:list-item>
        <text:list-item>
          <text:p text:style-name="P354">Arcane Lock</text:p>
        </text:list-item>
        <text:list-item>
          <text:p text:style-name="P354">Blindness/Deafness</text:p>
        </text:list-item>
        <text:list-item>
          <text:p text:style-name="P354">Continual Flame</text:p>
        </text:list-item>
        <text:list-item>
          <text:p text:style-name="P354">Darkvision</text:p>
        </text:list-item>
        <text:list-item>
          <text:p text:style-name="P354">Enlarge/Reduce</text:p>
        </text:list-item>
        <text:list-item>
          <text:p text:style-name="P354">Gentle Repose</text:p>
        </text:list-item>
        <text:list-item>
          <text:p text:style-name="P354">Hold Person</text:p>
        </text:list-item>
        <text:list-item>
          <text:p text:style-name="P354">Knock</text:p>
        </text:list-item>
        <text:list-item>
          <text:p text:style-name="P354">Locate Object</text:p>
        </text:list-item>
        <text:list-item>
          <text:p text:style-name="P354">Magic Weapon</text:p>
        </text:list-item>
        <text:list-item>
          <text:p text:style-name="P354">Misty Step</text:p>
        </text:list-item>
        <text:list-item>
          <text:p text:style-name="P354">Rope Trick</text:p>
        </text:list-item>
        <text:list-item>
          <text:p text:style-name="P354">See Invisibility</text:p>
        </text:list-item>
        <text:list-item>
          <text:p text:style-name="P354">Spider Climb</text:p>
        </text:list-item>
        <text:list-item>
          <text:p text:style-name="P354">Web</text:p>
        </text:list-item>
      </text:list>
      <text:h text:style-name="Heading_20_4" text:outline-level="4"><text:bookmark-start text:name="id__3rd_level_2"/>3rd Level<text:bookmark-end text:name="id__3rd_level_2"/></text:h>
      <text:list text:style-name="L15">
        <text:list-item>
          <text:p text:style-name="P355"><text:a xlink:type="simple" xlink:href="#spell-animate-dead" office:name=""><text:span text:style-name="Definition">Animate Dead</text:span></text:a></text:p>
        </text:list-item>
        <text:list-item>
          <text:p text:style-name="P355">Blink</text:p>
        </text:list-item>
        <text:list-item>
          <text:p text:style-name="P355">Clairvoyance</text:p>
        </text:list-item>
        <text:list-item>
          <text:p text:style-name="P355">Counterspell</text:p>
        </text:list-item>
        <text:list-item>
          <text:p text:style-name="P355">Dispel Magic</text:p>
        </text:list-item>
        <text:list-item>
          <text:p text:style-name="P355">Fear</text:p>
        </text:list-item>
        <text:list-item>
          <text:p text:style-name="P355">Fireball</text:p>
        </text:list-item>
        <text:list-item>
          <text:p text:style-name="P355">Fly</text:p>
        </text:list-item>
        <text:list-item>
          <text:p text:style-name="P355">Gaseous Form</text:p>
        </text:list-item>
        <text:list-item>
          <text:p text:style-name="P355">Glyph of Warding</text:p>
        </text:list-item>
        <text:list-item>
          <text:p text:style-name="P355">Haste</text:p>
        </text:list-item>
        <text:list-item>
          <text:p text:style-name="P355">Hypnotic Pattern</text:p>
        </text:list-item>
        <text:list-item>
          <text:p text:style-name="P355">Lightning Bolt</text:p>
        </text:list-item>
        <text:list-item>
          <text:p text:style-name="P355">Magic Circle</text:p>
        </text:list-item>
        <text:list-item>
          <text:p text:style-name="P355">Major Image</text:p>
        </text:list-item>
        <text:list-item>
          <text:p text:style-name="P355">Nondetection</text:p>
        </text:list-item>
        <text:list-item>
          <text:p text:style-name="P355">Phantom Steed</text:p>
        </text:list-item>
        <text:list-item>
          <text:p text:style-name="P355">Protection from Energy</text:p>
        </text:list-item>
        <text:list-item>
          <text:p text:style-name="P355">Remove Curse</text:p>
        </text:list-item>
        <text:list-item>
          <text:p text:style-name="P355">Sending</text:p>
        </text:list-item>
        <text:list-item>
          <text:p text:style-name="P355">Sleet Storm</text:p>
        </text:list-item>
        <text:list-item>
          <text:p text:style-name="P355">Slow</text:p>
        </text:list-item>
        <text:list-item>
          <text:p text:style-name="P355">Stinking Cloud</text:p>
        </text:list-item>
        <text:list-item>
          <text:p text:style-name="P355">Tiny Hut</text:p>
        </text:list-item>
        <text:list-item>
          <text:p text:style-name="P355">Tongues</text:p>
        </text:list-item>
        <text:list-item>
          <text:p text:style-name="P355">Vampiric Touch</text:p>
        </text:list-item>
        <text:list-item>
          <text:p text:style-name="P355">Water Breathing</text:p>
        </text:list-item>
      </text:list>
      <text:h text:style-name="Heading_20_4" text:outline-level="4"><text:bookmark-start text:name="id__4th_level_2"/>4th Level<text:bookmark-end text:name="id__4th_level_2"/></text:h>
      <text:list text:style-name="L16">
        <text:list-item>
          <text:p text:style-name="P356">Arcane Eye</text:p>
        </text:list-item>
        <text:list-item>
          <text:p text:style-name="P356">Banishment</text:p>
        </text:list-item>
        <text:list-item>
          <text:p text:style-name="P356">Black Tentacles</text:p>
        </text:list-item>
        <text:list-item>
          <text:p text:style-name="P356">Blight</text:p>
        </text:list-item>
        <text:list-item>
          <text:p text:style-name="P356">Charm Monster</text:p>
        </text:list-item>
        <text:list-item>
          <text:p text:style-name="P356">Confusion</text:p>
        </text:list-item>
        <text:list-item>
          <text:p text:style-name="P356">Conjure Minor Elementals</text:p>
        </text:list-item>
        <text:list-item>
          <text:p text:style-name="P356">Control Water</text:p>
        </text:list-item>
        <text:list-item>
          <text:p text:style-name="P356">Dimension Door</text:p>
        </text:list-item>
        <text:list-item>
          <text:p text:style-name="P356">Fabricate</text:p>
        </text:list-item>
        <text:list-item>
          <text:p text:style-name="P356">Faithful Hound</text:p>
        </text:list-item>
        <text:list-item>
          <text:p text:style-name="P356">Fire Shield</text:p>
        </text:list-item>
        <text:list-item>
          <text:p text:style-name="P356">Greater Invisibility</text:p>
        </text:list-item>
        <text:list-item>
          <text:p text:style-name="P356">Hallucinatory Terrain</text:p>
        </text:list-item>
        <text:list-item>
          <text:p text:style-name="P356">Ice Storm</text:p>
        </text:list-item>
        <text:list-item>
          <text:p text:style-name="P356">Locate Creature</text:p>
        </text:list-item>
        <text:list-item>
          <text:p text:style-name="P356">Phantasmal Killer</text:p>
        </text:list-item>
        <text:list-item>
          <text:p text:style-name="P356">Polymorph</text:p>
        </text:list-item>
        <text:list-item>
          <text:p text:style-name="P356">Private Sanctum</text:p>
        </text:list-item>
        <text:list-item>
          <text:p text:style-name="P356">Resilient Sphere</text:p>
        </text:list-item>
        <text:list-item>
          <text:p text:style-name="P356">Secret Chest</text:p>
        </text:list-item>
        <text:list-item>
          <text:p text:style-name="P356">Stone Shape</text:p>
        </text:list-item>
        <text:list-item>
          <text:p text:style-name="P356">Stoneskin</text:p>
        </text:list-item>
        <text:list-item>
          <text:p text:style-name="P356">Wall of Fire</text:p>
        </text:list-item>
      </text:list>
      <text:h text:style-name="Heading_20_4" text:outline-level="4"><text:bookmark-start text:name="id__5th_level_2"/>5th Level<text:bookmark-end text:name="id__5th_level_2"/></text:h>
      <text:list text:style-name="L17">
        <text:list-item>
          <text:p text:style-name="P357"><text:a xlink:type="simple" xlink:href="#spell-animate-objects" office:name=""><text:span text:style-name="Definition">Animate Objects</text:span></text:a></text:p>
        </text:list-item>
        <text:list-item>
          <text:p text:style-name="P357">Arcane Hand</text:p>
        </text:list-item>
        <text:list-item>
          <text:p text:style-name="P357">Cone of Cold</text:p>
        </text:list-item>
        <text:list-item>
          <text:p text:style-name="P357">Contact Other Plane</text:p>
        </text:list-item>
        <text:list-item>
          <text:p text:style-name="P357">Dominate Person</text:p>
        </text:list-item>
        <text:list-item>
          <text:p text:style-name="P357">Geas</text:p>
        </text:list-item>
        <text:list-item>
          <text:p text:style-name="P357">Legend Lore</text:p>
        </text:list-item>
        <text:list-item>
          <text:p text:style-name="P357">Modify Memory</text:p>
        </text:list-item>
        <text:list-item>
          <text:p text:style-name="P357">Planar Binding</text:p>
        </text:list-item>
        <text:list-item>
          <text:p text:style-name="P357">Scrying</text:p>
        </text:list-item>
        <text:list-item>
          <text:p text:style-name="P357">Seeming</text:p>
        </text:list-item>
        <text:list-item>
          <text:p text:style-name="P357">Telepathic Bond</text:p>
        </text:list-item>
        <text:list-item>
          <text:p text:style-name="P357">Wall of Force</text:p>
        </text:list-item>
      </text:list>
      <text:h text:style-name="Heading_20_4" text:outline-level="4"><text:bookmark-start text:name="id__6th_level"/>6th Level<text:bookmark-end text:name="id__6th_level"/></text:h>
      <text:list text:style-name="L18">
        <text:list-item>
          <text:p text:style-name="P358">Chain Lightning</text:p>
        </text:list-item>
        <text:list-item>
          <text:p text:style-name="P358">Create Undead</text:p>
        </text:list-item>
        <text:list-item>
          <text:p text:style-name="P358">Eyebite</text:p>
        </text:list-item>
        <text:list-item>
          <text:p text:style-name="P358">Globe of Invulnerability</text:p>
        </text:list-item>
        <text:list-item>
          <text:p text:style-name="P358">Instant Summons</text:p>
        </text:list-item>
        <text:list-item>
          <text:p text:style-name="P358">Magic Jar</text:p>
        </text:list-item>
        <text:list-item>
          <text:p text:style-name="P358">Move Earth</text:p>
        </text:list-item>
        <text:list-item>
          <text:p text:style-name="P358">Sunbeam</text:p>
        </text:list-item>
        <text:list-item>
          <text:p text:style-name="P358">Wall of Ice</text:p>
        </text:list-item>
      </text:list>
      <text:h text:style-name="Heading_20_4" text:outline-level="4"><text:bookmark-start text:name="id__7th_level"/>7th Level<text:bookmark-end text:name="id__7th_level"/></text:h>
      <text:list text:style-name="L19">
        <text:list-item>
          <text:p text:style-name="P359">Arcane Sword</text:p>
        </text:list-item>
        <text:list-item>
          <text:p text:style-name="P359">Etherealness</text:p>
        </text:list-item>
        <text:list-item>
          <text:p text:style-name="P359">Forcecage</text:p>
        </text:list-item>
        <text:list-item>
          <text:p text:style-name="P359">Mirage Arcane</text:p>
        </text:list-item>
        <text:list-item>
          <text:p text:style-name="P359">Prismatic Spray</text:p>
        </text:list-item>
        <text:list-item>
          <text:p text:style-name="P359">Project Image</text:p>
        </text:list-item>
        <text:list-item>
          <text:p text:style-name="P359">Reverse Gravity</text:p>
        </text:list-item>
        <text:list-item>
          <text:p text:style-name="P359">Sequester</text:p>
        </text:list-item>
        <text:list-item>
          <text:p text:style-name="P359">Simulacrum</text:p>
        </text:list-item>
        <text:list-item>
          <text:p text:style-name="P359">Symbol</text:p>
        </text:list-item>
        <text:list-item>
          <text:p text:style-name="P359">Teleport</text:p>
        </text:list-item>
      </text:list>
      <text:h text:style-name="Heading_20_4" text:outline-level="4"><text:bookmark-start text:name="id__8th_level"/>8th Level<text:bookmark-end text:name="id__8th_level"/></text:h>
      <text:list text:style-name="L20">
        <text:list-item>
          <text:p text:style-name="P360">Antimagic Field</text:p>
        </text:list-item>
        <text:list-item>
          <text:p text:style-name="P360">Antipathy/Sympathy</text:p>
        </text:list-item>
        <text:list-item>
          <text:p text:style-name="P360">Clone</text:p>
        </text:list-item>
        <text:list-item>
          <text:p text:style-name="P360">Control Weather</text:p>
        </text:list-item>
        <text:list-item>
          <text:p text:style-name="P360">Demiplane</text:p>
        </text:list-item>
        <text:list-item>
          <text:p text:style-name="P360">Dominate Monster</text:p>
        </text:list-item>
        <text:list-item>
          <text:p text:style-name="P360">Feeblemind</text:p>
        </text:list-item>
        <text:list-item>
          <text:p text:style-name="P360">Incendiary Cloud</text:p>
        </text:list-item>
        <text:list-item>
          <text:p text:style-name="P360">Maze</text:p>
        </text:list-item>
        <text:list-item>
          <text:p text:style-name="P360">Mind Blank</text:p>
        </text:list-item>
        <text:list-item>
          <text:p text:style-name="P360">Power Word Stun</text:p>
        </text:list-item>
        <text:list-item>
          <text:p text:style-name="P360">Sunburst</text:p>
        </text:list-item>
      </text:list>
      <text:h text:style-name="Heading_20_4" text:outline-level="4"><text:bookmark-start text:name="id__9th_level"/>9th Level<text:bookmark-end text:name="id__9th_level"/></text:h>
      <text:list text:style-name="L21">
        <text:list-item>
          <text:p text:style-name="P361">Astral Projection</text:p>
        </text:list-item>
        <text:list-item>
          <text:p text:style-name="P361">Foresight</text:p>
        </text:list-item>
        <text:list-item>
          <text:p text:style-name="P361">Gate</text:p>
        </text:list-item>
        <text:list-item>
          <text:p text:style-name="P361">Imprisonment</text:p>
        </text:list-item>
        <text:list-item>
          <text:p text:style-name="P361">Meteor Swarm</text:p>
        </text:list-item>
        <text:list-item>
          <text:p text:style-name="P361">Power Word Kill</text:p>
        </text:list-item>
        <text:list-item>
          <text:p text:style-name="P361">Prismatic Wall</text:p>
        </text:list-item>
        <text:list-item>
          <text:p text:style-name="P361">Shapechange</text:p>
        </text:list-item>
        <text:list-item>
          <text:p text:style-name="P361">Time Stop</text:p>
        </text:list-item>
        <text:list-item>
          <text:p text:style-name="P361">True Polymorph</text:p>
        </text:list-item>
        <text:list-item>
          <text:p text:style-name="P361">Weird</text:p>
        </text:list-item>
        <text:list-item>
          <text:p text:style-name="P361">Wish</text:p>
        </text:list-item>
      </text:list>
      <text:h text:style-name="Heading_20_1" text:outline-level="1"><text:bookmark-start text:name="id__spell_descriptions"/>Spell Descriptions<text:bookmark-end text:name="id__spell_descriptions"/></text:h>
      <text:h text:style-name="Heading_20_2" text:outline-level="2"><text:bookmark-start text:name="spell-acid-splash"/>Acid Splash<text:bookmark-end text:name="spell-acid-splash"/></text:h>
      <text:p text:style-name="First_20_paragraph"><text:span text:style-name="T1">Conjuration cantrip</text:span></text:p>
      <table:table table:name="Table23" table:style-name="Table23">
        <table:table-column table:style-name="Table23.A"/>
        <table:table-column table:style-name="Table23.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60 feet</text:p>
          </table:table-cell>
        </table:table-row>
        <table:table-row>
          <table:table-cell table:style-name="TableRowCell" office:value-type="string">
            <text:p text:style-name="Table_20_Contents">Target</text:p>
          </table:table-cell>
          <table:table-cell table:style-name="TableRowCell" office:value-type="string">
            <text:p text:style-name="Table_20_Contents">Up to two creatures within 5 feet of each other</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row>
          <table:table-cell table:style-name="TableRowCell" office:value-type="string">
            <text:p text:style-name="Table_20_Contents">Saving Throw</text:p>
          </table:table-cell>
          <table:table-cell table:style-name="TableRowCell" office:value-type="string">
            <text:p text:style-name="Table_20_Contents">Dexterity negates</text:p>
          </table:table-cell>
        </table:table-row>
      </table:table>
      <text:p text:style-name="First_20_paragraph">A stinking bubble of acid is conjured out of thin air to fly at the targets, dealing 1d6 acid damage.</text:p>
      <text:p text:style-name="Text_20_body">This spell’s damage increases by 1d6 when you reach 5th level (2d6), 11th level (3d6), and 17th level (4d6).</text:p>
      <text:h text:style-name="Heading_20_2" text:outline-level="2"><text:bookmark-start text:name="spell-animate-dead"/>Animate Dead<text:bookmark-end text:name="spell-animate-dead"/></text:h>
      <text:p text:style-name="First_20_paragraph"><text:span text:style-name="T1">3rd-level necromancy</text:span></text:p>
      <table:table table:name="Table24" table:style-name="Table24">
        <table:table-column table:style-name="Table24.A"/>
        <table:table-column table:style-name="Table24.B"/>
        <table:table-row>
          <table:table-cell table:style-name="TableRowCell" office:value-type="string">
            <text:p text:style-name="Table_20_Contents">Casting 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Range</text:p>
          </table:table-cell>
          <table:table-cell table:style-name="TableRowCell" office:value-type="string">
            <text:p text:style-name="Table_20_Contents">Touch</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 M (two copper coin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
      <text:p text:style-name="First_20_paragraph">You animate a mortal’s remains to become your undead servant.</text:p>
      <text:p text:style-name="Text_20_body">If the spell is cast upon bones you create a skeleton, and if cast upon a corpse you can choose to create a skeleton or a zombie. The GM has the undead’s statistics.</text:p>
      <text:p text:style-name="Text_20_body">While it is within 60 feet you can use a bonus action to mentally command any undead you created with this spell. When you command multiple undead using this spell, you must give them all the same command. You may decide the creature’s exact action and move, or you can issue a general command, such as guarding an area, which it follows until the task is complete or you issue it a new command. If not given a command, the undead only defends itself.</text:p>
      <text:p text:style-name="Text_20_body">The undead is under your control for 24 hours unless you cast this spell on it before the spell ends to maintain control of it for another 24 hours. Casting the spell in this way reasserts control over up to 4 of your previously-animated undead instead of animating a new one. When no longer under your control, the undead no longer obeys your commands.</text:p>
      <text:p text:style-name="Definition_20_Term">At Higher Levels.</text:p>
      <text:p text:style-name="Definition_20_Definition">You create or maintain control over 2 additional undead for each slot level above 3rd.</text:p>
      <text:h text:style-name="Heading_20_2" text:outline-level="2"><text:bookmark-start text:name="spell-animate-objects"/>Animate Objects<text:bookmark-end text:name="spell-animate-objects"/></text:h>
      <text:p text:style-name="First_20_paragraph"><text:span text:style-name="T1">5th-level transmutation</text:span></text:p>
      <table:table table:name="Table25" table:style-name="Table25">
        <table:table-column table:style-name="Table25.A"/>
        <table:table-column table:style-name="Table25.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Long (120 feet)</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Concentration (1 minute)</text:p>
          </table:table-cell>
        </table:table-row>
      </table:table>
      <text:p text:style-name="First_20_paragraph">Choose up to 6 unattended nonmagical Small or Tiny objects. You may also choose larger objects; treat Medium objects as 2 objects, Large objects as 3 objects, and Huge objects as 6 objects.</text:p>
      <text:p text:style-name="Text_20_body">Until the spell ends or a target is reduced to 0 hit points, you animate the targets and turn them into constructs under your control.</text:p>
      <text:p text:style-name="Text_20_body">Each construct has Constitution 10, Intelligence 3, Wisdom 3, and Charisma 1, as well as a flying speed of 30 feet and the ability to hover (if securely fastened to something larger, it has a Speed of 0), and blindsight to a range of 30 feet (blind beyond that distance). Otherwise a construct’s statistics are determined by its size.</text:p>
      <text:p text:style-name="Text_20_body">If you animate 4 or more Small or Tiny objects, instead of controlling each construct individually they function as a construct swarm. Add together all swarm’s total hit points. Attacks against a construct swarm deal half damage. The construct swarm reverts to individual constructs when it is reduced to 15 hit points or less.</text:p>
      <text:p text:style-name="Text_20_body">You can use a bonus action to mentally command any construct made with this spell while within 500 feet of it. When you command multiple constructs using this spell, you must give them all the same command. You may decide the creature’s exact action and move, or you can issue a general command, such as guarding an area, which it follows until the task is complete or you issue it a new command. If not given a command, the construct only defends itself.</text:p>
      <text:p text:style-name="Text_20_body">When you command a construct to attack, it makes a slam, a melee attack, against a creature within 5 feet of it. On a hit the construct deals bludgeoning, piercing, or slashing damage appropriate to its shape.</text:p>
      <text:p text:style-name="Text_20_body">When the construct drops to 0 hit points, any excess damage carries over to its inanimate object form.</text:p>
      <text:p text:style-name="Definition_20_Term">At Higher Levels.</text:p>
      <text:p text:style-name="Definition_20_Definition">You can animate 2 additional Small or Tiny objects for each slot level above 5th.</text:p>
      <text:p text:style-name="TableCaption">Animate Objects Table</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HeaderRowCell" office:value-type="string">
              <text:p text:style-name="Table_20_Heading">Size</text:p>
            </table:table-cell>
            <table:table-cell table:style-name="TableHeaderRowCell" office:value-type="string">
              <text:p text:style-name="P362">HP</text:p>
            </table:table-cell>
            <table:table-cell table:style-name="TableHeaderRowCell" office:value-type="string">
              <text:p text:style-name="P363">AC</text:p>
            </table:table-cell>
            <table:table-cell table:style-name="TableHeaderRowCell" office:value-type="string">
              <text:p text:style-name="Table_20_Heading">Attack</text:p>
            </table:table-cell>
            <table:table-cell table:style-name="TableHeaderRowCell" office:value-type="string">
              <text:p text:style-name="P364">STR</text:p>
            </table:table-cell>
            <table:table-cell table:style-name="TableHeaderRowCell" office:value-type="string">
              <text:p text:style-name="P365">DEX</text:p>
            </table:table-cell>
          </table:table-row>
        </table:table-header-rows>
        <table:table-row>
          <table:table-cell table:style-name="TableRowCell" office:value-type="string">
            <text:p text:style-name="Table_20_Contents">Tiny</text:p>
          </table:table-cell>
          <table:table-cell table:style-name="TableRowCell" office:value-type="string">
            <text:p text:style-name="P366">5</text:p>
          </table:table-cell>
          <table:table-cell table:style-name="TableRowCell" office:value-type="string">
            <text:p text:style-name="P367">14</text:p>
          </table:table-cell>
          <table:table-cell table:style-name="TableRowCell" office:value-type="string">
            <text:p text:style-name="Table_20_Contents">+6 to hit, 1d4 – 3 damage</text:p>
          </table:table-cell>
          <table:table-cell table:style-name="TableRowCell" office:value-type="string">
            <text:p text:style-name="P368">4</text:p>
          </table:table-cell>
          <table:table-cell table:style-name="TableRowCell" office:value-type="string">
            <text:p text:style-name="P369">18</text:p>
          </table:table-cell>
        </table:table-row>
        <table:table-row>
          <table:table-cell table:style-name="TableRowCell" office:value-type="string">
            <text:p text:style-name="Table_20_Contents">Small</text:p>
          </table:table-cell>
          <table:table-cell table:style-name="TableRowCell" office:value-type="string">
            <text:p text:style-name="P370">10</text:p>
          </table:table-cell>
          <table:table-cell table:style-name="TableRowCell" office:value-type="string">
            <text:p text:style-name="P371">12</text:p>
          </table:table-cell>
          <table:table-cell table:style-name="TableRowCell" office:value-type="string">
            <text:p text:style-name="Table_20_Contents">+4 to hit, 1d6 – 2 damage</text:p>
          </table:table-cell>
          <table:table-cell table:style-name="TableRowCell" office:value-type="string">
            <text:p text:style-name="P372">6</text:p>
          </table:table-cell>
          <table:table-cell table:style-name="TableRowCell" office:value-type="string">
            <text:p text:style-name="P373">14</text:p>
          </table:table-cell>
        </table:table-row>
        <table:table-row>
          <table:table-cell table:style-name="TableRowCell" office:value-type="string">
            <text:p text:style-name="Table_20_Contents">Swarm of Tiny and Small</text:p>
          </table:table-cell>
          <table:table-cell table:style-name="TableRowCell" office:value-type="string">
            <text:p text:style-name="P374">varies</text:p>
          </table:table-cell>
          <table:table-cell table:style-name="TableRowCell" office:value-type="string">
            <text:p text:style-name="P375">13</text:p>
          </table:table-cell>
          <table:table-cell table:style-name="TableRowCell" office:value-type="string">
            <text:p text:style-name="Table_20_Contents">+5 to hit, 2d6 damage (1d6 damage if bloodied)</text:p>
          </table:table-cell>
          <table:table-cell table:style-name="TableRowCell" office:value-type="string">
            <text:p text:style-name="P376">5</text:p>
          </table:table-cell>
          <table:table-cell table:style-name="TableRowCell" office:value-type="string">
            <text:p text:style-name="P377">16</text:p>
          </table:table-cell>
        </table:table-row>
        <table:table-row>
          <table:table-cell table:style-name="TableRowCell" office:value-type="string">
            <text:p text:style-name="Table_20_Contents">Medium</text:p>
          </table:table-cell>
          <table:table-cell table:style-name="TableRowCell" office:value-type="string">
            <text:p text:style-name="P378">20</text:p>
          </table:table-cell>
          <table:table-cell table:style-name="TableRowCell" office:value-type="string">
            <text:p text:style-name="P379">11</text:p>
          </table:table-cell>
          <table:table-cell table:style-name="TableRowCell" office:value-type="string">
            <text:p text:style-name="Table_20_Contents">+3 to hit, 1d8 damage</text:p>
          </table:table-cell>
          <table:table-cell table:style-name="TableRowCell" office:value-type="string">
            <text:p text:style-name="P380">10</text:p>
          </table:table-cell>
          <table:table-cell table:style-name="TableRowCell" office:value-type="string">
            <text:p text:style-name="P381">12</text:p>
          </table:table-cell>
        </table:table-row>
        <table:table-row>
          <table:table-cell table:style-name="TableRowCell" office:value-type="string">
            <text:p text:style-name="Table_20_Contents">Large</text:p>
          </table:table-cell>
          <table:table-cell table:style-name="TableRowCell" office:value-type="string">
            <text:p text:style-name="P382">40</text:p>
          </table:table-cell>
          <table:table-cell table:style-name="TableRowCell" office:value-type="string">
            <text:p text:style-name="P383">10</text:p>
          </table:table-cell>
          <table:table-cell table:style-name="TableRowCell" office:value-type="string">
            <text:p text:style-name="Table_20_Contents">+4 to hit, 2d8 + 2 damage</text:p>
          </table:table-cell>
          <table:table-cell table:style-name="TableRowCell" office:value-type="string">
            <text:p text:style-name="P384">14</text:p>
          </table:table-cell>
          <table:table-cell table:style-name="TableRowCell" office:value-type="string">
            <text:p text:style-name="P385">10</text:p>
          </table:table-cell>
        </table:table-row>
        <table:table-row>
          <table:table-cell table:style-name="TableRowCell" office:value-type="string">
            <text:p text:style-name="Table_20_Contents">Huge</text:p>
          </table:table-cell>
          <table:table-cell table:style-name="TableRowCell" office:value-type="string">
            <text:p text:style-name="P386">80</text:p>
          </table:table-cell>
          <table:table-cell table:style-name="TableRowCell" office:value-type="string">
            <text:p text:style-name="P387">8</text:p>
          </table:table-cell>
          <table:table-cell table:style-name="TableRowCell" office:value-type="string">
            <text:p text:style-name="Table_20_Contents">+6 to hit, 2d12 + 4 damage</text:p>
          </table:table-cell>
          <table:table-cell table:style-name="TableRowCell" office:value-type="string">
            <text:p text:style-name="P388">18</text:p>
          </table:table-cell>
          <table:table-cell table:style-name="TableRowCell" office:value-type="string">
            <text:p text:style-name="P389">6</text:p>
          </table:table-cell>
        </table:table-row>
      </table:table>
      <text:h text:style-name="Heading_20_1" text:outline-level="1"><text:bookmark-start text:name="id__credits"/>Credits<text:bookmark-end text:name="id__credits"/></text:h>
      <table:table table:name="Table27" table:style-name="Table27">
        <table:table-column table:style-name="Table27.A"/>
        <table:table-column table:style-name="Table27.B"/>
        <table:table-row>
          <table:table-cell table:style-name="TableRowCell" office:value-type="string">
            <text:p text:style-name="Table_20_Contents">Project Lead &amp; Writer</text:p>
          </table:table-cell>
          <table:table-cell table:style-name="TableRowCell" office:value-type="string">
            <text:p text:style-name="Table_20_Contents">Dale Critchley <text:a xlink:type="simple" xlink:href="https://wyrmworkspublishing.com" office:name=""><text:span text:style-name="Definition">https://wyrmworkspublishing.com</text:span></text:a></text:p>
          </table:table-cell>
        </table:table-row>
        <table:table-row>
          <table:table-cell table:style-name="TableRowCell" office:value-type="string">
            <text:p text:style-name="Table_20_Contents">Collaborator, Writer, &amp; Editor</text:p>
          </table:table-cell>
          <table:table-cell table:style-name="TableRowCell" office:value-type="string">
            <text:p text:style-name="Table_20_Contents">PJ Coffey <text:a xlink:type="simple" xlink:href="https://homebrewandhacking.com/" office:name=""><text:span text:style-name="Definition">https://homebrewandhacking.com/</text:span></text:a></text:p>
          </table:table-cell>
        </table:table-row>
        <table:table-row>
          <table:table-cell table:style-name="TableRowCell" office:value-type="string">
            <text:p text:style-name="Table_20_Contents">Layout &amp; Accessibility</text:p>
          </table:table-cell>
          <table:table-cell table:style-name="TableRowCell" office:value-type="string">
            <text:p text:style-name="Table_20_Contents">Chris Hopper <text:a xlink:type="simple" xlink:href="https://bio.link/chrishopper" office:name=""><text:span text:style-name="Definition">https://bio.link/chrishopper</text:span></text:a></text:p>
          </table:table-cell>
        </table:table-row>
      </table:table>
      <text:h text:style-name="Heading_20_2" text:outline-level="2"><text:bookmark-start text:name="id__artists"/>Artists<text:bookmark-end text:name="id__artists"/></text:h>
      <text:h text:style-name="Heading_20_2" text:outline-level="2"><text:bookmark-start text:name="id__primary_sources"/>Primary Sources<text:bookmark-end text:name="id__primary_sources"/></text:h>
      <text:p text:style-name="First_20_paragraph">This project was made possible by Sly Flourish, EN Publishing, KibblesTasty, and Wizards of the Coast, who generously made content available under a Creative Commons license. We are deeply grateful for their contributions.</text:p>
      <text:h text:style-name="Heading_20_1" text:outline-level="1"><text:bookmark-start text:name="id__legal"/>Legal<text:bookmark-end text:name="id__legal"/></text:h>
      <text:p text:style-name="First_20_paragraph">This work includes material taken from the A5E System Reference Document (A5ESRD) by EN Publishing and available at A5ESRD.com, based on Level Up: Advanced 5th Edition, available at www.levelup5e.com[]. The A5ESRD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System Reference Document 5.1 (“SRD 5.1”) by Wizards of the Coast LLC and available at <text:a xlink:type="simple" xlink:href="https://dnd.Wizards.com/resources/systems-reference-document" office:name=""><text:span text:style-name="Definition">https://dnd.Wizards.com/resources/systems-reference-document</text:span></text:a>. The SRD 5.1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Lazy GM’s Resource Document by Michael E. Shea of SlyFlourish.com, available under a Creative Commons Attribution 4.0 International License.</text:p>
      <text:p text:style-name="Text_20_body">This work includes content from Kibbles’ Compendium of Legends and Legacies by KibblesTasty Homebrew LLC and available at <text:a xlink:type="simple" xlink:href="https://www.kthomebrew.com/krd" office:name=""><text:span text:style-name="Definition">https://www.kthomebrew.com/krd</text:span></text:a>. The Kibbles’ Compendium of Legends and Legacies is licensed under the Creative Commons Attribution 4.0 International License (CC-BY-4.0) available at <text:a xlink:type="simple" xlink:href="https://creativecommons.org/licenses/by/4.0/legalcode" office:name=""><text:span text:style-name="Definition">https://creativecommons.org/licenses/by/4.0/legalcode</text:span></text:a>.</text:p>
      <text:p text:style-name="Text_20_body">The text of Free5e Player’s Guide © 2025 by Wyrmworks Publishing and available at <text:a xlink:type="simple" xlink:href="https://free5e.com" office:name=""><text:span text:style-name="Definition">https://free5e.com</text:span></text:a> is licensed under Creative Commons Attribution 4.0 International. To view a copy of this license, visit <text:a xlink:type="simple" xlink:href="https://creativecommons.org/licenses/by/4.0/" office:name=""><text:span text:style-name="Definition">https://creativecommons.org/licenses/by/4.0/</text:span></text:a> You are free to use this content in any manner permitted by that license as long as you include the following attribution statement in your own work:</text:p>
      <text:p text:style-name="Text_20_body">This work includes material adapted from the <text:span text:style-name="T2">Free5e Player’s Guide</text:span>, © 2025 by Wyrmworks Publishing, and available at <text:a xlink:type="simple" xlink:href="https://free5e.com" office:name=""><text:span text:style-name="Definition">https://free5e.com</text:span></text:a>. The Free5e Player’s Guide is licensed under the Creative Commons Attribution 4.0 International License (CC-BY-4.0). To view a copy of this license, visit <text:a xlink:type="simple" xlink:href="https://creativecommons.org/licenses/by/4.0/" office:name=""><text:span text:style-name="Definition">https://creativecommons.org/licenses/by/4.0/</text:span></text:a>.</text:p>
      <text:p text:style-name="Text_20_body">This adaptation also includes material originally taken from:</text:p>
      <text:list text:style-name="L22">
        <text:list-item>
          <text:p text:style-name="P390">The <text:span text:style-name="T2">A5E System Reference Document (A5ESRD)</text:span> by EN Publishing, available at A5ESRD.com and licensed under CC-BY-4.0.</text:p>
        </text:list-item>
        <text:list-item>
          <text:p text:style-name="P390">The <text:span text:style-name="T2">System Reference Document 5.1 (SRD 5.1)</text:span> by Wizards of the Coast LLC, available at <text:a xlink:type="simple" xlink:href="https://dnd.Wizards.com/resources/systems-reference-document" office:name=""><text:span text:style-name="Definition">https://dnd.Wizards.com/resources/systems-reference-document</text:span></text:a> and licensed under CC-BY-4.0.</text:p>
        </text:list-item>
        <text:list-item>
          <text:p text:style-name="P390">The <text:span text:style-name="T2">Lazy GM’s Resource Document</text:span> by Michael E. Shea of SlyFlourish.com, licensed under CC-BY-4.0.</text:p>
        </text:list-item>
        <text:list-item>
          <text:p text:style-name="P390">The <text:span text:style-name="T2">Kibbles’ Compendium of Legends and Legacies</text:span> by KibblesTasty Homebrew LLC, available at <text:a xlink:type="simple" xlink:href="https://www.kthomebrew.com/krd" office:name=""><text:span text:style-name="Definition">https://www.kthomebrew.com/krd</text:span></text:a> and licensed under CC-BY-4.0.</text:p>
        </text:list-item>
      </text:list>
      <text:p text:style-name="First_20_paragraph">All artwork contained in this book is licensed under CC-BY-4.0 or CC-0. To use that artwork outside of this project, see the accompanying document with specific licensing and credit information. If you received this copy without that document, you can obtain a copy at <text:a xlink:type="simple" xlink:href="https://free5e.com" office:name=""><text:span text:style-name="Definition">https://free5e.com</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1</meta:generator>
    <dc:title>Free5e Player’s Guide</dc:title>
    <dc:description/>
    <dc:subject/>
    <meta:keyword/>
    <meta:initial-creator>(Title Pending, Preview Work-in-Progress)</meta:initial-creator>
    <dc:creator>(Title Pending, Preview Work-in-Progress)</dc:creator>
    <meta:creation-date>2025-05-21T19:46:55Z</meta:creation-date>
    <dc:date>2025-05-21T19:46:55Z</dc:date>
    <meta:user-defined meta:name="date" meta:value-type="string">May 1, 2025</meta:user-defined>
  </office:meta>
</office:document-meta>
</file>

<file path=Formula-0/content.xml><?xml version="1.0" encoding="utf-8"?>
<math xmlns="http://www.w3.org/1998/Math/MathML" display="inline">
  <mn>1</mn>
</math>
</file>

<file path=Formula-10/content.xml><?xml version="1.0" encoding="utf-8"?>
<math xmlns="http://www.w3.org/1998/Math/MathML" display="inline">
  <mn>10</mn>
</math>
</file>

<file path=Formula-12/content.xml><?xml version="1.0" encoding="utf-8"?>
<math xmlns="http://www.w3.org/1998/Math/MathML" display="inline">
  <mn>1</mn>
</math>
</file>

<file path=Formula-14/content.xml><?xml version="1.0" encoding="utf-8"?>
<math xmlns="http://www.w3.org/1998/Math/MathML" display="inline">
  <mfrac>
    <mn>1</mn>
    <mn>5</mn>
  </mfrac>
</math>
</file>

<file path=Formula-16/content.xml><?xml version="1.0" encoding="utf-8"?>
<math xmlns="http://www.w3.org/1998/Math/MathML" display="inline">
  <mfrac>
    <mn>1</mn>
    <mn>10</mn>
  </mfrac>
</math>
</file>

<file path=Formula-18/content.xml><?xml version="1.0" encoding="utf-8"?>
<math xmlns="http://www.w3.org/1998/Math/MathML" display="inline">
  <mfrac>
    <mn>1</mn>
    <mn>100</mn>
  </mfrac>
</math>
</file>

<file path=Formula-2/content.xml><?xml version="1.0" encoding="utf-8"?>
<math xmlns="http://www.w3.org/1998/Math/MathML" display="inline">
  <mfrac>
    <mn>1</mn>
    <mn>10</mn>
  </mfrac>
</math>
</file>

<file path=Formula-20/content.xml><?xml version="1.0" encoding="utf-8"?>
<math xmlns="http://www.w3.org/1998/Math/MathML" display="inline">
  <mn>50</mn>
</math>
</file>

<file path=Formula-22/content.xml><?xml version="1.0" encoding="utf-8"?>
<math xmlns="http://www.w3.org/1998/Math/MathML" display="inline">
  <mn>5</mn>
</math>
</file>

<file path=Formula-24/content.xml><?xml version="1.0" encoding="utf-8"?>
<math xmlns="http://www.w3.org/1998/Math/MathML" display="inline">
  <mn>1</mn>
</math>
</file>

<file path=Formula-26/content.xml><?xml version="1.0" encoding="utf-8"?>
<math xmlns="http://www.w3.org/1998/Math/MathML" display="inline">
  <mfrac>
    <mn>1</mn>
    <mn>2</mn>
  </mfrac>
</math>
</file>

<file path=Formula-28/content.xml><?xml version="1.0" encoding="utf-8"?>
<math xmlns="http://www.w3.org/1998/Math/MathML" display="inline">
  <mfrac>
    <mn>1</mn>
    <mn>20</mn>
  </mfrac>
</math>
</file>

<file path=Formula-30/content.xml><?xml version="1.0" encoding="utf-8"?>
<math xmlns="http://www.w3.org/1998/Math/MathML" display="inline">
  <mn>100</mn>
</math>
</file>

<file path=Formula-32/content.xml><?xml version="1.0" encoding="utf-8"?>
<math xmlns="http://www.w3.org/1998/Math/MathML" display="inline">
  <mn>10</mn>
</math>
</file>

<file path=Formula-34/content.xml><?xml version="1.0" encoding="utf-8"?>
<math xmlns="http://www.w3.org/1998/Math/MathML" display="inline">
  <mn>2</mn>
</math>
</file>

<file path=Formula-36/content.xml><?xml version="1.0" encoding="utf-8"?>
<math xmlns="http://www.w3.org/1998/Math/MathML" display="inline">
  <mn>1</mn>
</math>
</file>

<file path=Formula-38/content.xml><?xml version="1.0" encoding="utf-8"?>
<math xmlns="http://www.w3.org/1998/Math/MathML" display="inline">
  <mfrac>
    <mn>1</mn>
    <mn>10</mn>
  </mfrac>
</math>
</file>

<file path=Formula-4/content.xml><?xml version="1.0" encoding="utf-8"?>
<math xmlns="http://www.w3.org/1998/Math/MathML" display="inline">
  <mfrac>
    <mn>1</mn>
    <mn>50</mn>
  </mfrac>
</math>
</file>

<file path=Formula-40/content.xml><?xml version="1.0" encoding="utf-8"?>
<math xmlns="http://www.w3.org/1998/Math/MathML" display="inline">
  <mn>1000</mn>
</math>
</file>

<file path=Formula-42/content.xml><?xml version="1.0" encoding="utf-8"?>
<math xmlns="http://www.w3.org/1998/Math/MathML" display="inline">
  <mn>100</mn>
</math>
</file>

<file path=Formula-44/content.xml><?xml version="1.0" encoding="utf-8"?>
<math xmlns="http://www.w3.org/1998/Math/MathML" display="inline">
  <mn>20</mn>
</math>
</file>

<file path=Formula-46/content.xml><?xml version="1.0" encoding="utf-8"?>
<math xmlns="http://www.w3.org/1998/Math/MathML" display="inline">
  <mn>10</mn>
</math>
</file>

<file path=Formula-48/content.xml><?xml version="1.0" encoding="utf-8"?>
<math xmlns="http://www.w3.org/1998/Math/MathML" display="inline">
  <mn>1</mn>
</math>
</file>

<file path=Formula-6/content.xml><?xml version="1.0" encoding="utf-8"?>
<math xmlns="http://www.w3.org/1998/Math/MathML" display="inline">
  <mfrac>
    <mn>1</mn>
    <mn>100</mn>
  </mfrac>
</math>
</file>

<file path=Formula-8/content.xml><?xml version="1.0" encoding="utf-8"?>
<math xmlns="http://www.w3.org/1998/Math/MathML" display="inline">
  <mfrac>
    <mn>1</mn>
    <mn>1000</mn>
  </mfrac>
</math>
</file>